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sanspro" svg:font-family="Sourcesanspr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5.85pt"/>
    </style:style>
    <style:style style:name="co2" style:family="table-column">
      <style:table-column-properties fo:break-before="auto" style:column-width="106.24pt"/>
    </style:style>
    <style:style style:name="co3" style:family="table-column">
      <style:table-column-properties fo:break-before="auto" style:column-width="147.26pt"/>
    </style:style>
    <style:style style:name="co4" style:family="table-column">
      <style:table-column-properties fo:break-before="auto" style:column-width="90.99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74pt solid #d8d8d8" fo:background-color="#5c75a2" style:diagonal-bl-tr="none" style:diagonal-tl-br="none" style:text-align-source="fix" style:repeat-content="false" fo:wrap-option="no-wrap" fo:border-left="none" style:direction="ltr" fo:border-right="0.74pt solid #d8d8d8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sans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d8d8d8" fo:background-color="#eeeeee" style:diagonal-bl-tr="none" style:diagonal-tl-br="none" style:text-align-source="fix" style:repeat-content="false" fo:wrap-option="no-wrap" fo:border-left="none" style:direction="ltr" fo:border-right="0.74pt solid #d8d8d8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sans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d8d8d8" fo:background-color="#f5f5f5" style:diagonal-bl-tr="none" style:diagonal-tl-br="none" style:text-align-source="fix" style:repeat-content="false" fo:wrap-option="no-wrap" fo:border-left="none" style:direction="ltr" fo:border-right="0.74pt solid #d8d8d8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sans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5f5f5" style:diagonal-bl-tr="none" style:diagonal-tl-br="none" style:text-align-source="fix" style:repeat-content="false" fo:wrap-option="no-wrap" fo:border-left="none" style:direction="ltr" fo:border-right="0.74pt solid #d8d8d8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sans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d8d8d8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sans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d8d8d8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sans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sans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AGGLOMÉRATIONS</text:p>
            <text:p>(unités urbaines au sens de l'INSEE)</text:p>
          </table:table-cell>
          <table:table-cell table:style-name="ce1" office:value-type="string" calcext:value-type="string">
            <text:p>DÉPARTEMENTS</text:p>
          </table:table-cell>
          <table:table-cell table:style-name="ce1" office:value-type="string" calcext:value-type="string">
            <text:p>COMMUNES</text:p>
          </table:table-cell>
          <table:table-cell table:style-name="ce1" office:value-type="string" calcext:value-type="string">
            <text:p>CODE INSE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jaccio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Afa</text:p>
          </table:table-cell>
          <table:table-cell table:style-name="ce5" office:value-type="string" calcext:value-type="string">
            <text:p>2A0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jaccio</text:p>
          </table:table-cell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Ajaccio</text:p>
          </table:table-cell>
          <table:table-cell table:style-name="ce6" office:value-type="string" calcext:value-type="string">
            <text:p>2A0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jaccio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Alata</text:p>
          </table:table-cell>
          <table:table-cell table:style-name="ce5" office:value-type="string" calcext:value-type="string">
            <text:p>2A00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jaccio</text:p>
          </table:table-cell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Appietto</text:p>
          </table:table-cell>
          <table:table-cell table:style-name="ce6" office:value-type="string" calcext:value-type="string">
            <text:p>2A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jaccio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Sarrola-Carcopino</text:p>
          </table:table-cell>
          <table:table-cell table:style-name="ce5" office:value-type="string" calcext:value-type="string">
            <text:p>2A2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nnecy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Annecy</text:p>
          </table:table-cell>
          <table:table-cell table:style-name="ce6" office:value-type="float" office:value="74010" calcext:value-type="float">
            <text:p>740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necy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Argonay</text:p>
          </table:table-cell>
          <table:table-cell table:style-name="ce5" office:value-type="float" office:value="74019" calcext:value-type="float">
            <text:p>740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nnecy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La Balme-de-Sillingy</text:p>
          </table:table-cell>
          <table:table-cell table:style-name="ce6" office:value-type="float" office:value="74026" calcext:value-type="float">
            <text:p>740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necy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havanod</text:p>
          </table:table-cell>
          <table:table-cell table:style-name="ce5" office:value-type="float" office:value="74067" calcext:value-type="float">
            <text:p>7406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nnecy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Chevaline</text:p>
          </table:table-cell>
          <table:table-cell table:style-name="ce6" office:value-type="float" office:value="74072" calcext:value-type="float">
            <text:p>740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necy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Doussard</text:p>
          </table:table-cell>
          <table:table-cell table:style-name="ce5" office:value-type="float" office:value="74104" calcext:value-type="float">
            <text:p>741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nnecy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Duingt</text:p>
          </table:table-cell>
          <table:table-cell table:style-name="ce6" office:value-type="float" office:value="74108" calcext:value-type="float">
            <text:p>741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necy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Epagny Metz-Tessy</text:p>
          </table:table-cell>
          <table:table-cell table:style-name="ce5" office:value-type="float" office:value="74112" calcext:value-type="float">
            <text:p>7411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nnecy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Lathuile</text:p>
          </table:table-cell>
          <table:table-cell table:style-name="ce6" office:value-type="float" office:value="74147" calcext:value-type="float">
            <text:p>741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necy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Lovagny</text:p>
          </table:table-cell>
          <table:table-cell table:style-name="ce5" office:value-type="float" office:value="74152" calcext:value-type="float">
            <text:p>741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nnecy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Poisy</text:p>
          </table:table-cell>
          <table:table-cell table:style-name="ce6" office:value-type="float" office:value="74213" calcext:value-type="float">
            <text:p>742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necy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aint-Jorioz</text:p>
          </table:table-cell>
          <table:table-cell table:style-name="ce5" office:value-type="float" office:value="74242" calcext:value-type="float">
            <text:p>7424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nnecy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Sevrier</text:p>
          </table:table-cell>
          <table:table-cell table:style-name="ce6" office:value-type="float" office:value="74267" calcext:value-type="float">
            <text:p>742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necy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illingy</text:p>
          </table:table-cell>
          <table:table-cell table:style-name="ce5" office:value-type="float" office:value="74272" calcext:value-type="float">
            <text:p>7427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rles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rles</text:p>
          </table:table-cell>
          <table:table-cell table:style-name="ce6" office:value-type="float" office:value="13004" calcext:value-type="float">
            <text:p>130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le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ourques</text:p>
          </table:table-cell>
          <table:table-cell table:style-name="ce5" office:value-type="float" office:value="30117" calcext:value-type="float">
            <text:p>301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arbentane</text:p>
          </table:table-cell>
          <table:table-cell table:style-name="ce6" office:value-type="float" office:value="13010" calcext:value-type="float">
            <text:p>130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abannes</text:p>
          </table:table-cell>
          <table:table-cell table:style-name="ce5" office:value-type="float" office:value="13018" calcext:value-type="float">
            <text:p>130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hâteaurenard</text:p>
          </table:table-cell>
          <table:table-cell table:style-name="ce6" office:value-type="float" office:value="13027" calcext:value-type="float">
            <text:p>130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ygalières</text:p>
          </table:table-cell>
          <table:table-cell table:style-name="ce5" office:value-type="float" office:value="13034" calcext:value-type="float">
            <text:p>1303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Eyragues</text:p>
          </table:table-cell>
          <table:table-cell table:style-name="ce6" office:value-type="float" office:value="13036" calcext:value-type="float">
            <text:p>130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raveson</text:p>
          </table:table-cell>
          <table:table-cell table:style-name="ce5" office:value-type="float" office:value="13045" calcext:value-type="float">
            <text:p>130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aillane</text:p>
          </table:table-cell>
          <table:table-cell table:style-name="ce6" office:value-type="float" office:value="13052" calcext:value-type="float">
            <text:p>130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ollégès</text:p>
          </table:table-cell>
          <table:table-cell table:style-name="ce5" office:value-type="float" office:value="13064" calcext:value-type="float">
            <text:p>1306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Noves</text:p>
          </table:table-cell>
          <table:table-cell table:style-name="ce6" office:value-type="float" office:value="13066" calcext:value-type="float">
            <text:p>130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lan-d'Orgon</text:p>
          </table:table-cell>
          <table:table-cell table:style-name="ce5" office:value-type="float" office:value="13076" calcext:value-type="float">
            <text:p>1307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Rognonas</text:p>
          </table:table-cell>
          <table:table-cell table:style-name="ce6" office:value-type="float" office:value="13083" calcext:value-type="float">
            <text:p>130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aint-Andiol</text:p>
          </table:table-cell>
          <table:table-cell table:style-name="ce5" office:value-type="float" office:value="13089" calcext:value-type="float">
            <text:p>130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Verquières</text:p>
          </table:table-cell>
          <table:table-cell table:style-name="ce6" office:value-type="float" office:value="13116" calcext:value-type="float">
            <text:p>131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Les Angles</text:p>
          </table:table-cell>
          <table:table-cell table:style-name="ce5" office:value-type="float" office:value="30011" calcext:value-type="float">
            <text:p>300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Villeneuve-lès-Avignon</text:p>
          </table:table-cell>
          <table:table-cell table:style-name="ce6" office:value-type="float" office:value="30351" calcext:value-type="float">
            <text:p>303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Althen-des-Paluds</text:p>
          </table:table-cell>
          <table:table-cell table:style-name="ce5" office:value-type="float" office:value="84001" calcext:value-type="float">
            <text:p>840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Aubignan</text:p>
          </table:table-cell>
          <table:table-cell table:style-name="ce6" office:value-type="float" office:value="84004" calcext:value-type="float">
            <text:p>840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Avignon</text:p>
          </table:table-cell>
          <table:table-cell table:style-name="ce5" office:value-type="float" office:value="84007" calcext:value-type="float">
            <text:p>8400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Beaumes-de-Venise</text:p>
          </table:table-cell>
          <table:table-cell table:style-name="ce6" office:value-type="float" office:value="84012" calcext:value-type="float">
            <text:p>840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Beaumettes</text:p>
          </table:table-cell>
          <table:table-cell table:style-name="ce5" office:value-type="float" office:value="84013" calcext:value-type="float">
            <text:p>840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Bédarrides</text:p>
          </table:table-cell>
          <table:table-cell table:style-name="ce6" office:value-type="float" office:value="84016" calcext:value-type="float">
            <text:p>840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abrières-d'Avignon</text:p>
          </table:table-cell>
          <table:table-cell table:style-name="ce5" office:value-type="float" office:value="84025" calcext:value-type="float">
            <text:p>84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Caderousse</text:p>
          </table:table-cell>
          <table:table-cell table:style-name="ce6" office:value-type="float" office:value="84027" calcext:value-type="float">
            <text:p>840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aromb</text:p>
          </table:table-cell>
          <table:table-cell table:style-name="ce5" office:value-type="float" office:value="84030" calcext:value-type="float">
            <text:p>8403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Carpentras</text:p>
          </table:table-cell>
          <table:table-cell table:style-name="ce6" office:value-type="float" office:value="84031" calcext:value-type="float">
            <text:p>840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availlon</text:p>
          </table:table-cell>
          <table:table-cell table:style-name="ce5" office:value-type="float" office:value="84035" calcext:value-type="float">
            <text:p>8403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Châteauneuf-de-Gadagne</text:p>
          </table:table-cell>
          <table:table-cell table:style-name="ce6" office:value-type="float" office:value="84036" calcext:value-type="float">
            <text:p>840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heval-Blanc</text:p>
          </table:table-cell>
          <table:table-cell table:style-name="ce5" office:value-type="float" office:value="84038" calcext:value-type="float">
            <text:p>8403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Courthézon</text:p>
          </table:table-cell>
          <table:table-cell table:style-name="ce6" office:value-type="float" office:value="84039" calcext:value-type="float">
            <text:p>840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Entraigues-sur-la-Sorgue</text:p>
          </table:table-cell>
          <table:table-cell table:style-name="ce5" office:value-type="float" office:value="84043" calcext:value-type="float">
            <text:p>840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Gordes</text:p>
          </table:table-cell>
          <table:table-cell table:style-name="ce6" office:value-type="float" office:value="84050" calcext:value-type="float">
            <text:p>840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Goult</text:p>
          </table:table-cell>
          <table:table-cell table:style-name="ce5" office:value-type="float" office:value="84051" calcext:value-type="float">
            <text:p>8405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L'Isle-sur-la-Sorgue</text:p>
          </table:table-cell>
          <table:table-cell table:style-name="ce6" office:value-type="float" office:value="84054" calcext:value-type="float">
            <text:p>840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Jonquerettes</text:p>
          </table:table-cell>
          <table:table-cell table:style-name="ce5" office:value-type="float" office:value="84055" calcext:value-type="float">
            <text:p>840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Jonquières</text:p>
          </table:table-cell>
          <table:table-cell table:style-name="ce6" office:value-type="float" office:value="84056" calcext:value-type="float">
            <text:p>840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Lagnes</text:p>
          </table:table-cell>
          <table:table-cell table:style-name="ce5" office:value-type="float" office:value="84062" calcext:value-type="float">
            <text:p>8406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Loriol-du-Comtat</text:p>
          </table:table-cell>
          <table:table-cell table:style-name="ce6" office:value-type="float" office:value="84067" calcext:value-type="float">
            <text:p>840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Maubec</text:p>
          </table:table-cell>
          <table:table-cell table:style-name="ce5" office:value-type="float" office:value="84071" calcext:value-type="float">
            <text:p>840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Mazan</text:p>
          </table:table-cell>
          <table:table-cell table:style-name="ce6" office:value-type="float" office:value="84072" calcext:value-type="float">
            <text:p>840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Ménerbes</text:p>
          </table:table-cell>
          <table:table-cell table:style-name="ce5" office:value-type="float" office:value="84073" calcext:value-type="float">
            <text:p>840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Modène</text:p>
          </table:table-cell>
          <table:table-cell table:style-name="ce6" office:value-type="float" office:value="84077" calcext:value-type="float">
            <text:p>840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Monteux</text:p>
          </table:table-cell>
          <table:table-cell table:style-name="ce5" office:value-type="float" office:value="84080" calcext:value-type="float">
            <text:p>8408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Morières-lès-Avignon</text:p>
          </table:table-cell>
          <table:table-cell table:style-name="ce6" office:value-type="float" office:value="84081" calcext:value-type="float">
            <text:p>840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Oppède</text:p>
          </table:table-cell>
          <table:table-cell table:style-name="ce5" office:value-type="float" office:value="84086" calcext:value-type="float">
            <text:p>8408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Orange</text:p>
          </table:table-cell>
          <table:table-cell table:style-name="ce6" office:value-type="float" office:value="84087" calcext:value-type="float">
            <text:p>840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Pernes-les-Fontaines</text:p>
          </table:table-cell>
          <table:table-cell table:style-name="ce5" office:value-type="float" office:value="84088" calcext:value-type="float">
            <text:p>8408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Le Pontet</text:p>
          </table:table-cell>
          <table:table-cell table:style-name="ce6" office:value-type="float" office:value="84092" calcext:value-type="float">
            <text:p>840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Robion</text:p>
          </table:table-cell>
          <table:table-cell table:style-name="ce5" office:value-type="float" office:value="84099" calcext:value-type="float">
            <text:p>8409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Saint-Didier</text:p>
          </table:table-cell>
          <table:table-cell table:style-name="ce6" office:value-type="float" office:value="84108" calcext:value-type="float">
            <text:p>841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Saint-Pantaléon</text:p>
          </table:table-cell>
          <table:table-cell table:style-name="ce5" office:value-type="float" office:value="84114" calcext:value-type="float">
            <text:p>8411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Saint-Saturnin-lès-Avignon</text:p>
          </table:table-cell>
          <table:table-cell table:style-name="ce6" office:value-type="float" office:value="84119" calcext:value-type="float">
            <text:p>841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Sarrians</text:p>
          </table:table-cell>
          <table:table-cell table:style-name="ce5" office:value-type="float" office:value="84122" calcext:value-type="float">
            <text:p>841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Saumane-de-Vaucluse</text:p>
          </table:table-cell>
          <table:table-cell table:style-name="ce6" office:value-type="float" office:value="84124" calcext:value-type="float">
            <text:p>841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Sorgues</text:p>
          </table:table-cell>
          <table:table-cell table:style-name="ce5" office:value-type="float" office:value="84129" calcext:value-type="float">
            <text:p>8412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Taillades</text:p>
          </table:table-cell>
          <table:table-cell table:style-name="ce6" office:value-type="float" office:value="84131" calcext:value-type="float">
            <text:p>841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Le Thor</text:p>
          </table:table-cell>
          <table:table-cell table:style-name="ce5" office:value-type="float" office:value="84132" calcext:value-type="float">
            <text:p>8413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Fontaine-de-Vaucluse</text:p>
          </table:table-cell>
          <table:table-cell table:style-name="ce6" office:value-type="float" office:value="84139" calcext:value-type="float">
            <text:p>841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Vedène</text:p>
          </table:table-cell>
          <table:table-cell table:style-name="ce5" office:value-type="float" office:value="84141" calcext:value-type="float">
            <text:p>8414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vigno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Velleron</text:p>
          </table:table-cell>
          <table:table-cell table:style-name="ce6" office:value-type="float" office:value="84142" calcext:value-type="float">
            <text:p>841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illy-Romainvillier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Bailly-Romainvilliers</text:p>
          </table:table-cell>
          <table:table-cell table:style-name="ce5" office:value-type="float" office:value="77018" calcext:value-type="float">
            <text:p>770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illy-Romainvillier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ondé-Sainte-Libiaire</text:p>
          </table:table-cell>
          <table:table-cell table:style-name="ce6" office:value-type="float" office:value="77125" calcext:value-type="float">
            <text:p>771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illy-Romainvillier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ouilly-Pont-aux-Dames</text:p>
          </table:table-cell>
          <table:table-cell table:style-name="ce5" office:value-type="float" office:value="77128" calcext:value-type="float">
            <text:p>771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illy-Romainvillier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oupvray</text:p>
          </table:table-cell>
          <table:table-cell table:style-name="ce6" office:value-type="float" office:value="77132" calcext:value-type="float">
            <text:p>771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illy-Romainvillier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outevroult</text:p>
          </table:table-cell>
          <table:table-cell table:style-name="ce5" office:value-type="float" office:value="77141" calcext:value-type="float">
            <text:p>7714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illy-Romainvillier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récy-la-Chapelle</text:p>
          </table:table-cell>
          <table:table-cell table:style-name="ce6" office:value-type="float" office:value="77142" calcext:value-type="float">
            <text:p>771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illy-Romainvillier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Esbly</text:p>
          </table:table-cell>
          <table:table-cell table:style-name="ce5" office:value-type="float" office:value="77171" calcext:value-type="float">
            <text:p>771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illy-Romainvillier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Isles-lès-Villenoy</text:p>
          </table:table-cell>
          <table:table-cell table:style-name="ce6" office:value-type="float" office:value="77232" calcext:value-type="float">
            <text:p>772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illy-Romainvillier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Magny-le-Hongre</text:p>
          </table:table-cell>
          <table:table-cell table:style-name="ce5" office:value-type="float" office:value="77268" calcext:value-type="float">
            <text:p>7726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illy-Romainvillier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Montry</text:p>
          </table:table-cell>
          <table:table-cell table:style-name="ce6" office:value-type="float" office:value="77315" calcext:value-type="float">
            <text:p>773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illy-Romainvillier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Quincy-Voisins</text:p>
          </table:table-cell>
          <table:table-cell table:style-name="ce5" office:value-type="float" office:value="77382" calcext:value-type="float">
            <text:p>7738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illy-Romainvillier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Saint-Germain-sur-Morin</text:p>
          </table:table-cell>
          <table:table-cell table:style-name="ce6" office:value-type="float" office:value="77413" calcext:value-type="float">
            <text:p>774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illy-Romainvillier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Villiers-sur-Morin</text:p>
          </table:table-cell>
          <table:table-cell table:style-name="ce5" office:value-type="float" office:value="77521" calcext:value-type="float">
            <text:p>7752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illy-Romainvillier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Voulangis</text:p>
          </table:table-cell>
          <table:table-cell table:style-name="ce6" office:value-type="float" office:value="77529" calcext:value-type="float">
            <text:p>775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sti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Bastia</text:p>
          </table:table-cell>
          <table:table-cell table:style-name="ce5" office:value-type="string" calcext:value-type="string">
            <text:p>2B03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stia</text:p>
          </table:table-cell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Biguglia</text:p>
          </table:table-cell>
          <table:table-cell table:style-name="ce6" office:value-type="string" calcext:value-type="string">
            <text:p>2B0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sti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Brando</text:p>
          </table:table-cell>
          <table:table-cell table:style-name="ce5" office:value-type="string" calcext:value-type="string">
            <text:p>2B0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stia</text:p>
          </table:table-cell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Furiani</text:p>
          </table:table-cell>
          <table:table-cell table:style-name="ce6" office:value-type="string" calcext:value-type="string">
            <text:p>2B1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sti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San-Martino-di-Lota</text:p>
          </table:table-cell>
          <table:table-cell table:style-name="ce5" office:value-type="string" calcext:value-type="string">
            <text:p>2B3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stia</text:p>
          </table:table-cell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Santa-Maria-di-Lota</text:p>
          </table:table-cell>
          <table:table-cell table:style-name="ce6" office:value-type="string" calcext:value-type="string">
            <text:p>2B3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stia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Ville-di-Pietrabugno</text:p>
          </table:table-cell>
          <table:table-cell table:style-name="ce5" office:value-type="string" calcext:value-type="string">
            <text:p>2B35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Saint-André-de-Seignanx</text:p>
          </table:table-cell>
          <table:table-cell table:style-name="ce6" office:value-type="float" office:value="40248" calcext:value-type="float">
            <text:p>402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int-Martin-de-Seignanx</text:p>
          </table:table-cell>
          <table:table-cell table:style-name="ce5" office:value-type="float" office:value="40273" calcext:value-type="float">
            <text:p>402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Tarnos</text:p>
          </table:table-cell>
          <table:table-cell table:style-name="ce6" office:value-type="float" office:value="40312" calcext:value-type="float">
            <text:p>403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Ahetze</text:p>
          </table:table-cell>
          <table:table-cell table:style-name="ce5" office:value-type="float" office:value="64009" calcext:value-type="float">
            <text:p>6400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Anglet</text:p>
          </table:table-cell>
          <table:table-cell table:style-name="ce6" office:value-type="float" office:value="64024" calcext:value-type="float">
            <text:p>640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Arbonne</text:p>
          </table:table-cell>
          <table:table-cell table:style-name="ce5" office:value-type="float" office:value="64035" calcext:value-type="float">
            <text:p>6403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Arcangues</text:p>
          </table:table-cell>
          <table:table-cell table:style-name="ce6" office:value-type="float" office:value="64038" calcext:value-type="float">
            <text:p>640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Ascain</text:p>
          </table:table-cell>
          <table:table-cell table:style-name="ce5" office:value-type="float" office:value="64065" calcext:value-type="float">
            <text:p>6406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Bassussarry</text:p>
          </table:table-cell>
          <table:table-cell table:style-name="ce6" office:value-type="float" office:value="64100" calcext:value-type="float">
            <text:p>64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Bayonne</text:p>
          </table:table-cell>
          <table:table-cell table:style-name="ce5" office:value-type="float" office:value="64102" calcext:value-type="float">
            <text:p>641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Biarritz</text:p>
          </table:table-cell>
          <table:table-cell table:style-name="ce6" office:value-type="float" office:value="64122" calcext:value-type="float">
            <text:p>641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Bidart</text:p>
          </table:table-cell>
          <table:table-cell table:style-name="ce5" office:value-type="float" office:value="64125" calcext:value-type="float">
            <text:p>641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Biriatou</text:p>
          </table:table-cell>
          <table:table-cell table:style-name="ce6" office:value-type="float" office:value="64130" calcext:value-type="float">
            <text:p>641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Boucau</text:p>
          </table:table-cell>
          <table:table-cell table:style-name="ce5" office:value-type="float" office:value="64140" calcext:value-type="float">
            <text:p>6414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Cambo-les-Bains</text:p>
          </table:table-cell>
          <table:table-cell table:style-name="ce6" office:value-type="float" office:value="64160" calcext:value-type="float">
            <text:p>6416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iboure</text:p>
          </table:table-cell>
          <table:table-cell table:style-name="ce5" office:value-type="float" office:value="64189" calcext:value-type="float">
            <text:p>641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Espelette</text:p>
          </table:table-cell>
          <table:table-cell table:style-name="ce6" office:value-type="float" office:value="64213" calcext:value-type="float">
            <text:p>642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Guéthary</text:p>
          </table:table-cell>
          <table:table-cell table:style-name="ce5" office:value-type="float" office:value="64249" calcext:value-type="float">
            <text:p>6424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Halsou</text:p>
          </table:table-cell>
          <table:table-cell table:style-name="ce6" office:value-type="float" office:value="64255" calcext:value-type="float">
            <text:p>642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Hendaye</text:p>
          </table:table-cell>
          <table:table-cell table:style-name="ce5" office:value-type="float" office:value="64260" calcext:value-type="float">
            <text:p>642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Jatxou</text:p>
          </table:table-cell>
          <table:table-cell table:style-name="ce6" office:value-type="float" office:value="64282" calcext:value-type="float">
            <text:p>642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Lahonce</text:p>
          </table:table-cell>
          <table:table-cell table:style-name="ce5" office:value-type="float" office:value="64304" calcext:value-type="float">
            <text:p>643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Larressore</text:p>
          </table:table-cell>
          <table:table-cell table:style-name="ce6" office:value-type="float" office:value="64317" calcext:value-type="float">
            <text:p>643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ouguerre</text:p>
          </table:table-cell>
          <table:table-cell table:style-name="ce5" office:value-type="float" office:value="64407" calcext:value-type="float">
            <text:p>6440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Saint-Jean-de-Luz</text:p>
          </table:table-cell>
          <table:table-cell table:style-name="ce6" office:value-type="float" office:value="64483" calcext:value-type="float">
            <text:p>644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Saint-Pierre-d'Irube</text:p>
          </table:table-cell>
          <table:table-cell table:style-name="ce5" office:value-type="float" office:value="64496" calcext:value-type="float">
            <text:p>6449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Urcuit</text:p>
          </table:table-cell>
          <table:table-cell table:style-name="ce6" office:value-type="float" office:value="64540" calcext:value-type="float">
            <text:p>645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Urrugne</text:p>
          </table:table-cell>
          <table:table-cell table:style-name="ce5" office:value-type="float" office:value="64545" calcext:value-type="float">
            <text:p>645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yonne (partie française)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Ustaritz</text:p>
          </table:table-cell>
          <table:table-cell table:style-name="ce6" office:value-type="float" office:value="64547" calcext:value-type="float">
            <text:p>645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yonne (partie française)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Villefranque</text:p>
          </table:table-cell>
          <table:table-cell table:style-name="ce5" office:value-type="float" office:value="64558" calcext:value-type="float">
            <text:p>6455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Ambarès-et-Lagrave</text:p>
          </table:table-cell>
          <table:table-cell table:style-name="ce6" office:value-type="float" office:value="33003" calcext:value-type="float">
            <text:p>330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rtigues-près-Bordeaux</text:p>
          </table:table-cell>
          <table:table-cell table:style-name="ce5" office:value-type="float" office:value="33013" calcext:value-type="float">
            <text:p>330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Arveyres</text:p>
          </table:table-cell>
          <table:table-cell table:style-name="ce6" office:value-type="float" office:value="33015" calcext:value-type="float">
            <text:p>330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Val de Virvée</text:p>
          </table:table-cell>
          <table:table-cell table:style-name="ce5" office:value-type="float" office:value="33018" calcext:value-type="float">
            <text:p>330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Bassens</text:p>
          </table:table-cell>
          <table:table-cell table:style-name="ce6" office:value-type="float" office:value="33032" calcext:value-type="float">
            <text:p>330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aurech</text:p>
          </table:table-cell>
          <table:table-cell table:style-name="ce5" office:value-type="float" office:value="33033" calcext:value-type="float">
            <text:p>3303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Bègles</text:p>
          </table:table-cell>
          <table:table-cell table:style-name="ce6" office:value-type="float" office:value="33039" calcext:value-type="float">
            <text:p>330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eychac-et-Caillau</text:p>
          </table:table-cell>
          <table:table-cell table:style-name="ce5" office:value-type="float" office:value="33049" calcext:value-type="float">
            <text:p>3304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Blanquefort</text:p>
          </table:table-cell>
          <table:table-cell table:style-name="ce6" office:value-type="float" office:value="33056" calcext:value-type="float">
            <text:p>330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onnetan</text:p>
          </table:table-cell>
          <table:table-cell table:style-name="ce5" office:value-type="float" office:value="33061" calcext:value-type="float">
            <text:p>3306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Bordeaux</text:p>
          </table:table-cell>
          <table:table-cell table:style-name="ce6" office:value-type="float" office:value="33063" calcext:value-type="float">
            <text:p>330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ouliac</text:p>
          </table:table-cell>
          <table:table-cell table:style-name="ce5" office:value-type="float" office:value="33065" calcext:value-type="float">
            <text:p>3306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Le Bouscat</text:p>
          </table:table-cell>
          <table:table-cell table:style-name="ce6" office:value-type="float" office:value="33069" calcext:value-type="float">
            <text:p>330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ruges</text:p>
          </table:table-cell>
          <table:table-cell table:style-name="ce5" office:value-type="float" office:value="33075" calcext:value-type="float">
            <text:p>3307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darsac</text:p>
          </table:table-cell>
          <table:table-cell table:style-name="ce6" office:value-type="float" office:value="33079" calcext:value-type="float">
            <text:p>330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adaujac</text:p>
          </table:table-cell>
          <table:table-cell table:style-name="ce5" office:value-type="float" office:value="33080" calcext:value-type="float">
            <text:p>3308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bes</text:p>
          </table:table-cell>
          <table:table-cell table:style-name="ce6" office:value-type="float" office:value="33084" calcext:value-type="float">
            <text:p>330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amblanes-et-Meynac</text:p>
          </table:table-cell>
          <table:table-cell table:style-name="ce5" office:value-type="float" office:value="33085" calcext:value-type="float">
            <text:p>3308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néjan</text:p>
          </table:table-cell>
          <table:table-cell table:style-name="ce6" office:value-type="float" office:value="33090" calcext:value-type="float">
            <text:p>330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arbon-Blanc</text:p>
          </table:table-cell>
          <table:table-cell table:style-name="ce5" office:value-type="float" office:value="33096" calcext:value-type="float">
            <text:p>3309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rignan-de-Bordeaux</text:p>
          </table:table-cell>
          <table:table-cell table:style-name="ce6" office:value-type="float" office:value="33099" calcext:value-type="float">
            <text:p>330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énac</text:p>
          </table:table-cell>
          <table:table-cell table:style-name="ce5" office:value-type="float" office:value="33118" calcext:value-type="float">
            <text:p>331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enon</text:p>
          </table:table-cell>
          <table:table-cell table:style-name="ce6" office:value-type="float" office:value="33119" calcext:value-type="float">
            <text:p>331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estas</text:p>
          </table:table-cell>
          <table:table-cell table:style-name="ce5" office:value-type="float" office:value="33122" calcext:value-type="float">
            <text:p>331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ubzac-les-Ponts</text:p>
          </table:table-cell>
          <table:table-cell table:style-name="ce6" office:value-type="float" office:value="33143" calcext:value-type="float">
            <text:p>331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Eysines</text:p>
          </table:table-cell>
          <table:table-cell table:style-name="ce5" office:value-type="float" office:value="33162" calcext:value-type="float">
            <text:p>3316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Fargues-Saint-Hilaire</text:p>
          </table:table-cell>
          <table:table-cell table:style-name="ce6" office:value-type="float" office:value="33165" calcext:value-type="float">
            <text:p>331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loirac</text:p>
          </table:table-cell>
          <table:table-cell table:style-name="ce5" office:value-type="float" office:value="33167" calcext:value-type="float">
            <text:p>3316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Gradignan</text:p>
          </table:table-cell>
          <table:table-cell table:style-name="ce6" office:value-type="float" office:value="33192" calcext:value-type="float">
            <text:p>331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Le Haillan</text:p>
          </table:table-cell>
          <table:table-cell table:style-name="ce5" office:value-type="float" office:value="33200" calcext:value-type="float">
            <text:p>33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Izon</text:p>
          </table:table-cell>
          <table:table-cell table:style-name="ce6" office:value-type="float" office:value="33207" calcext:value-type="float">
            <text:p>332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Langoiran</text:p>
          </table:table-cell>
          <table:table-cell table:style-name="ce5" office:value-type="float" office:value="33226" calcext:value-type="float">
            <text:p>3322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Latresne</text:p>
          </table:table-cell>
          <table:table-cell table:style-name="ce6" office:value-type="float" office:value="33234" calcext:value-type="float">
            <text:p>332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Léognan</text:p>
          </table:table-cell>
          <table:table-cell table:style-name="ce5" office:value-type="float" office:value="33238" calcext:value-type="float">
            <text:p>3323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Lestiac-sur-Garonne</text:p>
          </table:table-cell>
          <table:table-cell table:style-name="ce6" office:value-type="float" office:value="33241" calcext:value-type="float">
            <text:p>3324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Lignan-de-Bordeaux</text:p>
          </table:table-cell>
          <table:table-cell table:style-name="ce5" office:value-type="float" office:value="33245" calcext:value-type="float">
            <text:p>332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Lormont</text:p>
          </table:table-cell>
          <table:table-cell table:style-name="ce6" office:value-type="float" office:value="33249" calcext:value-type="float">
            <text:p>332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Martignas-sur-Jalle</text:p>
          </table:table-cell>
          <table:table-cell table:style-name="ce5" office:value-type="float" office:value="33273" calcext:value-type="float">
            <text:p>332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artillac</text:p>
          </table:table-cell>
          <table:table-cell table:style-name="ce6" office:value-type="float" office:value="33274" calcext:value-type="float">
            <text:p>332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Mérignac</text:p>
          </table:table-cell>
          <table:table-cell table:style-name="ce5" office:value-type="float" office:value="33281" calcext:value-type="float">
            <text:p>3328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ontussan</text:p>
          </table:table-cell>
          <table:table-cell table:style-name="ce6" office:value-type="float" office:value="33293" calcext:value-type="float">
            <text:p>332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Nérigean</text:p>
          </table:table-cell>
          <table:table-cell table:style-name="ce5" office:value-type="float" office:value="33303" calcext:value-type="float">
            <text:p>3330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Paillet</text:p>
          </table:table-cell>
          <table:table-cell table:style-name="ce6" office:value-type="float" office:value="33311" calcext:value-type="float">
            <text:p>333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arempuyre</text:p>
          </table:table-cell>
          <table:table-cell table:style-name="ce5" office:value-type="float" office:value="33312" calcext:value-type="float">
            <text:p>3331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Pessac</text:p>
          </table:table-cell>
          <table:table-cell table:style-name="ce6" office:value-type="float" office:value="33318" calcext:value-type="float">
            <text:p>333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Le Pian-Médoc</text:p>
          </table:table-cell>
          <table:table-cell table:style-name="ce5" office:value-type="float" office:value="33322" calcext:value-type="float">
            <text:p>333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Pompignac</text:p>
          </table:table-cell>
          <table:table-cell table:style-name="ce6" office:value-type="float" office:value="33330" calcext:value-type="float">
            <text:p>333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rignac-et-Marcamps</text:p>
          </table:table-cell>
          <table:table-cell table:style-name="ce5" office:value-type="float" office:value="33339" calcext:value-type="float">
            <text:p>3333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Quinsac</text:p>
          </table:table-cell>
          <table:table-cell table:style-name="ce6" office:value-type="float" office:value="33349" calcext:value-type="float">
            <text:p>333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adirac</text:p>
          </table:table-cell>
          <table:table-cell table:style-name="ce5" office:value-type="float" office:value="33363" calcext:value-type="float">
            <text:p>3336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aint-André-de-Cubzac</text:p>
          </table:table-cell>
          <table:table-cell table:style-name="ce6" office:value-type="float" office:value="33366" calcext:value-type="float">
            <text:p>333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aint-Aubin-de-Médoc</text:p>
          </table:table-cell>
          <table:table-cell table:style-name="ce5" office:value-type="float" office:value="33376" calcext:value-type="float">
            <text:p>3337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aint-Caprais-de-Bordeaux</text:p>
          </table:table-cell>
          <table:table-cell table:style-name="ce6" office:value-type="float" office:value="33381" calcext:value-type="float">
            <text:p>333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ainte-Eulalie</text:p>
          </table:table-cell>
          <table:table-cell table:style-name="ce5" office:value-type="float" office:value="33397" calcext:value-type="float">
            <text:p>3339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aint-Gervais</text:p>
          </table:table-cell>
          <table:table-cell table:style-name="ce6" office:value-type="float" office:value="33415" calcext:value-type="float">
            <text:p>334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aint-Jean-d'Illac</text:p>
          </table:table-cell>
          <table:table-cell table:style-name="ce5" office:value-type="float" office:value="33422" calcext:value-type="float">
            <text:p>334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aint-Laurent-d'Arce</text:p>
          </table:table-cell>
          <table:table-cell table:style-name="ce6" office:value-type="float" office:value="33425" calcext:value-type="float">
            <text:p>334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aint-Loubès</text:p>
          </table:table-cell>
          <table:table-cell table:style-name="ce5" office:value-type="float" office:value="33433" calcext:value-type="float">
            <text:p>3343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aint-Médard-d'Eyrans</text:p>
          </table:table-cell>
          <table:table-cell table:style-name="ce6" office:value-type="float" office:value="33448" calcext:value-type="float">
            <text:p>334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aint-Médard-en-Jalles</text:p>
          </table:table-cell>
          <table:table-cell table:style-name="ce5" office:value-type="float" office:value="33449" calcext:value-type="float">
            <text:p>3344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aint-Quentin-de-Baron</text:p>
          </table:table-cell>
          <table:table-cell table:style-name="ce6" office:value-type="float" office:value="33466" calcext:value-type="float">
            <text:p>334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aint-Sulpice-et-Cameyrac</text:p>
          </table:table-cell>
          <table:table-cell table:style-name="ce5" office:value-type="float" office:value="33483" calcext:value-type="float">
            <text:p>3348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Saint-Vincent-de-Paul</text:p>
          </table:table-cell>
          <table:table-cell table:style-name="ce6" office:value-type="float" office:value="33487" calcext:value-type="float">
            <text:p>334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allebœuf</text:p>
          </table:table-cell>
          <table:table-cell table:style-name="ce5" office:value-type="float" office:value="33496" calcext:value-type="float">
            <text:p>3349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Tabanac</text:p>
          </table:table-cell>
          <table:table-cell table:style-name="ce6" office:value-type="float" office:value="33518" calcext:value-type="float">
            <text:p>335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Le Taillan-Médoc</text:p>
          </table:table-cell>
          <table:table-cell table:style-name="ce5" office:value-type="float" office:value="33519" calcext:value-type="float">
            <text:p>335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Talence</text:p>
          </table:table-cell>
          <table:table-cell table:style-name="ce6" office:value-type="float" office:value="33522" calcext:value-type="float">
            <text:p>335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Le Tourne</text:p>
          </table:table-cell>
          <table:table-cell table:style-name="ce5" office:value-type="float" office:value="33534" calcext:value-type="float">
            <text:p>3353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Tresses</text:p>
          </table:table-cell>
          <table:table-cell table:style-name="ce6" office:value-type="float" office:value="33535" calcext:value-type="float">
            <text:p>335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Vayres</text:p>
          </table:table-cell>
          <table:table-cell table:style-name="ce5" office:value-type="float" office:value="33539" calcext:value-type="float">
            <text:p>3353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Villenave-d'Ornon</text:p>
          </table:table-cell>
          <table:table-cell table:style-name="ce6" office:value-type="float" office:value="33550" calcext:value-type="float">
            <text:p>335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Virsac</text:p>
          </table:table-cell>
          <table:table-cell table:style-name="ce5" office:value-type="float" office:value="33553" calcext:value-type="float">
            <text:p>3355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Yvrac</text:p>
          </table:table-cell>
          <table:table-cell table:style-name="ce6" office:value-type="float" office:value="33554" calcext:value-type="float">
            <text:p>335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aron-sur-Odon</text:p>
          </table:table-cell>
          <table:table-cell table:style-name="ce5" office:value-type="float" office:value="14042" calcext:value-type="float">
            <text:p>1404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Biéville-Beuville</text:p>
          </table:table-cell>
          <table:table-cell table:style-name="ce6" office:value-type="float" office:value="14068" calcext:value-type="float">
            <text:p>140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etteville-sur-Odon</text:p>
          </table:table-cell>
          <table:table-cell table:style-name="ce5" office:value-type="float" office:value="14101" calcext:value-type="float">
            <text:p>141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aen</text:p>
          </table:table-cell>
          <table:table-cell table:style-name="ce6" office:value-type="float" office:value="14118" calcext:value-type="float">
            <text:p>141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arpiquet</text:p>
          </table:table-cell>
          <table:table-cell table:style-name="ce5" office:value-type="float" office:value="14137" calcext:value-type="float">
            <text:p>1413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olombelles</text:p>
          </table:table-cell>
          <table:table-cell table:style-name="ce6" office:value-type="float" office:value="14167" calcext:value-type="float">
            <text:p>141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ormelles-le-Royal</text:p>
          </table:table-cell>
          <table:table-cell table:style-name="ce5" office:value-type="float" office:value="14181" calcext:value-type="float">
            <text:p>1418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uverville</text:p>
          </table:table-cell>
          <table:table-cell table:style-name="ce6" office:value-type="float" office:value="14215" calcext:value-type="float">
            <text:p>142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émouville</text:p>
          </table:table-cell>
          <table:table-cell table:style-name="ce5" office:value-type="float" office:value="14221" calcext:value-type="float">
            <text:p>1422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Épron</text:p>
          </table:table-cell>
          <table:table-cell table:style-name="ce6" office:value-type="float" office:value="14242" calcext:value-type="float">
            <text:p>142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leury-sur-Orne</text:p>
          </table:table-cell>
          <table:table-cell table:style-name="ce5" office:value-type="float" office:value="14271" calcext:value-type="float">
            <text:p>142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ontaine-Étoupefour</text:p>
          </table:table-cell>
          <table:table-cell table:style-name="ce6" office:value-type="float" office:value="14274" calcext:value-type="float">
            <text:p>142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iberville</text:p>
          </table:table-cell>
          <table:table-cell table:style-name="ce5" office:value-type="float" office:value="14301" calcext:value-type="float">
            <text:p>143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rainville-sur-Odon</text:p>
          </table:table-cell>
          <table:table-cell table:style-name="ce6" office:value-type="float" office:value="14311" calcext:value-type="float">
            <text:p>143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rentheville</text:p>
          </table:table-cell>
          <table:table-cell table:style-name="ce5" office:value-type="float" office:value="14319" calcext:value-type="float">
            <text:p>143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Hérouville-Saint-Clair</text:p>
          </table:table-cell>
          <table:table-cell table:style-name="ce6" office:value-type="float" office:value="14327" calcext:value-type="float">
            <text:p>143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fs</text:p>
          </table:table-cell>
          <table:table-cell table:style-name="ce5" office:value-type="float" office:value="14341" calcext:value-type="float">
            <text:p>1434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ondeville</text:p>
          </table:table-cell>
          <table:table-cell table:style-name="ce6" office:value-type="float" office:value="14437" calcext:value-type="float">
            <text:p>144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ondrainville</text:p>
          </table:table-cell>
          <table:table-cell table:style-name="ce5" office:value-type="float" office:value="14438" calcext:value-type="float">
            <text:p>1443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ouen</text:p>
          </table:table-cell>
          <table:table-cell table:style-name="ce6" office:value-type="float" office:value="14454" calcext:value-type="float">
            <text:p>144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ots</text:p>
          </table:table-cell>
          <table:table-cell table:style-name="ce5" office:value-type="float" office:value="14543" calcext:value-type="float">
            <text:p>145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aint-Germain-la-Blanche-Herbe</text:p>
          </table:table-cell>
          <table:table-cell table:style-name="ce6" office:value-type="float" office:value="14587" calcext:value-type="float">
            <text:p>145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ourville-sur-Odon</text:p>
          </table:table-cell>
          <table:table-cell table:style-name="ce5" office:value-type="float" office:value="14707" calcext:value-type="float">
            <text:p>1470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Verson</text:p>
          </table:table-cell>
          <table:table-cell table:style-name="ce6" office:value-type="float" office:value="14738" calcext:value-type="float">
            <text:p>147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yenne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string" calcext:value-type="string">
            <text:p>Cayenne</text:p>
          </table:table-cell>
          <table:table-cell table:style-name="ce5" office:value-type="float" office:value="97302" calcext:value-type="float">
            <text:p>973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yenne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string" calcext:value-type="string">
            <text:p>Matoury</text:p>
          </table:table-cell>
          <table:table-cell table:style-name="ce6" office:value-type="float" office:value="97307" calcext:value-type="float">
            <text:p>973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yenne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string" calcext:value-type="string">
            <text:p>Remire-Montjoly</text:p>
          </table:table-cell>
          <table:table-cell table:style-name="ce5" office:value-type="float" office:value="97309" calcext:value-type="float">
            <text:p>9730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Aix-les-Bains</text:p>
          </table:table-cell>
          <table:table-cell table:style-name="ce6" office:value-type="float" office:value="73008" calcext:value-type="float">
            <text:p>730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Apremont</text:p>
          </table:table-cell>
          <table:table-cell table:style-name="ce5" office:value-type="float" office:value="73017" calcext:value-type="float">
            <text:p>730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Barberaz</text:p>
          </table:table-cell>
          <table:table-cell table:style-name="ce6" office:value-type="float" office:value="73029" calcext:value-type="float">
            <text:p>730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Barby</text:p>
          </table:table-cell>
          <table:table-cell table:style-name="ce5" office:value-type="float" office:value="73030" calcext:value-type="float">
            <text:p>7303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Bassens</text:p>
          </table:table-cell>
          <table:table-cell table:style-name="ce6" office:value-type="float" office:value="73031" calcext:value-type="float">
            <text:p>730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Bourdeau</text:p>
          </table:table-cell>
          <table:table-cell table:style-name="ce5" office:value-type="float" office:value="73050" calcext:value-type="float">
            <text:p>730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Le Bourget-du-Lac</text:p>
          </table:table-cell>
          <table:table-cell table:style-name="ce6" office:value-type="float" office:value="73051" calcext:value-type="float">
            <text:p>730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Brison-Saint-Innocent</text:p>
          </table:table-cell>
          <table:table-cell table:style-name="ce5" office:value-type="float" office:value="73059" calcext:value-type="float">
            <text:p>7305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Challes-les-Eaux</text:p>
          </table:table-cell>
          <table:table-cell table:style-name="ce6" office:value-type="float" office:value="73064" calcext:value-type="float">
            <text:p>730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hambéry</text:p>
          </table:table-cell>
          <table:table-cell table:style-name="ce5" office:value-type="float" office:value="73065" calcext:value-type="float">
            <text:p>7306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Chignin</text:p>
          </table:table-cell>
          <table:table-cell table:style-name="ce6" office:value-type="float" office:value="73084" calcext:value-type="float">
            <text:p>730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ognin</text:p>
          </table:table-cell>
          <table:table-cell table:style-name="ce5" office:value-type="float" office:value="73087" calcext:value-type="float">
            <text:p>7308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Drumettaz-Clarafond</text:p>
          </table:table-cell>
          <table:table-cell table:style-name="ce6" office:value-type="float" office:value="73103" calcext:value-type="float">
            <text:p>731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Grésy-sur-Aix</text:p>
          </table:table-cell>
          <table:table-cell table:style-name="ce5" office:value-type="float" office:value="73128" calcext:value-type="float">
            <text:p>731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Jacob-Bellecombette</text:p>
          </table:table-cell>
          <table:table-cell table:style-name="ce6" office:value-type="float" office:value="73137" calcext:value-type="float">
            <text:p>731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Porte-de-Savoie</text:p>
          </table:table-cell>
          <table:table-cell table:style-name="ce5" office:value-type="float" office:value="73151" calcext:value-type="float">
            <text:p>7315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Méry</text:p>
          </table:table-cell>
          <table:table-cell table:style-name="ce6" office:value-type="float" office:value="73155" calcext:value-type="float">
            <text:p>731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Montagnole</text:p>
          </table:table-cell>
          <table:table-cell table:style-name="ce5" office:value-type="float" office:value="73160" calcext:value-type="float">
            <text:p>731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La Motte-Servolex</text:p>
          </table:table-cell>
          <table:table-cell table:style-name="ce6" office:value-type="float" office:value="73179" calcext:value-type="float">
            <text:p>731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Mouxy</text:p>
          </table:table-cell>
          <table:table-cell table:style-name="ce5" office:value-type="float" office:value="73182" calcext:value-type="float">
            <text:p>7318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Myans</text:p>
          </table:table-cell>
          <table:table-cell table:style-name="ce6" office:value-type="float" office:value="73183" calcext:value-type="float">
            <text:p>731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Pugny-Chatenod</text:p>
          </table:table-cell>
          <table:table-cell table:style-name="ce5" office:value-type="float" office:value="73208" calcext:value-type="float">
            <text:p>7320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La Ravoire</text:p>
          </table:table-cell>
          <table:table-cell table:style-name="ce6" office:value-type="float" office:value="73213" calcext:value-type="float">
            <text:p>732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Saint-Alban-Leysse</text:p>
          </table:table-cell>
          <table:table-cell table:style-name="ce5" office:value-type="float" office:value="73222" calcext:value-type="float">
            <text:p>732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Saint-Baldoph</text:p>
          </table:table-cell>
          <table:table-cell table:style-name="ce6" office:value-type="float" office:value="73225" calcext:value-type="float">
            <text:p>732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Saint-Cassin</text:p>
          </table:table-cell>
          <table:table-cell table:style-name="ce5" office:value-type="float" office:value="73228" calcext:value-type="float">
            <text:p>732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Saint-Jean-d'Arvey</text:p>
          </table:table-cell>
          <table:table-cell table:style-name="ce6" office:value-type="float" office:value="73243" calcext:value-type="float">
            <text:p>732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Saint-Jeoire-Prieuré</text:p>
          </table:table-cell>
          <table:table-cell table:style-name="ce5" office:value-type="float" office:value="73249" calcext:value-type="float">
            <text:p>7324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Sonnaz</text:p>
          </table:table-cell>
          <table:table-cell table:style-name="ce6" office:value-type="float" office:value="73288" calcext:value-type="float">
            <text:p>732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Tresserve</text:p>
          </table:table-cell>
          <table:table-cell table:style-name="ce5" office:value-type="float" office:value="73300" calcext:value-type="float">
            <text:p>733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Trévignin</text:p>
          </table:table-cell>
          <table:table-cell table:style-name="ce6" office:value-type="float" office:value="73301" calcext:value-type="float">
            <text:p>733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Verel-Pragondran</text:p>
          </table:table-cell>
          <table:table-cell table:style-name="ce5" office:value-type="float" office:value="73310" calcext:value-type="float">
            <text:p>733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Vimines</text:p>
          </table:table-cell>
          <table:table-cell table:style-name="ce6" office:value-type="float" office:value="73326" calcext:value-type="float">
            <text:p>733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Viviers-du-Lac</text:p>
          </table:table-cell>
          <table:table-cell table:style-name="ce5" office:value-type="float" office:value="73328" calcext:value-type="float">
            <text:p>733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mbéry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Voglans</text:p>
          </table:table-cell>
          <table:table-cell table:style-name="ce6" office:value-type="float" office:value="73329" calcext:value-type="float">
            <text:p>733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use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Amancy</text:p>
          </table:table-cell>
          <table:table-cell table:style-name="ce5" office:value-type="float" office:value="74007" calcext:value-type="float">
            <text:p>7400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use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Arenthon</text:p>
          </table:table-cell>
          <table:table-cell table:style-name="ce6" office:value-type="float" office:value="74018" calcext:value-type="float">
            <text:p>740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use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Ayse</text:p>
          </table:table-cell>
          <table:table-cell table:style-name="ce5" office:value-type="float" office:value="74024" calcext:value-type="float">
            <text:p>7402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use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Bonneville</text:p>
          </table:table-cell>
          <table:table-cell table:style-name="ce6" office:value-type="float" office:value="74042" calcext:value-type="float">
            <text:p>740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use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hâtillon-sur-Cluses</text:p>
          </table:table-cell>
          <table:table-cell table:style-name="ce5" office:value-type="float" office:value="74064" calcext:value-type="float">
            <text:p>7406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use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Cluses</text:p>
          </table:table-cell>
          <table:table-cell table:style-name="ce6" office:value-type="float" office:value="74081" calcext:value-type="float">
            <text:p>740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use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ornier</text:p>
          </table:table-cell>
          <table:table-cell table:style-name="ce5" office:value-type="float" office:value="74090" calcext:value-type="float">
            <text:p>7409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use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Etaux</text:p>
          </table:table-cell>
          <table:table-cell table:style-name="ce6" office:value-type="float" office:value="74116" calcext:value-type="float">
            <text:p>741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use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Marignier</text:p>
          </table:table-cell>
          <table:table-cell table:style-name="ce5" office:value-type="float" office:value="74164" calcext:value-type="float">
            <text:p>7416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use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Marnaz</text:p>
          </table:table-cell>
          <table:table-cell table:style-name="ce6" office:value-type="float" office:value="74169" calcext:value-type="float">
            <text:p>741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use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La Roche-sur-Foron</text:p>
          </table:table-cell>
          <table:table-cell table:style-name="ce5" office:value-type="float" office:value="74224" calcext:value-type="float">
            <text:p>7422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use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Saint-Laurent</text:p>
          </table:table-cell>
          <table:table-cell table:style-name="ce6" office:value-type="float" office:value="74244" calcext:value-type="float">
            <text:p>742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use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aint-Pierre-en-Faucigny</text:p>
          </table:table-cell>
          <table:table-cell table:style-name="ce5" office:value-type="float" office:value="74250" calcext:value-type="float">
            <text:p>742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use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Saint-Sixt</text:p>
          </table:table-cell>
          <table:table-cell table:style-name="ce6" office:value-type="float" office:value="74253" calcext:value-type="float">
            <text:p>7425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use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cientrier</text:p>
          </table:table-cell>
          <table:table-cell table:style-name="ce5" office:value-type="float" office:value="74262" calcext:value-type="float">
            <text:p>7426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use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Scionzier</text:p>
          </table:table-cell>
          <table:table-cell table:style-name="ce6" office:value-type="float" office:value="74264" calcext:value-type="float">
            <text:p>742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use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Thyez</text:p>
          </table:table-cell>
          <table:table-cell table:style-name="ce5" office:value-type="float" office:value="74278" calcext:value-type="float">
            <text:p>742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use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Vougy</text:p>
          </table:table-cell>
          <table:table-cell table:style-name="ce6" office:value-type="float" office:value="74312" calcext:value-type="float">
            <text:p>743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Angicourt</text:p>
          </table:table-cell>
          <table:table-cell table:style-name="ce5" office:value-type="float" office:value="60013" calcext:value-type="float">
            <text:p>600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laincourt-lès-Précy</text:p>
          </table:table-cell>
          <table:table-cell table:style-name="ce6" office:value-type="float" office:value="60074" calcext:value-type="float">
            <text:p>600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enouille</text:p>
          </table:table-cell>
          <table:table-cell table:style-name="ce5" office:value-type="float" office:value="60102" calcext:value-type="float">
            <text:p>601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Cauffry</text:p>
          </table:table-cell>
          <table:table-cell table:style-name="ce6" office:value-type="float" office:value="60134" calcext:value-type="float">
            <text:p>601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inqueux</text:p>
          </table:table-cell>
          <table:table-cell table:style-name="ce5" office:value-type="float" office:value="60154" calcext:value-type="float">
            <text:p>6015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Cramoisy</text:p>
          </table:table-cell>
          <table:table-cell table:style-name="ce6" office:value-type="float" office:value="60173" calcext:value-type="float">
            <text:p>601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reil</text:p>
          </table:table-cell>
          <table:table-cell table:style-name="ce5" office:value-type="float" office:value="60175" calcext:value-type="float">
            <text:p>6017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Laigneville</text:p>
          </table:table-cell>
          <table:table-cell table:style-name="ce6" office:value-type="float" office:value="60342" calcext:value-type="float">
            <text:p>603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Liancourt</text:p>
          </table:table-cell>
          <table:table-cell table:style-name="ce5" office:value-type="float" office:value="60360" calcext:value-type="float">
            <text:p>603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Mogneville</text:p>
          </table:table-cell>
          <table:table-cell table:style-name="ce6" office:value-type="float" office:value="60404" calcext:value-type="float">
            <text:p>604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Monceaux</text:p>
          </table:table-cell>
          <table:table-cell table:style-name="ce5" office:value-type="float" office:value="60406" calcext:value-type="float">
            <text:p>6040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Monchy-Saint-Éloi</text:p>
          </table:table-cell>
          <table:table-cell table:style-name="ce6" office:value-type="float" office:value="60409" calcext:value-type="float">
            <text:p>604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Montataire</text:p>
          </table:table-cell>
          <table:table-cell table:style-name="ce5" office:value-type="float" office:value="60414" calcext:value-type="float">
            <text:p>6041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Nogent-sur-Oise</text:p>
          </table:table-cell>
          <table:table-cell table:style-name="ce6" office:value-type="float" office:value="60463" calcext:value-type="float">
            <text:p>604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Précy-sur-Oise</text:p>
          </table:table-cell>
          <table:table-cell table:style-name="ce5" office:value-type="float" office:value="60513" calcext:value-type="float">
            <text:p>605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Rantigny</text:p>
          </table:table-cell>
          <table:table-cell table:style-name="ce6" office:value-type="float" office:value="60524" calcext:value-type="float">
            <text:p>605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Rieux</text:p>
          </table:table-cell>
          <table:table-cell table:style-name="ce5" office:value-type="float" office:value="60539" calcext:value-type="float">
            <text:p>6053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Saint-Leu-d'Esserent</text:p>
          </table:table-cell>
          <table:table-cell table:style-name="ce6" office:value-type="float" office:value="60584" calcext:value-type="float">
            <text:p>605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Saint-Maximin</text:p>
          </table:table-cell>
          <table:table-cell table:style-name="ce5" office:value-type="float" office:value="60589" calcext:value-type="float">
            <text:p>605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Thiverny</text:p>
          </table:table-cell>
          <table:table-cell table:style-name="ce6" office:value-type="float" office:value="60635" calcext:value-type="float">
            <text:p>606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Verneuil-en-Halatte</text:p>
          </table:table-cell>
          <table:table-cell table:style-name="ce5" office:value-type="float" office:value="60670" calcext:value-type="float">
            <text:p>6067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eil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Villers-Saint-Paul</text:p>
          </table:table-cell>
          <table:table-cell table:style-name="ce6" office:value-type="float" office:value="60684" calcext:value-type="float">
            <text:p>606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Villers-sous-Saint-Leu</text:p>
          </table:table-cell>
          <table:table-cell table:style-name="ce5" office:value-type="float" office:value="60686" calcext:value-type="float">
            <text:p>6068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aguigna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Les Arcs</text:p>
          </table:table-cell>
          <table:table-cell table:style-name="ce6" office:value-type="float" office:value="83004" calcext:value-type="float">
            <text:p>830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uigna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Draguignan</text:p>
          </table:table-cell>
          <table:table-cell table:style-name="ce5" office:value-type="float" office:value="83050" calcext:value-type="float">
            <text:p>830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aguigna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Flayosc</text:p>
          </table:table-cell>
          <table:table-cell table:style-name="ce6" office:value-type="float" office:value="83058" calcext:value-type="float">
            <text:p>830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uigna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La Motte</text:p>
          </table:table-cell>
          <table:table-cell table:style-name="ce5" office:value-type="float" office:value="83085" calcext:value-type="float">
            <text:p>8308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aguigna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Le Muy</text:p>
          </table:table-cell>
          <table:table-cell table:style-name="ce6" office:value-type="float" office:value="83086" calcext:value-type="float">
            <text:p>830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uigna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Trans-en-Provence</text:p>
          </table:table-cell>
          <table:table-cell table:style-name="ce5" office:value-type="float" office:value="83141" calcext:value-type="float">
            <text:p>8314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ort-de-France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string" calcext:value-type="string">
            <text:p>Case-Pilote</text:p>
          </table:table-cell>
          <table:table-cell table:style-name="ce6" office:value-type="float" office:value="97205" calcext:value-type="float">
            <text:p>972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ort-de-France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string" calcext:value-type="string">
            <text:p>Fort-de-France</text:p>
          </table:table-cell>
          <table:table-cell table:style-name="ce5" office:value-type="float" office:value="97209" calcext:value-type="float">
            <text:p>9720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ort-de-France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string" calcext:value-type="string">
            <text:p>Saint-Joseph</text:p>
          </table:table-cell>
          <table:table-cell table:style-name="ce6" office:value-type="float" office:value="97224" calcext:value-type="float">
            <text:p>972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ort-de-France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string" calcext:value-type="string">
            <text:p>Schœlcher</text:p>
          </table:table-cell>
          <table:table-cell table:style-name="ce5" office:value-type="float" office:value="97229" calcext:value-type="float">
            <text:p>9722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réjus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Fréjus</text:p>
          </table:table-cell>
          <table:table-cell table:style-name="ce6" office:value-type="float" office:value="83061" calcext:value-type="float">
            <text:p>8306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éjus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Puget-sur-Argens</text:p>
          </table:table-cell>
          <table:table-cell table:style-name="ce5" office:value-type="float" office:value="83099" calcext:value-type="float">
            <text:p>8309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réjus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aint-Raphaël</text:p>
          </table:table-cell>
          <table:table-cell table:style-name="ce6" office:value-type="float" office:value="83118" calcext:value-type="float">
            <text:p>831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ney-Voltaire</text:p>
          </table:table-cell>
          <table:table-cell table:style-name="ce5" office:value-type="float" office:value="1160" calcext:value-type="float">
            <text:p>11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rnex</text:p>
          </table:table-cell>
          <table:table-cell table:style-name="ce6" office:value-type="float" office:value="1281" calcext:value-type="float">
            <text:p>12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évessin-Moëns</text:p>
          </table:table-cell>
          <table:table-cell table:style-name="ce5" office:value-type="float" office:value="1313" calcext:value-type="float">
            <text:p>13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aint-Genis-Pouilly</text:p>
          </table:table-cell>
          <table:table-cell table:style-name="ce6" office:value-type="float" office:value="1354" calcext:value-type="float">
            <text:p>13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rgy</text:p>
          </table:table-cell>
          <table:table-cell table:style-name="ce5" office:value-type="float" office:value="1401" calcext:value-type="float">
            <text:p>14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oiry</text:p>
          </table:table-cell>
          <table:table-cell table:style-name="ce6" office:value-type="float" office:value="1419" calcext:value-type="float">
            <text:p>14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Ambilly</text:p>
          </table:table-cell>
          <table:table-cell table:style-name="ce5" office:value-type="float" office:value="74008" calcext:value-type="float">
            <text:p>7400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Annemasse</text:p>
          </table:table-cell>
          <table:table-cell table:style-name="ce6" office:value-type="float" office:value="74012" calcext:value-type="float">
            <text:p>740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Archamps</text:p>
          </table:table-cell>
          <table:table-cell table:style-name="ce5" office:value-type="float" office:value="74016" calcext:value-type="float">
            <text:p>7401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Arthaz-Pont-Notre-Dame</text:p>
          </table:table-cell>
          <table:table-cell table:style-name="ce6" office:value-type="float" office:value="74021" calcext:value-type="float">
            <text:p>740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Boëge</text:p>
          </table:table-cell>
          <table:table-cell table:style-name="ce5" office:value-type="float" office:value="74037" calcext:value-type="float">
            <text:p>7403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Bonne</text:p>
          </table:table-cell>
          <table:table-cell table:style-name="ce6" office:value-type="float" office:value="74040" calcext:value-type="float">
            <text:p>740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Bossey</text:p>
          </table:table-cell>
          <table:table-cell table:style-name="ce5" office:value-type="float" office:value="74044" calcext:value-type="float">
            <text:p>7404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Collonges-sous-Salève</text:p>
          </table:table-cell>
          <table:table-cell table:style-name="ce6" office:value-type="float" office:value="74082" calcext:value-type="float">
            <text:p>740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ontamine-sur-Arve</text:p>
          </table:table-cell>
          <table:table-cell table:style-name="ce5" office:value-type="float" office:value="74087" calcext:value-type="float">
            <text:p>7408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Cranves-Sales</text:p>
          </table:table-cell>
          <table:table-cell table:style-name="ce6" office:value-type="float" office:value="74094" calcext:value-type="float">
            <text:p>740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Étrembières</text:p>
          </table:table-cell>
          <table:table-cell table:style-name="ce5" office:value-type="float" office:value="74118" calcext:value-type="float">
            <text:p>741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Faucigny</text:p>
          </table:table-cell>
          <table:table-cell table:style-name="ce6" office:value-type="float" office:value="74122" calcext:value-type="float">
            <text:p>741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Fillinges</text:p>
          </table:table-cell>
          <table:table-cell table:style-name="ce5" office:value-type="float" office:value="74128" calcext:value-type="float">
            <text:p>741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Gaillard</text:p>
          </table:table-cell>
          <table:table-cell table:style-name="ce6" office:value-type="float" office:value="74133" calcext:value-type="float">
            <text:p>741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Lucinges</text:p>
          </table:table-cell>
          <table:table-cell table:style-name="ce5" office:value-type="float" office:value="74153" calcext:value-type="float">
            <text:p>7415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Marcellaz</text:p>
          </table:table-cell>
          <table:table-cell table:style-name="ce6" office:value-type="float" office:value="74162" calcext:value-type="float">
            <text:p>741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Monnetier-Mornex</text:p>
          </table:table-cell>
          <table:table-cell table:style-name="ce5" office:value-type="float" office:value="74185" calcext:value-type="float">
            <text:p>7418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Nangy</text:p>
          </table:table-cell>
          <table:table-cell table:style-name="ce6" office:value-type="float" office:value="74197" calcext:value-type="float">
            <text:p>741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Neydens</text:p>
          </table:table-cell>
          <table:table-cell table:style-name="ce5" office:value-type="float" office:value="74201" calcext:value-type="float">
            <text:p>742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Peillonnex</text:p>
          </table:table-cell>
          <table:table-cell table:style-name="ce6" office:value-type="float" office:value="74209" calcext:value-type="float">
            <text:p>742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Pers-Jussy</text:p>
          </table:table-cell>
          <table:table-cell table:style-name="ce5" office:value-type="float" office:value="74211" calcext:value-type="float">
            <text:p>742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Reignier-Ésery</text:p>
          </table:table-cell>
          <table:table-cell table:style-name="ce6" office:value-type="float" office:value="74220" calcext:value-type="float">
            <text:p>742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aint-André-de-Boëge</text:p>
          </table:table-cell>
          <table:table-cell table:style-name="ce5" office:value-type="float" office:value="74226" calcext:value-type="float">
            <text:p>7422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Saint-Jean-de-Tholome</text:p>
          </table:table-cell>
          <table:table-cell table:style-name="ce6" office:value-type="float" office:value="74240" calcext:value-type="float">
            <text:p>742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aint-Julien-en-Genevois</text:p>
          </table:table-cell>
          <table:table-cell table:style-name="ce5" office:value-type="float" office:value="74243" calcext:value-type="float">
            <text:p>742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Vétraz-Monthoux</text:p>
          </table:table-cell>
          <table:table-cell table:style-name="ce6" office:value-type="float" office:value="74298" calcext:value-type="float">
            <text:p>742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Ville-en-Sallaz</text:p>
          </table:table-cell>
          <table:table-cell table:style-name="ce5" office:value-type="float" office:value="74304" calcext:value-type="float">
            <text:p>743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ève (SUI)-Annemasse (partie française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Ville-la-Grand</text:p>
          </table:table-cell>
          <table:table-cell table:style-name="ce6" office:value-type="float" office:value="74305" calcext:value-type="float">
            <text:p>743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ève (SUI)-Annemasse (partie française)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Viuz-en-Sallaz</text:p>
          </table:table-cell>
          <table:table-cell table:style-name="ce5" office:value-type="float" office:value="74311" calcext:value-type="float">
            <text:p>743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Biviers</text:p>
          </table:table-cell>
          <table:table-cell table:style-name="ce6" office:value-type="float" office:value="38045" calcext:value-type="float">
            <text:p>380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resson</text:p>
          </table:table-cell>
          <table:table-cell table:style-name="ce5" office:value-type="float" office:value="38057" calcext:value-type="float">
            <text:p>3805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Le Champ-près-Froges</text:p>
          </table:table-cell>
          <table:table-cell table:style-name="ce6" office:value-type="float" office:value="38070" calcext:value-type="float">
            <text:p>380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hamp-sur-Drac</text:p>
          </table:table-cell>
          <table:table-cell table:style-name="ce5" office:value-type="float" office:value="38071" calcext:value-type="float">
            <text:p>380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Claix</text:p>
          </table:table-cell>
          <table:table-cell table:style-name="ce6" office:value-type="float" office:value="38111" calcext:value-type="float">
            <text:p>381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orenc</text:p>
          </table:table-cell>
          <table:table-cell table:style-name="ce5" office:value-type="float" office:value="38126" calcext:value-type="float">
            <text:p>3812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Domène</text:p>
          </table:table-cell>
          <table:table-cell table:style-name="ce6" office:value-type="float" office:value="38150" calcext:value-type="float">
            <text:p>381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Échirolles</text:p>
          </table:table-cell>
          <table:table-cell table:style-name="ce5" office:value-type="float" office:value="38151" calcext:value-type="float">
            <text:p>3815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Eybens</text:p>
          </table:table-cell>
          <table:table-cell table:style-name="ce6" office:value-type="float" office:value="38158" calcext:value-type="float">
            <text:p>381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Fontaine</text:p>
          </table:table-cell>
          <table:table-cell table:style-name="ce5" office:value-type="float" office:value="38169" calcext:value-type="float">
            <text:p>3816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Fontanil-Cornillon</text:p>
          </table:table-cell>
          <table:table-cell table:style-name="ce6" office:value-type="float" office:value="38170" calcext:value-type="float">
            <text:p>381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Froges</text:p>
          </table:table-cell>
          <table:table-cell table:style-name="ce5" office:value-type="float" office:value="38175" calcext:value-type="float">
            <text:p>3817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Gières</text:p>
          </table:table-cell>
          <table:table-cell table:style-name="ce6" office:value-type="float" office:value="38179" calcext:value-type="float">
            <text:p>381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Grenoble</text:p>
          </table:table-cell>
          <table:table-cell table:style-name="ce5" office:value-type="float" office:value="38185" calcext:value-type="float">
            <text:p>3818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Jarrie</text:p>
          </table:table-cell>
          <table:table-cell table:style-name="ce6" office:value-type="float" office:value="38200" calcext:value-type="float">
            <text:p>382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Meylan</text:p>
          </table:table-cell>
          <table:table-cell table:style-name="ce5" office:value-type="float" office:value="38229" calcext:value-type="float">
            <text:p>3822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ontbonnot-Saint-Martin</text:p>
          </table:table-cell>
          <table:table-cell table:style-name="ce6" office:value-type="float" office:value="38249" calcext:value-type="float">
            <text:p>382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Murianette</text:p>
          </table:table-cell>
          <table:table-cell table:style-name="ce5" office:value-type="float" office:value="38271" calcext:value-type="float">
            <text:p>382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Noyarey</text:p>
          </table:table-cell>
          <table:table-cell table:style-name="ce6" office:value-type="float" office:value="38281" calcext:value-type="float">
            <text:p>382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La Pierre</text:p>
          </table:table-cell>
          <table:table-cell table:style-name="ce5" office:value-type="float" office:value="38303" calcext:value-type="float">
            <text:p>3830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Poisat</text:p>
          </table:table-cell>
          <table:table-cell table:style-name="ce6" office:value-type="float" office:value="38309" calcext:value-type="float">
            <text:p>383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Le Pont-de-Claix</text:p>
          </table:table-cell>
          <table:table-cell table:style-name="ce5" office:value-type="float" office:value="38317" calcext:value-type="float">
            <text:p>383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Saint-Égrève</text:p>
          </table:table-cell>
          <table:table-cell table:style-name="ce6" office:value-type="float" office:value="38382" calcext:value-type="float">
            <text:p>383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int-Ismier</text:p>
          </table:table-cell>
          <table:table-cell table:style-name="ce5" office:value-type="float" office:value="38397" calcext:value-type="float">
            <text:p>3839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Saint-Martin-d'Hères</text:p>
          </table:table-cell>
          <table:table-cell table:style-name="ce6" office:value-type="float" office:value="38421" calcext:value-type="float">
            <text:p>384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int-Martin-le-Vinoux</text:p>
          </table:table-cell>
          <table:table-cell table:style-name="ce5" office:value-type="float" office:value="38423" calcext:value-type="float">
            <text:p>3842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Saint-Nazaire-les-Eymes</text:p>
          </table:table-cell>
          <table:table-cell table:style-name="ce6" office:value-type="float" office:value="38431" calcext:value-type="float">
            <text:p>384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assenage</text:p>
          </table:table-cell>
          <table:table-cell table:style-name="ce5" office:value-type="float" office:value="38474" calcext:value-type="float">
            <text:p>3847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Seyssinet-Pariset</text:p>
          </table:table-cell>
          <table:table-cell table:style-name="ce6" office:value-type="float" office:value="38485" calcext:value-type="float">
            <text:p>384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eyssins</text:p>
          </table:table-cell>
          <table:table-cell table:style-name="ce5" office:value-type="float" office:value="38486" calcext:value-type="float">
            <text:p>3848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Tencin</text:p>
          </table:table-cell>
          <table:table-cell table:style-name="ce6" office:value-type="float" office:value="38501" calcext:value-type="float">
            <text:p>385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La Tronche</text:p>
          </table:table-cell>
          <table:table-cell table:style-name="ce5" office:value-type="float" office:value="38516" calcext:value-type="float">
            <text:p>3851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Varces-Allières-et-Risset</text:p>
          </table:table-cell>
          <table:table-cell table:style-name="ce6" office:value-type="float" office:value="38524" calcext:value-type="float">
            <text:p>385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Venon</text:p>
          </table:table-cell>
          <table:table-cell table:style-name="ce5" office:value-type="float" office:value="38533" calcext:value-type="float">
            <text:p>3853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Le Versoud</text:p>
          </table:table-cell>
          <table:table-cell table:style-name="ce6" office:value-type="float" office:value="38538" calcext:value-type="float">
            <text:p>385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Veurey-Voroize</text:p>
          </table:table-cell>
          <table:table-cell table:style-name="ce5" office:value-type="float" office:value="38540" calcext:value-type="float">
            <text:p>3854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enob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Villard-Bonnot</text:p>
          </table:table-cell>
          <table:table-cell table:style-name="ce6" office:value-type="float" office:value="38547" calcext:value-type="float">
            <text:p>385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Voreppe</text:p>
          </table:table-cell>
          <table:table-cell table:style-name="ce5" office:value-type="float" office:value="38565" calcext:value-type="float">
            <text:p>3856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a Rochell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Angoulins</text:p>
          </table:table-cell>
          <table:table-cell table:style-name="ce6" office:value-type="float" office:value="17010" calcext:value-type="float">
            <text:p>170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 Rochel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ytré</text:p>
          </table:table-cell>
          <table:table-cell table:style-name="ce5" office:value-type="float" office:value="17028" calcext:value-type="float">
            <text:p>170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a Rochell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Châtelaillon-Plage</text:p>
          </table:table-cell>
          <table:table-cell table:style-name="ce6" office:value-type="float" office:value="17094" calcext:value-type="float">
            <text:p>170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 Rochel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ompierre-sur-Mer</text:p>
          </table:table-cell>
          <table:table-cell table:style-name="ce5" office:value-type="float" office:value="17142" calcext:value-type="float">
            <text:p>1714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a Rochell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L'Houmeau</text:p>
          </table:table-cell>
          <table:table-cell table:style-name="ce6" office:value-type="float" office:value="17190" calcext:value-type="float">
            <text:p>171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 Rochel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agord</text:p>
          </table:table-cell>
          <table:table-cell table:style-name="ce5" office:value-type="float" office:value="17200" calcext:value-type="float">
            <text:p>17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a Rochell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Nieul-sur-Mer</text:p>
          </table:table-cell>
          <table:table-cell table:style-name="ce6" office:value-type="float" office:value="17264" calcext:value-type="float">
            <text:p>172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 Rochel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érigny</text:p>
          </table:table-cell>
          <table:table-cell table:style-name="ce5" office:value-type="float" office:value="17274" calcext:value-type="float">
            <text:p>1727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a Rochell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Puilboreau</text:p>
          </table:table-cell>
          <table:table-cell table:style-name="ce6" office:value-type="float" office:value="17291" calcext:value-type="float">
            <text:p>172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 Rochel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a Rochelle</text:p>
          </table:table-cell>
          <table:table-cell table:style-name="ce5" office:value-type="float" office:value="17300" calcext:value-type="float">
            <text:p>173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a Rochell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alles-sur-Mer</text:p>
          </table:table-cell>
          <table:table-cell table:style-name="ce6" office:value-type="float" office:value="17420" calcext:value-type="float">
            <text:p>174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 Teste-de-Buch-Arcachon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rcachon</text:p>
          </table:table-cell>
          <table:table-cell table:style-name="ce5" office:value-type="float" office:value="33009" calcext:value-type="float">
            <text:p>3300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a Teste-de-Buch-Arcachon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Gujan-Mestras</text:p>
          </table:table-cell>
          <table:table-cell table:style-name="ce6" office:value-type="float" office:value="33199" calcext:value-type="float">
            <text:p>331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 Teste-de-Buch-Arcachon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Le Teich</text:p>
          </table:table-cell>
          <table:table-cell table:style-name="ce5" office:value-type="float" office:value="33527" calcext:value-type="float">
            <text:p>335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a Teste-de-Buch-Arcachon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La Teste-de-Buch</text:p>
          </table:table-cell>
          <table:table-cell table:style-name="ce6" office:value-type="float" office:value="33529" calcext:value-type="float">
            <text:p>335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 Robert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string" calcext:value-type="string">
            <text:p>Ducos</text:p>
          </table:table-cell>
          <table:table-cell table:style-name="ce5" office:value-type="float" office:value="97207" calcext:value-type="float">
            <text:p>9720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e Robert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string" calcext:value-type="string">
            <text:p>Le François</text:p>
          </table:table-cell>
          <table:table-cell table:style-name="ce6" office:value-type="float" office:value="97210" calcext:value-type="float">
            <text:p>972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 Robert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string" calcext:value-type="string">
            <text:p>Gros-Morne</text:p>
          </table:table-cell>
          <table:table-cell table:style-name="ce5" office:value-type="float" office:value="97212" calcext:value-type="float">
            <text:p>9721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e Robert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string" calcext:value-type="string">
            <text:p>Le Marin</text:p>
          </table:table-cell>
          <table:table-cell table:style-name="ce6" office:value-type="float" office:value="97217" calcext:value-type="float">
            <text:p>972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 Robert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string" calcext:value-type="string">
            <text:p>Rivière-Pilote</text:p>
          </table:table-cell>
          <table:table-cell table:style-name="ce5" office:value-type="float" office:value="97220" calcext:value-type="float">
            <text:p>9722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e Robert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string" calcext:value-type="string">
            <text:p>Rivière-Salée</text:p>
          </table:table-cell>
          <table:table-cell table:style-name="ce6" office:value-type="float" office:value="97221" calcext:value-type="float">
            <text:p>972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 Robert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string" calcext:value-type="string">
            <text:p>Le Robert</text:p>
          </table:table-cell>
          <table:table-cell table:style-name="ce5" office:value-type="float" office:value="97222" calcext:value-type="float">
            <text:p>972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e Robert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string" calcext:value-type="string">
            <text:p>Saint-Esprit</text:p>
          </table:table-cell>
          <table:table-cell table:style-name="ce6" office:value-type="float" office:value="97223" calcext:value-type="float">
            <text:p>972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 Robert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string" calcext:value-type="string">
            <text:p>Sainte-Anne</text:p>
          </table:table-cell>
          <table:table-cell table:style-name="ce5" office:value-type="float" office:value="97226" calcext:value-type="float">
            <text:p>9722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e Robert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string" calcext:value-type="string">
            <text:p>Sainte-Luce</text:p>
          </table:table-cell>
          <table:table-cell table:style-name="ce6" office:value-type="float" office:value="97227" calcext:value-type="float">
            <text:p>972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 Robert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string" calcext:value-type="string">
            <text:p>Le Vauclin</text:p>
          </table:table-cell>
          <table:table-cell table:style-name="ce5" office:value-type="float" office:value="97232" calcext:value-type="float">
            <text:p>9723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Villeneuve-d'Ascq</text:p>
          </table:table-cell>
          <table:table-cell table:style-name="ce6" office:value-type="float" office:value="59009" calcext:value-type="float">
            <text:p>590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Anstaing</text:p>
          </table:table-cell>
          <table:table-cell table:style-name="ce5" office:value-type="float" office:value="59013" calcext:value-type="float">
            <text:p>590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Avelin</text:p>
          </table:table-cell>
          <table:table-cell table:style-name="ce6" office:value-type="float" office:value="59034" calcext:value-type="float">
            <text:p>590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aisieux</text:p>
          </table:table-cell>
          <table:table-cell table:style-name="ce5" office:value-type="float" office:value="59044" calcext:value-type="float">
            <text:p>5904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Bondues</text:p>
          </table:table-cell>
          <table:table-cell table:style-name="ce6" office:value-type="float" office:value="59090" calcext:value-type="float">
            <text:p>590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ousbecque</text:p>
          </table:table-cell>
          <table:table-cell table:style-name="ce5" office:value-type="float" office:value="59098" calcext:value-type="float">
            <text:p>5909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Capinghem</text:p>
          </table:table-cell>
          <table:table-cell table:style-name="ce6" office:value-type="float" office:value="59128" calcext:value-type="float">
            <text:p>591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héreng</text:p>
          </table:table-cell>
          <table:table-cell table:style-name="ce5" office:value-type="float" office:value="59146" calcext:value-type="float">
            <text:p>5914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Comines</text:p>
          </table:table-cell>
          <table:table-cell table:style-name="ce6" office:value-type="float" office:value="59152" calcext:value-type="float">
            <text:p>591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roix</text:p>
          </table:table-cell>
          <table:table-cell table:style-name="ce5" office:value-type="float" office:value="59163" calcext:value-type="float">
            <text:p>5916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Emmerin</text:p>
          </table:table-cell>
          <table:table-cell table:style-name="ce6" office:value-type="float" office:value="59193" calcext:value-type="float">
            <text:p>591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Englos</text:p>
          </table:table-cell>
          <table:table-cell table:style-name="ce5" office:value-type="float" office:value="59195" calcext:value-type="float">
            <text:p>5919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Faches-Thumesnil</text:p>
          </table:table-cell>
          <table:table-cell table:style-name="ce6" office:value-type="float" office:value="59220" calcext:value-type="float">
            <text:p>592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Forest-sur-Marque</text:p>
          </table:table-cell>
          <table:table-cell table:style-name="ce5" office:value-type="float" office:value="59247" calcext:value-type="float">
            <text:p>5924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Gruson</text:p>
          </table:table-cell>
          <table:table-cell table:style-name="ce6" office:value-type="float" office:value="59275" calcext:value-type="float">
            <text:p>592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Hallennes-lez-Haubourdin</text:p>
          </table:table-cell>
          <table:table-cell table:style-name="ce5" office:value-type="float" office:value="59278" calcext:value-type="float">
            <text:p>592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Halluin</text:p>
          </table:table-cell>
          <table:table-cell table:style-name="ce6" office:value-type="float" office:value="59279" calcext:value-type="float">
            <text:p>592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Haubourdin</text:p>
          </table:table-cell>
          <table:table-cell table:style-name="ce5" office:value-type="float" office:value="59286" calcext:value-type="float">
            <text:p>5928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Hem</text:p>
          </table:table-cell>
          <table:table-cell table:style-name="ce6" office:value-type="float" office:value="59299" calcext:value-type="float">
            <text:p>592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Lambersart</text:p>
          </table:table-cell>
          <table:table-cell table:style-name="ce5" office:value-type="float" office:value="59328" calcext:value-type="float">
            <text:p>593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Lannoy</text:p>
          </table:table-cell>
          <table:table-cell table:style-name="ce6" office:value-type="float" office:value="59332" calcext:value-type="float">
            <text:p>593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Leers</text:p>
          </table:table-cell>
          <table:table-cell table:style-name="ce5" office:value-type="float" office:value="59339" calcext:value-type="float">
            <text:p>5933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Lesquin</text:p>
          </table:table-cell>
          <table:table-cell table:style-name="ce6" office:value-type="float" office:value="59343" calcext:value-type="float">
            <text:p>593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Lezennes</text:p>
          </table:table-cell>
          <table:table-cell table:style-name="ce5" office:value-type="float" office:value="59346" calcext:value-type="float">
            <text:p>5934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Lille</text:p>
          </table:table-cell>
          <table:table-cell table:style-name="ce6" office:value-type="float" office:value="59350" calcext:value-type="float">
            <text:p>593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Linselles</text:p>
          </table:table-cell>
          <table:table-cell table:style-name="ce5" office:value-type="float" office:value="59352" calcext:value-type="float">
            <text:p>593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Lompret</text:p>
          </table:table-cell>
          <table:table-cell table:style-name="ce6" office:value-type="float" office:value="59356" calcext:value-type="float">
            <text:p>593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Loos</text:p>
          </table:table-cell>
          <table:table-cell table:style-name="ce5" office:value-type="float" office:value="59360" calcext:value-type="float">
            <text:p>593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Lys-lez-Lannoy</text:p>
          </table:table-cell>
          <table:table-cell table:style-name="ce6" office:value-type="float" office:value="59367" calcext:value-type="float">
            <text:p>593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La Madeleine</text:p>
          </table:table-cell>
          <table:table-cell table:style-name="ce5" office:value-type="float" office:value="59368" calcext:value-type="float">
            <text:p>5936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Marcq-en-Barœul</text:p>
          </table:table-cell>
          <table:table-cell table:style-name="ce6" office:value-type="float" office:value="59378" calcext:value-type="float">
            <text:p>5937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Marquette-lez-Lille</text:p>
          </table:table-cell>
          <table:table-cell table:style-name="ce5" office:value-type="float" office:value="59386" calcext:value-type="float">
            <text:p>5938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Mons-en-Barœul</text:p>
          </table:table-cell>
          <table:table-cell table:style-name="ce6" office:value-type="float" office:value="59410" calcext:value-type="float">
            <text:p>594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Mouvaux</text:p>
          </table:table-cell>
          <table:table-cell table:style-name="ce5" office:value-type="float" office:value="59421" calcext:value-type="float">
            <text:p>5942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Neuville-en-Ferrain</text:p>
          </table:table-cell>
          <table:table-cell table:style-name="ce6" office:value-type="float" office:value="59426" calcext:value-type="float">
            <text:p>594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Noyelles-lès-Seclin</text:p>
          </table:table-cell>
          <table:table-cell table:style-name="ce5" office:value-type="float" office:value="59437" calcext:value-type="float">
            <text:p>5943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Pérenchies</text:p>
          </table:table-cell>
          <table:table-cell table:style-name="ce6" office:value-type="float" office:value="59457" calcext:value-type="float">
            <text:p>5945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Prémesques</text:p>
          </table:table-cell>
          <table:table-cell table:style-name="ce5" office:value-type="float" office:value="59470" calcext:value-type="float">
            <text:p>5947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Quesnoy-sur-Deûle</text:p>
          </table:table-cell>
          <table:table-cell table:style-name="ce6" office:value-type="float" office:value="59482" calcext:value-type="float">
            <text:p>594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Ronchin</text:p>
          </table:table-cell>
          <table:table-cell table:style-name="ce5" office:value-type="float" office:value="59507" calcext:value-type="float">
            <text:p>5950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Roncq</text:p>
          </table:table-cell>
          <table:table-cell table:style-name="ce6" office:value-type="float" office:value="59508" calcext:value-type="float">
            <text:p>595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Roubaix</text:p>
          </table:table-cell>
          <table:table-cell table:style-name="ce5" office:value-type="float" office:value="59512" calcext:value-type="float">
            <text:p>5951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Sailly-lez-Lannoy</text:p>
          </table:table-cell>
          <table:table-cell table:style-name="ce6" office:value-type="float" office:value="59522" calcext:value-type="float">
            <text:p>595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aint-André-lez-Lille</text:p>
          </table:table-cell>
          <table:table-cell table:style-name="ce5" office:value-type="float" office:value="59527" calcext:value-type="float">
            <text:p>595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Santes</text:p>
          </table:table-cell>
          <table:table-cell table:style-name="ce6" office:value-type="float" office:value="59553" calcext:value-type="float">
            <text:p>5955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eclin</text:p>
          </table:table-cell>
          <table:table-cell table:style-name="ce5" office:value-type="float" office:value="59560" calcext:value-type="float">
            <text:p>595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Sequedin</text:p>
          </table:table-cell>
          <table:table-cell table:style-name="ce6" office:value-type="float" office:value="59566" calcext:value-type="float">
            <text:p>595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Templemars</text:p>
          </table:table-cell>
          <table:table-cell table:style-name="ce5" office:value-type="float" office:value="59585" calcext:value-type="float">
            <text:p>5958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Toufflers</text:p>
          </table:table-cell>
          <table:table-cell table:style-name="ce6" office:value-type="float" office:value="59598" calcext:value-type="float">
            <text:p>595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Tourcoing</text:p>
          </table:table-cell>
          <table:table-cell table:style-name="ce5" office:value-type="float" office:value="59599" calcext:value-type="float">
            <text:p>5959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Tressin</text:p>
          </table:table-cell>
          <table:table-cell table:style-name="ce6" office:value-type="float" office:value="59602" calcext:value-type="float">
            <text:p>596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Vendeville</text:p>
          </table:table-cell>
          <table:table-cell table:style-name="ce5" office:value-type="float" office:value="59609" calcext:value-type="float">
            <text:p>5960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Verlinghem</text:p>
          </table:table-cell>
          <table:table-cell table:style-name="ce6" office:value-type="float" office:value="59611" calcext:value-type="float">
            <text:p>596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Wambrechies</text:p>
          </table:table-cell>
          <table:table-cell table:style-name="ce5" office:value-type="float" office:value="59636" calcext:value-type="float">
            <text:p>5963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Warneton</text:p>
          </table:table-cell>
          <table:table-cell table:style-name="ce6" office:value-type="float" office:value="59643" calcext:value-type="float">
            <text:p>596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Wasquehal</text:p>
          </table:table-cell>
          <table:table-cell table:style-name="ce5" office:value-type="float" office:value="59646" calcext:value-type="float">
            <text:p>5964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Wattignies</text:p>
          </table:table-cell>
          <table:table-cell table:style-name="ce6" office:value-type="float" office:value="59648" calcext:value-type="float">
            <text:p>596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Wattrelos</text:p>
          </table:table-cell>
          <table:table-cell table:style-name="ce5" office:value-type="float" office:value="59650" calcext:value-type="float">
            <text:p>596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le (partie française)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Wervicq-Sud</text:p>
          </table:table-cell>
          <table:table-cell table:style-name="ce6" office:value-type="float" office:value="59656" calcext:value-type="float">
            <text:p>596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lle (partie française)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Willems</text:p>
          </table:table-cell>
          <table:table-cell table:style-name="ce5" office:value-type="float" office:value="59660" calcext:value-type="float">
            <text:p>596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unel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Aigues-Vives</text:p>
          </table:table-cell>
          <table:table-cell table:style-name="ce6" office:value-type="float" office:value="30004" calcext:value-type="float">
            <text:p>300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el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bais</text:p>
          </table:table-cell>
          <table:table-cell table:style-name="ce5" office:value-type="float" office:value="30019" calcext:value-type="float">
            <text:p>300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unel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Gallargues-le-Montueux</text:p>
          </table:table-cell>
          <table:table-cell table:style-name="ce6" office:value-type="float" office:value="30123" calcext:value-type="float">
            <text:p>301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e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Lunel</text:p>
          </table:table-cell>
          <table:table-cell table:style-name="ce5" office:value-type="float" office:value="34145" calcext:value-type="float">
            <text:p>341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unel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Lunel-Viel</text:p>
          </table:table-cell>
          <table:table-cell table:style-name="ce6" office:value-type="float" office:value="34146" calcext:value-type="float">
            <text:p>3414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e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arsillargues</text:p>
          </table:table-cell>
          <table:table-cell table:style-name="ce5" office:value-type="float" office:value="34151" calcext:value-type="float">
            <text:p>3415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unel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Saint-Just</text:p>
          </table:table-cell>
          <table:table-cell table:style-name="ce6" office:value-type="float" office:value="34272" calcext:value-type="float">
            <text:p>342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e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int-Nazaire-de-Pézan</text:p>
          </table:table-cell>
          <table:table-cell table:style-name="ce5" office:value-type="float" office:value="34280" calcext:value-type="float">
            <text:p>3428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unel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Villetelle</text:p>
          </table:table-cell>
          <table:table-cell table:style-name="ce6" office:value-type="float" office:value="34340" calcext:value-type="float">
            <text:p>343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auregard</text:p>
          </table:table-cell>
          <table:table-cell table:style-name="ce5" office:value-type="float" office:value="1030" calcext:value-type="float">
            <text:p>103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eynost</text:p>
          </table:table-cell>
          <table:table-cell table:style-name="ce6" office:value-type="float" office:value="1043" calcext:value-type="float">
            <text:p>10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 Boisse</text:p>
          </table:table-cell>
          <table:table-cell table:style-name="ce5" office:value-type="float" office:value="1049" calcext:value-type="float">
            <text:p>104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agneux</text:p>
          </table:table-cell>
          <table:table-cell table:style-name="ce6" office:value-type="float" office:value="1142" calcext:value-type="float">
            <text:p>11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reins</text:p>
          </table:table-cell>
          <table:table-cell table:style-name="ce5" office:value-type="float" office:value="1157" calcext:value-type="float">
            <text:p>115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ns</text:p>
          </table:table-cell>
          <table:table-cell table:style-name="ce6" office:value-type="float" office:value="1166" calcext:value-type="float">
            <text:p>11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assans-Riottier</text:p>
          </table:table-cell>
          <table:table-cell table:style-name="ce5" office:value-type="float" office:value="1194" calcext:value-type="float">
            <text:p>119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ssieux</text:p>
          </table:table-cell>
          <table:table-cell table:style-name="ce6" office:value-type="float" office:value="1238" calcext:value-type="float">
            <text:p>12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ribel</text:p>
          </table:table-cell>
          <table:table-cell table:style-name="ce5" office:value-type="float" office:value="1249" calcext:value-type="float">
            <text:p>124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isérieux</text:p>
          </table:table-cell>
          <table:table-cell table:style-name="ce6" office:value-type="float" office:value="1250" calcext:value-type="float">
            <text:p>12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ntluel</text:p>
          </table:table-cell>
          <table:table-cell table:style-name="ce5" office:value-type="float" office:value="1262" calcext:value-type="float">
            <text:p>126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eyron</text:p>
          </table:table-cell>
          <table:table-cell table:style-name="ce6" office:value-type="float" office:value="1275" calcext:value-type="float">
            <text:p>12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cieux</text:p>
          </table:table-cell>
          <table:table-cell table:style-name="ce5" office:value-type="float" office:value="1285" calcext:value-type="float">
            <text:p>128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yrieux</text:p>
          </table:table-cell>
          <table:table-cell table:style-name="ce6" office:value-type="float" office:value="1322" calcext:value-type="float">
            <text:p>13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Bernard</text:p>
          </table:table-cell>
          <table:table-cell table:style-name="ce5" office:value-type="float" office:value="1339" calcext:value-type="float">
            <text:p>133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aint-Didier-de-Formans</text:p>
          </table:table-cell>
          <table:table-cell table:style-name="ce6" office:value-type="float" office:value="1347" calcext:value-type="float">
            <text:p>13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e-Euphémie</text:p>
          </table:table-cell>
          <table:table-cell table:style-name="ce5" office:value-type="float" office:value="1353" calcext:value-type="float">
            <text:p>135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aint-Maurice-de-Beynost</text:p>
          </table:table-cell>
          <table:table-cell table:style-name="ce6" office:value-type="float" office:value="1376" calcext:value-type="float">
            <text:p>13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oussieux</text:p>
          </table:table-cell>
          <table:table-cell table:style-name="ce5" office:value-type="float" office:value="1423" calcext:value-type="float">
            <text:p>142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évoux</text:p>
          </table:table-cell>
          <table:table-cell table:style-name="ce6" office:value-type="float" office:value="1427" calcext:value-type="float">
            <text:p>14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hasse-sur-Rhône</text:p>
          </table:table-cell>
          <table:table-cell table:style-name="ce5" office:value-type="float" office:value="38087" calcext:value-type="float">
            <text:p>3808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Albigny-sur-Saône</text:p>
          </table:table-cell>
          <table:table-cell table:style-name="ce6" office:value-type="float" office:value="69003" calcext:value-type="float">
            <text:p>690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Ambérieux</text:p>
          </table:table-cell>
          <table:table-cell table:style-name="ce5" office:value-type="float" office:value="69005" calcext:value-type="float">
            <text:p>690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Anse</text:p>
          </table:table-cell>
          <table:table-cell table:style-name="ce6" office:value-type="float" office:value="69009" calcext:value-type="float">
            <text:p>690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Arnas</text:p>
          </table:table-cell>
          <table:table-cell table:style-name="ce5" office:value-type="float" office:value="69013" calcext:value-type="float">
            <text:p>690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Belmont-d'Azergues</text:p>
          </table:table-cell>
          <table:table-cell table:style-name="ce6" office:value-type="float" office:value="69020" calcext:value-type="float">
            <text:p>690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Brignais</text:p>
          </table:table-cell>
          <table:table-cell table:style-name="ce5" office:value-type="float" office:value="69027" calcext:value-type="float">
            <text:p>690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Brindas</text:p>
          </table:table-cell>
          <table:table-cell table:style-name="ce6" office:value-type="float" office:value="69028" calcext:value-type="float">
            <text:p>690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Bron</text:p>
          </table:table-cell>
          <table:table-cell table:style-name="ce5" office:value-type="float" office:value="69029" calcext:value-type="float">
            <text:p>6902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ailloux-sur-Fontaines</text:p>
          </table:table-cell>
          <table:table-cell table:style-name="ce6" office:value-type="float" office:value="69033" calcext:value-type="float">
            <text:p>690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aluire-et-Cuire</text:p>
          </table:table-cell>
          <table:table-cell table:style-name="ce5" office:value-type="float" office:value="69034" calcext:value-type="float">
            <text:p>6903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hampagne-au-Mont-d'Or</text:p>
          </table:table-cell>
          <table:table-cell table:style-name="ce6" office:value-type="float" office:value="69040" calcext:value-type="float">
            <text:p>690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haponost</text:p>
          </table:table-cell>
          <table:table-cell table:style-name="ce5" office:value-type="float" office:value="69043" calcext:value-type="float">
            <text:p>690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harbonnières-les-Bains</text:p>
          </table:table-cell>
          <table:table-cell table:style-name="ce6" office:value-type="float" office:value="69044" calcext:value-type="float">
            <text:p>690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harly</text:p>
          </table:table-cell>
          <table:table-cell table:style-name="ce5" office:value-type="float" office:value="69046" calcext:value-type="float">
            <text:p>6904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harnay</text:p>
          </table:table-cell>
          <table:table-cell table:style-name="ce6" office:value-type="float" office:value="69047" calcext:value-type="float">
            <text:p>690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hasselay</text:p>
          </table:table-cell>
          <table:table-cell table:style-name="ce5" office:value-type="float" office:value="69049" calcext:value-type="float">
            <text:p>6904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hazay-d'Azergues</text:p>
          </table:table-cell>
          <table:table-cell table:style-name="ce6" office:value-type="float" office:value="69052" calcext:value-type="float">
            <text:p>690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Les Chères</text:p>
          </table:table-cell>
          <table:table-cell table:style-name="ce5" office:value-type="float" office:value="69055" calcext:value-type="float">
            <text:p>690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ivrieux-d'Azergues</text:p>
          </table:table-cell>
          <table:table-cell table:style-name="ce6" office:value-type="float" office:value="69059" calcext:value-type="float">
            <text:p>690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ogny</text:p>
          </table:table-cell>
          <table:table-cell table:style-name="ce5" office:value-type="float" office:value="69061" calcext:value-type="float">
            <text:p>6906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ollonges-au-Mont-d'Or</text:p>
          </table:table-cell>
          <table:table-cell table:style-name="ce6" office:value-type="float" office:value="69063" calcext:value-type="float">
            <text:p>690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ouzon-au-Mont-d'Or</text:p>
          </table:table-cell>
          <table:table-cell table:style-name="ce5" office:value-type="float" office:value="69068" calcext:value-type="float">
            <text:p>6906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raponne</text:p>
          </table:table-cell>
          <table:table-cell table:style-name="ce6" office:value-type="float" office:value="69069" calcext:value-type="float">
            <text:p>690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uris-au-Mont-d'Or</text:p>
          </table:table-cell>
          <table:table-cell table:style-name="ce5" office:value-type="float" office:value="69071" calcext:value-type="float">
            <text:p>690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Dardilly</text:p>
          </table:table-cell>
          <table:table-cell table:style-name="ce6" office:value-type="float" office:value="69072" calcext:value-type="float">
            <text:p>690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Denicé</text:p>
          </table:table-cell>
          <table:table-cell table:style-name="ce5" office:value-type="float" office:value="69074" calcext:value-type="float">
            <text:p>6907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Dommartin</text:p>
          </table:table-cell>
          <table:table-cell table:style-name="ce6" office:value-type="float" office:value="69076" calcext:value-type="float">
            <text:p>690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Écully</text:p>
          </table:table-cell>
          <table:table-cell table:style-name="ce5" office:value-type="float" office:value="69081" calcext:value-type="float">
            <text:p>6908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Fleurieu-sur-Saône</text:p>
          </table:table-cell>
          <table:table-cell table:style-name="ce6" office:value-type="float" office:value="69085" calcext:value-type="float">
            <text:p>690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Fontaines-Saint-Martin</text:p>
          </table:table-cell>
          <table:table-cell table:style-name="ce5" office:value-type="float" office:value="69087" calcext:value-type="float">
            <text:p>6908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Fontaines-sur-Saône</text:p>
          </table:table-cell>
          <table:table-cell table:style-name="ce6" office:value-type="float" office:value="69088" calcext:value-type="float">
            <text:p>690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Francheville</text:p>
          </table:table-cell>
          <table:table-cell table:style-name="ce5" office:value-type="float" office:value="69089" calcext:value-type="float">
            <text:p>690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Givors</text:p>
          </table:table-cell>
          <table:table-cell table:style-name="ce6" office:value-type="float" office:value="69091" calcext:value-type="float">
            <text:p>690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Gleizé</text:p>
          </table:table-cell>
          <table:table-cell table:style-name="ce5" office:value-type="float" office:value="69092" calcext:value-type="float">
            <text:p>6909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Grézieu-la-Varenne</text:p>
          </table:table-cell>
          <table:table-cell table:style-name="ce6" office:value-type="float" office:value="69094" calcext:value-type="float">
            <text:p>690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Grigny</text:p>
          </table:table-cell>
          <table:table-cell table:style-name="ce5" office:value-type="float" office:value="69096" calcext:value-type="float">
            <text:p>6909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Irigny</text:p>
          </table:table-cell>
          <table:table-cell table:style-name="ce6" office:value-type="float" office:value="69100" calcext:value-type="float">
            <text:p>69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Lacenas</text:p>
          </table:table-cell>
          <table:table-cell table:style-name="ce5" office:value-type="float" office:value="69105" calcext:value-type="float">
            <text:p>691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Lachassagne</text:p>
          </table:table-cell>
          <table:table-cell table:style-name="ce6" office:value-type="float" office:value="69106" calcext:value-type="float">
            <text:p>691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Lentilly</text:p>
          </table:table-cell>
          <table:table-cell table:style-name="ce5" office:value-type="float" office:value="69112" calcext:value-type="float">
            <text:p>6911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Limas</text:p>
          </table:table-cell>
          <table:table-cell table:style-name="ce6" office:value-type="float" office:value="69115" calcext:value-type="float">
            <text:p>691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Limonest</text:p>
          </table:table-cell>
          <table:table-cell table:style-name="ce5" office:value-type="float" office:value="69116" calcext:value-type="float">
            <text:p>6911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Lissieu</text:p>
          </table:table-cell>
          <table:table-cell table:style-name="ce6" office:value-type="float" office:value="69117" calcext:value-type="float">
            <text:p>691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Loire-sur-Rhône</text:p>
          </table:table-cell>
          <table:table-cell table:style-name="ce5" office:value-type="float" office:value="69118" calcext:value-type="float">
            <text:p>691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Lozanne</text:p>
          </table:table-cell>
          <table:table-cell table:style-name="ce6" office:value-type="float" office:value="69121" calcext:value-type="float">
            <text:p>691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Lucenay</text:p>
          </table:table-cell>
          <table:table-cell table:style-name="ce5" office:value-type="float" office:value="69122" calcext:value-type="float">
            <text:p>691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Lyon</text:p>
          </table:table-cell>
          <table:table-cell table:style-name="ce6" office:value-type="float" office:value="69123" calcext:value-type="float">
            <text:p>691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Marcilly-d'Azergues</text:p>
          </table:table-cell>
          <table:table-cell table:style-name="ce5" office:value-type="float" office:value="69125" calcext:value-type="float">
            <text:p>691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Marcy</text:p>
          </table:table-cell>
          <table:table-cell table:style-name="ce6" office:value-type="float" office:value="69126" calcext:value-type="float">
            <text:p>691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Marcy-l'Étoile</text:p>
          </table:table-cell>
          <table:table-cell table:style-name="ce5" office:value-type="float" office:value="69127" calcext:value-type="float">
            <text:p>691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Messimy</text:p>
          </table:table-cell>
          <table:table-cell table:style-name="ce6" office:value-type="float" office:value="69131" calcext:value-type="float">
            <text:p>691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Millery</text:p>
          </table:table-cell>
          <table:table-cell table:style-name="ce5" office:value-type="float" office:value="69133" calcext:value-type="float">
            <text:p>6913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Montagny</text:p>
          </table:table-cell>
          <table:table-cell table:style-name="ce6" office:value-type="float" office:value="69136" calcext:value-type="float">
            <text:p>691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Morancé</text:p>
          </table:table-cell>
          <table:table-cell table:style-name="ce5" office:value-type="float" office:value="69140" calcext:value-type="float">
            <text:p>6914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La Mulatière</text:p>
          </table:table-cell>
          <table:table-cell table:style-name="ce6" office:value-type="float" office:value="69142" calcext:value-type="float">
            <text:p>691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Neuville-sur-Saône</text:p>
          </table:table-cell>
          <table:table-cell table:style-name="ce5" office:value-type="float" office:value="69143" calcext:value-type="float">
            <text:p>691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Orliénas</text:p>
          </table:table-cell>
          <table:table-cell table:style-name="ce6" office:value-type="float" office:value="69148" calcext:value-type="float">
            <text:p>691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Oullins</text:p>
          </table:table-cell>
          <table:table-cell table:style-name="ce5" office:value-type="float" office:value="69149" calcext:value-type="float">
            <text:p>6914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Pierre-Bénite</text:p>
          </table:table-cell>
          <table:table-cell table:style-name="ce6" office:value-type="float" office:value="69152" calcext:value-type="float">
            <text:p>691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Pommiers</text:p>
          </table:table-cell>
          <table:table-cell table:style-name="ce5" office:value-type="float" office:value="69156" calcext:value-type="float">
            <text:p>6915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Porte des Pierres Dorées</text:p>
          </table:table-cell>
          <table:table-cell table:style-name="ce6" office:value-type="float" office:value="69159" calcext:value-type="float">
            <text:p>691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Rochetaillée-sur-Saône</text:p>
          </table:table-cell>
          <table:table-cell table:style-name="ce5" office:value-type="float" office:value="69168" calcext:value-type="float">
            <text:p>6916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Sainte-Consorce</text:p>
          </table:table-cell>
          <table:table-cell table:style-name="ce6" office:value-type="float" office:value="69190" calcext:value-type="float">
            <text:p>691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aint-Cyr-au-Mont-d'Or</text:p>
          </table:table-cell>
          <table:table-cell table:style-name="ce5" office:value-type="float" office:value="69191" calcext:value-type="float">
            <text:p>6919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Saint-Didier-au-Mont-d'Or</text:p>
          </table:table-cell>
          <table:table-cell table:style-name="ce6" office:value-type="float" office:value="69194" calcext:value-type="float">
            <text:p>691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aint-Fons</text:p>
          </table:table-cell>
          <table:table-cell table:style-name="ce5" office:value-type="float" office:value="69199" calcext:value-type="float">
            <text:p>6919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Sainte-Foy-lès-Lyon</text:p>
          </table:table-cell>
          <table:table-cell table:style-name="ce6" office:value-type="float" office:value="69202" calcext:value-type="float">
            <text:p>692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aint-Genis-Laval</text:p>
          </table:table-cell>
          <table:table-cell table:style-name="ce5" office:value-type="float" office:value="69204" calcext:value-type="float">
            <text:p>692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Saint-Genis-les-Ollières</text:p>
          </table:table-cell>
          <table:table-cell table:style-name="ce6" office:value-type="float" office:value="69205" calcext:value-type="float">
            <text:p>692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aint-Jean-des-Vignes</text:p>
          </table:table-cell>
          <table:table-cell table:style-name="ce5" office:value-type="float" office:value="69212" calcext:value-type="float">
            <text:p>6921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Saint-Romain-au-Mont-d'Or</text:p>
          </table:table-cell>
          <table:table-cell table:style-name="ce6" office:value-type="float" office:value="69233" calcext:value-type="float">
            <text:p>692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Taluyers</text:p>
          </table:table-cell>
          <table:table-cell table:style-name="ce5" office:value-type="float" office:value="69241" calcext:value-type="float">
            <text:p>6924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Tassin-la-Demi-Lune</text:p>
          </table:table-cell>
          <table:table-cell table:style-name="ce6" office:value-type="float" office:value="69244" calcext:value-type="float">
            <text:p>692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Thurins</text:p>
          </table:table-cell>
          <table:table-cell table:style-name="ce5" office:value-type="float" office:value="69249" calcext:value-type="float">
            <text:p>6924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La Tour-de-Salvagny</text:p>
          </table:table-cell>
          <table:table-cell table:style-name="ce6" office:value-type="float" office:value="69250" calcext:value-type="float">
            <text:p>692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Vaugneray</text:p>
          </table:table-cell>
          <table:table-cell table:style-name="ce5" office:value-type="float" office:value="69255" calcext:value-type="float">
            <text:p>692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Vaulx-en-Velin</text:p>
          </table:table-cell>
          <table:table-cell table:style-name="ce6" office:value-type="float" office:value="69256" calcext:value-type="float">
            <text:p>692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Vénissieux</text:p>
          </table:table-cell>
          <table:table-cell table:style-name="ce5" office:value-type="float" office:value="69259" calcext:value-type="float">
            <text:p>6925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Vernaison</text:p>
          </table:table-cell>
          <table:table-cell table:style-name="ce6" office:value-type="float" office:value="69260" calcext:value-type="float">
            <text:p>6926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Villefranche-sur-Saône</text:p>
          </table:table-cell>
          <table:table-cell table:style-name="ce5" office:value-type="float" office:value="69264" calcext:value-type="float">
            <text:p>6926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Villeurbanne</text:p>
          </table:table-cell>
          <table:table-cell table:style-name="ce6" office:value-type="float" office:value="69266" calcext:value-type="float">
            <text:p>692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Vourles</text:p>
          </table:table-cell>
          <table:table-cell table:style-name="ce5" office:value-type="float" office:value="69268" calcext:value-type="float">
            <text:p>6926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haponnay</text:p>
          </table:table-cell>
          <table:table-cell table:style-name="ce6" office:value-type="float" office:value="69270" calcext:value-type="float">
            <text:p>692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hassieu</text:p>
          </table:table-cell>
          <table:table-cell table:style-name="ce5" office:value-type="float" office:value="69271" calcext:value-type="float">
            <text:p>692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ommunay</text:p>
          </table:table-cell>
          <table:table-cell table:style-name="ce6" office:value-type="float" office:value="69272" calcext:value-type="float">
            <text:p>692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orbas</text:p>
          </table:table-cell>
          <table:table-cell table:style-name="ce5" office:value-type="float" office:value="69273" calcext:value-type="float">
            <text:p>692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Décines-Charpieu</text:p>
          </table:table-cell>
          <table:table-cell table:style-name="ce6" office:value-type="float" office:value="69275" calcext:value-type="float">
            <text:p>692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Feyzin</text:p>
          </table:table-cell>
          <table:table-cell table:style-name="ce5" office:value-type="float" office:value="69276" calcext:value-type="float">
            <text:p>6927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Genas</text:p>
          </table:table-cell>
          <table:table-cell table:style-name="ce6" office:value-type="float" office:value="69277" calcext:value-type="float">
            <text:p>692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Genay</text:p>
          </table:table-cell>
          <table:table-cell table:style-name="ce5" office:value-type="float" office:value="69278" calcext:value-type="float">
            <text:p>692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Marennes</text:p>
          </table:table-cell>
          <table:table-cell table:style-name="ce6" office:value-type="float" office:value="69281" calcext:value-type="float">
            <text:p>692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Meyzieu</text:p>
          </table:table-cell>
          <table:table-cell table:style-name="ce5" office:value-type="float" office:value="69282" calcext:value-type="float">
            <text:p>6928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Mions</text:p>
          </table:table-cell>
          <table:table-cell table:style-name="ce6" office:value-type="float" office:value="69283" calcext:value-type="float">
            <text:p>692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Montanay</text:p>
          </table:table-cell>
          <table:table-cell table:style-name="ce5" office:value-type="float" office:value="69284" calcext:value-type="float">
            <text:p>6928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Rillieux-la-Pape</text:p>
          </table:table-cell>
          <table:table-cell table:style-name="ce6" office:value-type="float" office:value="69286" calcext:value-type="float">
            <text:p>6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aint-Priest</text:p>
          </table:table-cell>
          <table:table-cell table:style-name="ce5" office:value-type="float" office:value="69290" calcext:value-type="float">
            <text:p>6929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Saint-Symphorien-d'Ozon</text:p>
          </table:table-cell>
          <table:table-cell table:style-name="ce6" office:value-type="float" office:value="69291" calcext:value-type="float">
            <text:p>692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athonay-Camp</text:p>
          </table:table-cell>
          <table:table-cell table:style-name="ce5" office:value-type="float" office:value="69292" calcext:value-type="float">
            <text:p>6929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Sathonay-Village</text:p>
          </table:table-cell>
          <table:table-cell table:style-name="ce6" office:value-type="float" office:value="69293" calcext:value-type="float">
            <text:p>692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érézin-du-Rhône</text:p>
          </table:table-cell>
          <table:table-cell table:style-name="ce5" office:value-type="float" office:value="69294" calcext:value-type="float">
            <text:p>6929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Solaize</text:p>
          </table:table-cell>
          <table:table-cell table:style-name="ce6" office:value-type="float" office:value="69296" calcext:value-type="float">
            <text:p>6929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Ternay</text:p>
          </table:table-cell>
          <table:table-cell table:style-name="ce5" office:value-type="float" office:value="69297" calcext:value-type="float">
            <text:p>6929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yon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Toussieu</text:p>
          </table:table-cell>
          <table:table-cell table:style-name="ce6" office:value-type="float" office:value="69298" calcext:value-type="float">
            <text:p>692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ix-en-Provence</text:p>
          </table:table-cell>
          <table:table-cell table:style-name="ce5" office:value-type="float" office:value="13001" calcext:value-type="float">
            <text:p>130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llauch</text:p>
          </table:table-cell>
          <table:table-cell table:style-name="ce6" office:value-type="float" office:value="13002" calcext:value-type="float">
            <text:p>130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ubagne</text:p>
          </table:table-cell>
          <table:table-cell table:style-name="ce5" office:value-type="float" office:value="13005" calcext:value-type="float">
            <text:p>130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uriol</text:p>
          </table:table-cell>
          <table:table-cell table:style-name="ce6" office:value-type="float" office:value="13007" calcext:value-type="float">
            <text:p>130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eaurecueil</text:p>
          </table:table-cell>
          <table:table-cell table:style-name="ce5" office:value-type="float" office:value="13012" calcext:value-type="float">
            <text:p>1301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re-l'Étang</text:p>
          </table:table-cell>
          <table:table-cell table:style-name="ce6" office:value-type="float" office:value="13014" calcext:value-type="float">
            <text:p>13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ouc-Bel-Air</text:p>
          </table:table-cell>
          <table:table-cell table:style-name="ce5" office:value-type="float" office:value="13015" calcext:value-type="float">
            <text:p>130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La Bouilladisse</text:p>
          </table:table-cell>
          <table:table-cell table:style-name="ce6" office:value-type="float" office:value="13016" calcext:value-type="float">
            <text:p>130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abriès</text:p>
          </table:table-cell>
          <table:table-cell table:style-name="ce5" office:value-type="float" office:value="13019" calcext:value-type="float">
            <text:p>130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adolive</text:p>
          </table:table-cell>
          <table:table-cell table:style-name="ce6" office:value-type="float" office:value="13020" calcext:value-type="float">
            <text:p>130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hâteauneuf-le-Rouge</text:p>
          </table:table-cell>
          <table:table-cell table:style-name="ce5" office:value-type="float" office:value="13025" calcext:value-type="float">
            <text:p>13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hâteauneuf-les-Martigues</text:p>
          </table:table-cell>
          <table:table-cell table:style-name="ce6" office:value-type="float" office:value="13026" calcext:value-type="float">
            <text:p>130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La Destrousse</text:p>
          </table:table-cell>
          <table:table-cell table:style-name="ce5" office:value-type="float" office:value="13031" calcext:value-type="float">
            <text:p>1303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Éguilles</text:p>
          </table:table-cell>
          <table:table-cell table:style-name="ce6" office:value-type="float" office:value="13032" calcext:value-type="float">
            <text:p>130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os-sur-Mer</text:p>
          </table:table-cell>
          <table:table-cell table:style-name="ce5" office:value-type="float" office:value="13039" calcext:value-type="float">
            <text:p>1303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uveau</text:p>
          </table:table-cell>
          <table:table-cell table:style-name="ce6" office:value-type="float" office:value="13040" calcext:value-type="float">
            <text:p>130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ardanne</text:p>
          </table:table-cell>
          <table:table-cell table:style-name="ce5" office:value-type="float" office:value="13041" calcext:value-type="float">
            <text:p>1304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Gémenos</text:p>
          </table:table-cell>
          <table:table-cell table:style-name="ce6" office:value-type="float" office:value="13042" calcext:value-type="float">
            <text:p>130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ignac-la-Nerthe</text:p>
          </table:table-cell>
          <table:table-cell table:style-name="ce5" office:value-type="float" office:value="13043" calcext:value-type="float">
            <text:p>130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Gréasque</text:p>
          </table:table-cell>
          <table:table-cell table:style-name="ce6" office:value-type="float" office:value="13046" calcext:value-type="float">
            <text:p>1304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stres</text:p>
          </table:table-cell>
          <table:table-cell table:style-name="ce5" office:value-type="float" office:value="13047" calcext:value-type="float">
            <text:p>1304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arignane</text:p>
          </table:table-cell>
          <table:table-cell table:style-name="ce6" office:value-type="float" office:value="13054" calcext:value-type="float">
            <text:p>130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arseille</text:p>
          </table:table-cell>
          <table:table-cell table:style-name="ce5" office:value-type="float" office:value="13055" calcext:value-type="float">
            <text:p>130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artigues</text:p>
          </table:table-cell>
          <table:table-cell table:style-name="ce6" office:value-type="float" office:value="13056" calcext:value-type="float">
            <text:p>130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eyreuil</text:p>
          </table:table-cell>
          <table:table-cell table:style-name="ce5" office:value-type="float" office:value="13060" calcext:value-type="float">
            <text:p>130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imet</text:p>
          </table:table-cell>
          <table:table-cell table:style-name="ce6" office:value-type="float" office:value="13062" calcext:value-type="float">
            <text:p>130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iramas</text:p>
          </table:table-cell>
          <table:table-cell table:style-name="ce5" office:value-type="float" office:value="13063" calcext:value-type="float">
            <text:p>1306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La Penne-sur-Huveaune</text:p>
          </table:table-cell>
          <table:table-cell table:style-name="ce6" office:value-type="float" office:value="13070" calcext:value-type="float">
            <text:p>130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Les Pennes-Mirabeau</text:p>
          </table:table-cell>
          <table:table-cell table:style-name="ce5" office:value-type="float" office:value="13071" calcext:value-type="float">
            <text:p>130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eynier</text:p>
          </table:table-cell>
          <table:table-cell table:style-name="ce6" office:value-type="float" office:value="13072" calcext:value-type="float">
            <text:p>130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eypin</text:p>
          </table:table-cell>
          <table:table-cell table:style-name="ce5" office:value-type="float" office:value="13073" calcext:value-type="float">
            <text:p>130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lan-de-Cuques</text:p>
          </table:table-cell>
          <table:table-cell table:style-name="ce6" office:value-type="float" office:value="13075" calcext:value-type="float">
            <text:p>130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ort-de-Bouc</text:p>
          </table:table-cell>
          <table:table-cell table:style-name="ce5" office:value-type="float" office:value="13077" calcext:value-type="float">
            <text:p>1307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Rognac</text:p>
          </table:table-cell>
          <table:table-cell table:style-name="ce6" office:value-type="float" office:value="13081" calcext:value-type="float">
            <text:p>130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oquevaire</text:p>
          </table:table-cell>
          <table:table-cell table:style-name="ce5" office:value-type="float" office:value="13086" calcext:value-type="float">
            <text:p>1308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Rousset</text:p>
          </table:table-cell>
          <table:table-cell table:style-name="ce6" office:value-type="float" office:value="13087" calcext:value-type="float">
            <text:p>130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aint-Chamas</text:p>
          </table:table-cell>
          <table:table-cell table:style-name="ce5" office:value-type="float" office:value="13092" calcext:value-type="float">
            <text:p>1309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aint-Marc-Jaumegarde</text:p>
          </table:table-cell>
          <table:table-cell table:style-name="ce6" office:value-type="float" office:value="13095" calcext:value-type="float">
            <text:p>130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aint-Mitre-les-Remparts</text:p>
          </table:table-cell>
          <table:table-cell table:style-name="ce5" office:value-type="float" office:value="13098" calcext:value-type="float">
            <text:p>1309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aint-Savournin</text:p>
          </table:table-cell>
          <table:table-cell table:style-name="ce6" office:value-type="float" office:value="13101" calcext:value-type="float">
            <text:p>131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aint-Victoret</text:p>
          </table:table-cell>
          <table:table-cell table:style-name="ce5" office:value-type="float" office:value="13102" calcext:value-type="float">
            <text:p>131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eptèmes-les-Vallons</text:p>
          </table:table-cell>
          <table:table-cell table:style-name="ce6" office:value-type="float" office:value="13106" calcext:value-type="float">
            <text:p>131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imiane-Collongue</text:p>
          </table:table-cell>
          <table:table-cell table:style-name="ce5" office:value-type="float" office:value="13107" calcext:value-type="float">
            <text:p>1310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Le Tholonet</text:p>
          </table:table-cell>
          <table:table-cell table:style-name="ce6" office:value-type="float" office:value="13109" calcext:value-type="float">
            <text:p>131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rets</text:p>
          </table:table-cell>
          <table:table-cell table:style-name="ce5" office:value-type="float" office:value="13110" calcext:value-type="float">
            <text:p>131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Velaux</text:p>
          </table:table-cell>
          <table:table-cell table:style-name="ce6" office:value-type="float" office:value="13112" calcext:value-type="float">
            <text:p>131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enelles</text:p>
          </table:table-cell>
          <table:table-cell table:style-name="ce5" office:value-type="float" office:value="13113" calcext:value-type="float">
            <text:p>131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Ventabren</text:p>
          </table:table-cell>
          <table:table-cell table:style-name="ce6" office:value-type="float" office:value="13114" calcext:value-type="float">
            <text:p>131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seille-Aix-en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itrolles</text:p>
          </table:table-cell>
          <table:table-cell table:style-name="ce5" office:value-type="float" office:value="13117" calcext:value-type="float">
            <text:p>131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eille-Aix-en-Provence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aint-Zacharie</text:p>
          </table:table-cell>
          <table:table-cell table:style-name="ce6" office:value-type="float" office:value="83120" calcext:value-type="float">
            <text:p>831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aux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régy-lès-Meaux</text:p>
          </table:table-cell>
          <table:table-cell table:style-name="ce5" office:value-type="float" office:value="77143" calcext:value-type="float">
            <text:p>771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aux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Mareuil-lès-Meaux</text:p>
          </table:table-cell>
          <table:table-cell table:style-name="ce6" office:value-type="float" office:value="77276" calcext:value-type="float">
            <text:p>772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aux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Meaux</text:p>
          </table:table-cell>
          <table:table-cell table:style-name="ce5" office:value-type="float" office:value="77284" calcext:value-type="float">
            <text:p>7728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aux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Nanteuil-lès-Meaux</text:p>
          </table:table-cell>
          <table:table-cell table:style-name="ce6" office:value-type="float" office:value="77330" calcext:value-type="float">
            <text:p>773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aux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Poincy</text:p>
          </table:table-cell>
          <table:table-cell table:style-name="ce5" office:value-type="float" office:value="77369" calcext:value-type="float">
            <text:p>7736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aux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Trilport</text:p>
          </table:table-cell>
          <table:table-cell table:style-name="ce6" office:value-type="float" office:value="77475" calcext:value-type="float">
            <text:p>774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aux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Villenoy</text:p>
          </table:table-cell>
          <table:table-cell table:style-name="ce5" office:value-type="float" office:value="77513" calcext:value-type="float">
            <text:p>775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nton-Monaco (partie française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eausoleil</text:p>
          </table:table-cell>
          <table:table-cell table:style-name="ce6" office:value-type="float" office:value="6012" calcext:value-type="float">
            <text:p>60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nton-Monaco (partie française)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ap-d'Ail</text:p>
          </table:table-cell>
          <table:table-cell table:style-name="ce5" office:value-type="float" office:value="6032" calcext:value-type="float">
            <text:p>603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nton-Monaco (partie française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astellar</text:p>
          </table:table-cell>
          <table:table-cell table:style-name="ce6" office:value-type="float" office:value="6035" calcext:value-type="float">
            <text:p>60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nton-Monaco (partie française)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Èze</text:p>
          </table:table-cell>
          <table:table-cell table:style-name="ce5" office:value-type="float" office:value="6059" calcext:value-type="float">
            <text:p>605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nton-Monaco (partie française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orbio</text:p>
          </table:table-cell>
          <table:table-cell table:style-name="ce6" office:value-type="float" office:value="6067" calcext:value-type="float">
            <text:p>60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nton-Monaco (partie française)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enton</text:p>
          </table:table-cell>
          <table:table-cell table:style-name="ce5" office:value-type="float" office:value="6083" calcext:value-type="float">
            <text:p>608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nton-Monaco (partie française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oquebrune-Cap-Martin</text:p>
          </table:table-cell>
          <table:table-cell table:style-name="ce6" office:value-type="float" office:value="6104" calcext:value-type="float">
            <text:p>61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nton-Monaco (partie française)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inte-Agnès</text:p>
          </table:table-cell>
          <table:table-cell table:style-name="ce5" office:value-type="float" office:value="6113" calcext:value-type="float">
            <text:p>61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nton-Monaco (partie française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 Turbie</text:p>
          </table:table-cell>
          <table:table-cell table:style-name="ce6" office:value-type="float" office:value="6150" calcext:value-type="float">
            <text:p>61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ssas</text:p>
          </table:table-cell>
          <table:table-cell table:style-name="ce5" office:value-type="float" office:value="34014" calcext:value-type="float">
            <text:p>3401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ntpellie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Castelnau-le-Lez</text:p>
          </table:table-cell>
          <table:table-cell table:style-name="ce6" office:value-type="float" office:value="34057" calcext:value-type="float">
            <text:p>3405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lapiers</text:p>
          </table:table-cell>
          <table:table-cell table:style-name="ce5" office:value-type="float" office:value="34077" calcext:value-type="float">
            <text:p>3407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ntpellie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Le Crès</text:p>
          </table:table-cell>
          <table:table-cell table:style-name="ce6" office:value-type="float" office:value="34090" calcext:value-type="float">
            <text:p>340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Fabrègues</text:p>
          </table:table-cell>
          <table:table-cell table:style-name="ce5" office:value-type="float" office:value="34095" calcext:value-type="float">
            <text:p>3409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ntpellie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Grabels</text:p>
          </table:table-cell>
          <table:table-cell table:style-name="ce6" office:value-type="float" office:value="34116" calcext:value-type="float">
            <text:p>341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Jacou</text:p>
          </table:table-cell>
          <table:table-cell table:style-name="ce5" office:value-type="float" office:value="34120" calcext:value-type="float">
            <text:p>3412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ntpellie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Juvignac</text:p>
          </table:table-cell>
          <table:table-cell table:style-name="ce6" office:value-type="float" office:value="34123" calcext:value-type="float">
            <text:p>341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Lattes</text:p>
          </table:table-cell>
          <table:table-cell table:style-name="ce5" office:value-type="float" office:value="34129" calcext:value-type="float">
            <text:p>3412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ntpellie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Lavérune</text:p>
          </table:table-cell>
          <table:table-cell table:style-name="ce6" office:value-type="float" office:value="34134" calcext:value-type="float">
            <text:p>341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ontferrier-sur-Lez</text:p>
          </table:table-cell>
          <table:table-cell table:style-name="ce5" office:value-type="float" office:value="34169" calcext:value-type="float">
            <text:p>3416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ntpellie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ontpellier</text:p>
          </table:table-cell>
          <table:table-cell table:style-name="ce6" office:value-type="float" office:value="34172" calcext:value-type="float">
            <text:p>341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Pérols</text:p>
          </table:table-cell>
          <table:table-cell table:style-name="ce5" office:value-type="float" office:value="34198" calcext:value-type="float">
            <text:p>3419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ntpellie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Prades-le-Lez</text:p>
          </table:table-cell>
          <table:table-cell table:style-name="ce6" office:value-type="float" office:value="34217" calcext:value-type="float">
            <text:p>342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int-Clément-de-Rivière</text:p>
          </table:table-cell>
          <table:table-cell table:style-name="ce5" office:value-type="float" office:value="34247" calcext:value-type="float">
            <text:p>3424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ntpellie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Saint-Gély-du-Fesc</text:p>
          </table:table-cell>
          <table:table-cell table:style-name="ce6" office:value-type="float" office:value="34255" calcext:value-type="float">
            <text:p>342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int-Jean-de-Védas</text:p>
          </table:table-cell>
          <table:table-cell table:style-name="ce5" office:value-type="float" office:value="34270" calcext:value-type="float">
            <text:p>3427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ntpellie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Saint-Vincent-de-Barbeyrargues</text:p>
          </table:table-cell>
          <table:table-cell table:style-name="ce6" office:value-type="float" office:value="34290" calcext:value-type="float">
            <text:p>342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aussan</text:p>
          </table:table-cell>
          <table:table-cell table:style-name="ce5" office:value-type="float" office:value="34295" calcext:value-type="float">
            <text:p>3429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ntpellie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Teyran</text:p>
          </table:table-cell>
          <table:table-cell table:style-name="ce6" office:value-type="float" office:value="34309" calcext:value-type="float">
            <text:p>343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Vendargues</text:p>
          </table:table-cell>
          <table:table-cell table:style-name="ce5" office:value-type="float" office:value="34327" calcext:value-type="float">
            <text:p>343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ntpellier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Villeneuve-lès-Maguelone</text:p>
          </table:table-cell>
          <table:table-cell table:style-name="ce6" office:value-type="float" office:value="34337" calcext:value-type="float">
            <text:p>343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Basse-Goulaine</text:p>
          </table:table-cell>
          <table:table-cell table:style-name="ce5" office:value-type="float" office:value="44009" calcext:value-type="float">
            <text:p>4400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Bouaye</text:p>
          </table:table-cell>
          <table:table-cell table:style-name="ce6" office:value-type="float" office:value="44018" calcext:value-type="float">
            <text:p>440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Bouguenais</text:p>
          </table:table-cell>
          <table:table-cell table:style-name="ce5" office:value-type="float" office:value="44020" calcext:value-type="float">
            <text:p>4402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arquefou</text:p>
          </table:table-cell>
          <table:table-cell table:style-name="ce6" office:value-type="float" office:value="44026" calcext:value-type="float">
            <text:p>440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La Chapelle-sur-Erdre</text:p>
          </table:table-cell>
          <table:table-cell table:style-name="ce5" office:value-type="float" office:value="44035" calcext:value-type="float">
            <text:p>4403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ouëron</text:p>
          </table:table-cell>
          <table:table-cell table:style-name="ce6" office:value-type="float" office:value="44047" calcext:value-type="float">
            <text:p>440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Haute-Goulaine</text:p>
          </table:table-cell>
          <table:table-cell table:style-name="ce5" office:value-type="float" office:value="44071" calcext:value-type="float">
            <text:p>440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Indre</text:p>
          </table:table-cell>
          <table:table-cell table:style-name="ce6" office:value-type="float" office:value="44074" calcext:value-type="float">
            <text:p>440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La Montagne</text:p>
          </table:table-cell>
          <table:table-cell table:style-name="ce5" office:value-type="float" office:value="44101" calcext:value-type="float">
            <text:p>441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Nantes</text:p>
          </table:table-cell>
          <table:table-cell table:style-name="ce6" office:value-type="float" office:value="44109" calcext:value-type="float">
            <text:p>441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Orvault</text:p>
          </table:table-cell>
          <table:table-cell table:style-name="ce5" office:value-type="float" office:value="44114" calcext:value-type="float">
            <text:p>4411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Pont-Saint-Martin</text:p>
          </table:table-cell>
          <table:table-cell table:style-name="ce6" office:value-type="float" office:value="44130" calcext:value-type="float">
            <text:p>441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Rezé</text:p>
          </table:table-cell>
          <table:table-cell table:style-name="ce5" office:value-type="float" office:value="44143" calcext:value-type="float">
            <text:p>441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Saint-Aignan-Grandlieu</text:p>
          </table:table-cell>
          <table:table-cell table:style-name="ce6" office:value-type="float" office:value="44150" calcext:value-type="float">
            <text:p>441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aint-Herblain</text:p>
          </table:table-cell>
          <table:table-cell table:style-name="ce5" office:value-type="float" office:value="44162" calcext:value-type="float">
            <text:p>4416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Saint-Jean-de-Boiseau</text:p>
          </table:table-cell>
          <table:table-cell table:style-name="ce6" office:value-type="float" office:value="44166" calcext:value-type="float">
            <text:p>441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ainte-Luce-sur-Loire</text:p>
          </table:table-cell>
          <table:table-cell table:style-name="ce5" office:value-type="float" office:value="44172" calcext:value-type="float">
            <text:p>4417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Saint-Sébastien-sur-Loire</text:p>
          </table:table-cell>
          <table:table-cell table:style-name="ce6" office:value-type="float" office:value="44190" calcext:value-type="float">
            <text:p>441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autron</text:p>
          </table:table-cell>
          <table:table-cell table:style-name="ce5" office:value-type="float" office:value="44194" calcext:value-type="float">
            <text:p>4419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Les Sorinières</text:p>
          </table:table-cell>
          <table:table-cell table:style-name="ce6" office:value-type="float" office:value="44198" calcext:value-type="float">
            <text:p>441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houaré-sur-Loire</text:p>
          </table:table-cell>
          <table:table-cell table:style-name="ce5" office:value-type="float" office:value="44204" calcext:value-type="float">
            <text:p>442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an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Vertou</text:p>
          </table:table-cell>
          <table:table-cell table:style-name="ce6" office:value-type="float" office:value="44215" calcext:value-type="float">
            <text:p>442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ntibes</text:p>
          </table:table-cell>
          <table:table-cell table:style-name="ce5" office:value-type="float" office:value="6004" calcext:value-type="float">
            <text:p>60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spremont</text:p>
          </table:table-cell>
          <table:table-cell table:style-name="ce6" office:value-type="float" office:value="6006" calcext:value-type="float">
            <text:p>60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uribeau-sur-Siagne</text:p>
          </table:table-cell>
          <table:table-cell table:style-name="ce5" office:value-type="float" office:value="6007" calcext:value-type="float">
            <text:p>600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e Bar-sur-Loup</text:p>
          </table:table-cell>
          <table:table-cell table:style-name="ce6" office:value-type="float" office:value="6010" calcext:value-type="float">
            <text:p>60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eaulieu-sur-Mer</text:p>
          </table:table-cell>
          <table:table-cell table:style-name="ce5" office:value-type="float" office:value="6011" calcext:value-type="float">
            <text:p>60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erre-les-Alpes</text:p>
          </table:table-cell>
          <table:table-cell table:style-name="ce6" office:value-type="float" office:value="6015" calcext:value-type="float">
            <text:p>60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iot</text:p>
          </table:table-cell>
          <table:table-cell table:style-name="ce5" office:value-type="float" office:value="6018" calcext:value-type="float">
            <text:p>60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abris</text:p>
          </table:table-cell>
          <table:table-cell table:style-name="ce6" office:value-type="float" office:value="6026" calcext:value-type="float">
            <text:p>60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agnes-sur-Mer</text:p>
          </table:table-cell>
          <table:table-cell table:style-name="ce5" office:value-type="float" office:value="6027" calcext:value-type="float">
            <text:p>60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annes</text:p>
          </table:table-cell>
          <table:table-cell table:style-name="ce6" office:value-type="float" office:value="6029" calcext:value-type="float">
            <text:p>60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e Cannet</text:p>
          </table:table-cell>
          <table:table-cell table:style-name="ce5" office:value-type="float" office:value="6030" calcext:value-type="float">
            <text:p>603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antaron</text:p>
          </table:table-cell>
          <table:table-cell table:style-name="ce6" office:value-type="float" office:value="6031" calcext:value-type="float">
            <text:p>60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arros</text:p>
          </table:table-cell>
          <table:table-cell table:style-name="ce5" office:value-type="float" office:value="6033" calcext:value-type="float">
            <text:p>603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astagniers</text:p>
          </table:table-cell>
          <table:table-cell table:style-name="ce6" office:value-type="float" office:value="6034" calcext:value-type="float">
            <text:p>60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hâteauneuf-Grasse</text:p>
          </table:table-cell>
          <table:table-cell table:style-name="ce5" office:value-type="float" office:value="6038" calcext:value-type="float">
            <text:p>603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âteauneuf-Villevieille</text:p>
          </table:table-cell>
          <table:table-cell table:style-name="ce6" office:value-type="float" office:value="6039" calcext:value-type="float">
            <text:p>60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a Colle-sur-Loup</text:p>
          </table:table-cell>
          <table:table-cell table:style-name="ce5" office:value-type="float" office:value="6044" calcext:value-type="float">
            <text:p>604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lomars</text:p>
          </table:table-cell>
          <table:table-cell table:style-name="ce6" office:value-type="float" office:value="6046" calcext:value-type="float">
            <text:p>604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ontes</text:p>
          </table:table-cell>
          <table:table-cell table:style-name="ce5" office:value-type="float" office:value="6048" calcext:value-type="float">
            <text:p>604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rap</text:p>
          </table:table-cell>
          <table:table-cell table:style-name="ce6" office:value-type="float" office:value="6054" calcext:value-type="float">
            <text:p>60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alicon</text:p>
          </table:table-cell>
          <table:table-cell table:style-name="ce5" office:value-type="float" office:value="6060" calcext:value-type="float">
            <text:p>60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attières</text:p>
          </table:table-cell>
          <table:table-cell table:style-name="ce6" office:value-type="float" office:value="6064" calcext:value-type="float">
            <text:p>60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a Gaude</text:p>
          </table:table-cell>
          <table:table-cell table:style-name="ce5" office:value-type="float" office:value="6065" calcext:value-type="float">
            <text:p>606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ourdon</text:p>
          </table:table-cell>
          <table:table-cell table:style-name="ce6" office:value-type="float" office:value="6068" calcext:value-type="float">
            <text:p>60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rasse</text:p>
          </table:table-cell>
          <table:table-cell table:style-name="ce5" office:value-type="float" office:value="6069" calcext:value-type="float">
            <text:p>606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andelieu-la-Napoule</text:p>
          </table:table-cell>
          <table:table-cell table:style-name="ce6" office:value-type="float" office:value="6079" calcext:value-type="float">
            <text:p>60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ouans-Sartoux</text:p>
          </table:table-cell>
          <table:table-cell table:style-name="ce5" office:value-type="float" office:value="6084" calcext:value-type="float">
            <text:p>608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ugins</text:p>
          </table:table-cell>
          <table:table-cell table:style-name="ce6" office:value-type="float" office:value="6085" calcext:value-type="float">
            <text:p>60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ice</text:p>
          </table:table-cell>
          <table:table-cell table:style-name="ce5" office:value-type="float" office:value="6088" calcext:value-type="float">
            <text:p>608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pio</text:p>
          </table:table-cell>
          <table:table-cell table:style-name="ce6" office:value-type="float" office:value="6089" calcext:value-type="float">
            <text:p>60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égomas</text:p>
          </table:table-cell>
          <table:table-cell table:style-name="ce5" office:value-type="float" office:value="6090" calcext:value-type="float">
            <text:p>609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ymeinade</text:p>
          </table:table-cell>
          <table:table-cell table:style-name="ce6" office:value-type="float" office:value="6095" calcext:value-type="float">
            <text:p>60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oquefort-les-Pins</text:p>
          </table:table-cell>
          <table:table-cell table:style-name="ce5" office:value-type="float" office:value="6105" calcext:value-type="float">
            <text:p>61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 Roquette-sur-Siagne</text:p>
          </table:table-cell>
          <table:table-cell table:style-name="ce6" office:value-type="float" office:value="6108" calcext:value-type="float">
            <text:p>61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e Rouret</text:p>
          </table:table-cell>
          <table:table-cell table:style-name="ce5" office:value-type="float" office:value="6112" calcext:value-type="float">
            <text:p>611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aint-André-de-la-Roche</text:p>
          </table:table-cell>
          <table:table-cell table:style-name="ce6" office:value-type="float" office:value="6114" calcext:value-type="float">
            <text:p>61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int-Jean-Cap-Ferrat</text:p>
          </table:table-cell>
          <table:table-cell table:style-name="ce5" office:value-type="float" office:value="6121" calcext:value-type="float">
            <text:p>612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aint-Jeannet</text:p>
          </table:table-cell>
          <table:table-cell table:style-name="ce6" office:value-type="float" office:value="6122" calcext:value-type="float">
            <text:p>61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int-Laurent-du-Var</text:p>
          </table:table-cell>
          <table:table-cell table:style-name="ce5" office:value-type="float" office:value="6123" calcext:value-type="float">
            <text:p>612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aint-Paul-de-Vence</text:p>
          </table:table-cell>
          <table:table-cell table:style-name="ce6" office:value-type="float" office:value="6128" calcext:value-type="float">
            <text:p>61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péracèdes</text:p>
          </table:table-cell>
          <table:table-cell table:style-name="ce5" office:value-type="float" office:value="6137" calcext:value-type="float">
            <text:p>613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héoule-sur-Mer</text:p>
          </table:table-cell>
          <table:table-cell table:style-name="ce6" office:value-type="float" office:value="6138" calcext:value-type="float">
            <text:p>61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e Tignet</text:p>
          </table:table-cell>
          <table:table-cell table:style-name="ce5" office:value-type="float" office:value="6140" calcext:value-type="float">
            <text:p>614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ourrette-Levens</text:p>
          </table:table-cell>
          <table:table-cell table:style-name="ce6" office:value-type="float" office:value="6147" calcext:value-type="float">
            <text:p>61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ourrettes-sur-Loup</text:p>
          </table:table-cell>
          <table:table-cell table:style-name="ce5" office:value-type="float" office:value="6148" calcext:value-type="float">
            <text:p>614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 Trinité</text:p>
          </table:table-cell>
          <table:table-cell table:style-name="ce6" office:value-type="float" office:value="6149" calcext:value-type="float">
            <text:p>61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albonne</text:p>
          </table:table-cell>
          <table:table-cell table:style-name="ce5" office:value-type="float" office:value="6152" calcext:value-type="float">
            <text:p>61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allauris</text:p>
          </table:table-cell>
          <table:table-cell table:style-name="ce6" office:value-type="float" office:value="6155" calcext:value-type="float">
            <text:p>61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ence</text:p>
          </table:table-cell>
          <table:table-cell table:style-name="ce5" office:value-type="float" office:value="6157" calcext:value-type="float">
            <text:p>615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illefranche-sur-Mer</text:p>
          </table:table-cell>
          <table:table-cell table:style-name="ce6" office:value-type="float" office:value="6159" calcext:value-type="float">
            <text:p>61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illeneuve-Loubet</text:p>
          </table:table-cell>
          <table:table-cell table:style-name="ce5" office:value-type="float" office:value="6161" calcext:value-type="float">
            <text:p>616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îmes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ernis</text:p>
          </table:table-cell>
          <table:table-cell table:style-name="ce6" office:value-type="float" office:value="30036" calcext:value-type="float">
            <text:p>300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îme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aissargues</text:p>
          </table:table-cell>
          <table:table-cell table:style-name="ce5" office:value-type="float" office:value="30060" calcext:value-type="float">
            <text:p>300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îmes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aveirac</text:p>
          </table:table-cell>
          <table:table-cell table:style-name="ce6" office:value-type="float" office:value="30075" calcext:value-type="float">
            <text:p>300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îme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arguerittes</text:p>
          </table:table-cell>
          <table:table-cell table:style-name="ce5" office:value-type="float" office:value="30156" calcext:value-type="float">
            <text:p>3015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îmes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ilhaud</text:p>
          </table:table-cell>
          <table:table-cell table:style-name="ce6" office:value-type="float" office:value="30169" calcext:value-type="float">
            <text:p>301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îme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îmes</text:p>
          </table:table-cell>
          <table:table-cell table:style-name="ce5" office:value-type="float" office:value="30189" calcext:value-type="float">
            <text:p>301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îmes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Uchaud</text:p>
          </table:table-cell>
          <table:table-cell table:style-name="ce6" office:value-type="float" office:value="30333" calcext:value-type="float">
            <text:p>303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îme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Vestric-et-Candiac</text:p>
          </table:table-cell>
          <table:table-cell table:style-name="ce5" office:value-type="float" office:value="30347" calcext:value-type="float">
            <text:p>3034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îmes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Rodilhan</text:p>
          </table:table-cell>
          <table:table-cell table:style-name="ce6" office:value-type="float" office:value="30356" calcext:value-type="float">
            <text:p>303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léan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Boigny-sur-Bionne</text:p>
          </table:table-cell>
          <table:table-cell table:style-name="ce5" office:value-type="float" office:value="45034" calcext:value-type="float">
            <text:p>4503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léans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La Chapelle-Saint-Mesmin</text:p>
          </table:table-cell>
          <table:table-cell table:style-name="ce6" office:value-type="float" office:value="45075" calcext:value-type="float">
            <text:p>450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léan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hécy</text:p>
          </table:table-cell>
          <table:table-cell table:style-name="ce5" office:value-type="float" office:value="45089" calcext:value-type="float">
            <text:p>450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léans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Combleux</text:p>
          </table:table-cell>
          <table:table-cell table:style-name="ce6" office:value-type="float" office:value="45100" calcext:value-type="float">
            <text:p>45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léan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leury-les-Aubrais</text:p>
          </table:table-cell>
          <table:table-cell table:style-name="ce5" office:value-type="float" office:value="45147" calcext:value-type="float">
            <text:p>4514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léans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Ingré</text:p>
          </table:table-cell>
          <table:table-cell table:style-name="ce6" office:value-type="float" office:value="45169" calcext:value-type="float">
            <text:p>451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léan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ardié</text:p>
          </table:table-cell>
          <table:table-cell table:style-name="ce5" office:value-type="float" office:value="45194" calcext:value-type="float">
            <text:p>4519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léans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Olivet</text:p>
          </table:table-cell>
          <table:table-cell table:style-name="ce6" office:value-type="float" office:value="45232" calcext:value-type="float">
            <text:p>452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léan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Orléans</text:p>
          </table:table-cell>
          <table:table-cell table:style-name="ce5" office:value-type="float" office:value="45234" calcext:value-type="float">
            <text:p>4523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léans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Ormes</text:p>
          </table:table-cell>
          <table:table-cell table:style-name="ce6" office:value-type="float" office:value="45235" calcext:value-type="float">
            <text:p>452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léan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aint-Cyr-en-Val</text:p>
          </table:table-cell>
          <table:table-cell table:style-name="ce5" office:value-type="float" office:value="45272" calcext:value-type="float">
            <text:p>4527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léans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Saint-Denis-en-Val</text:p>
          </table:table-cell>
          <table:table-cell table:style-name="ce6" office:value-type="float" office:value="45274" calcext:value-type="float">
            <text:p>452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léan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aint-Hilaire-Saint-Mesmin</text:p>
          </table:table-cell>
          <table:table-cell table:style-name="ce5" office:value-type="float" office:value="45282" calcext:value-type="float">
            <text:p>4528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léans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Saint-Jean-de-Braye</text:p>
          </table:table-cell>
          <table:table-cell table:style-name="ce6" office:value-type="float" office:value="45284" calcext:value-type="float">
            <text:p>452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léan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aint-Jean-de-la-Ruelle</text:p>
          </table:table-cell>
          <table:table-cell table:style-name="ce5" office:value-type="float" office:value="45285" calcext:value-type="float">
            <text:p>4528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léans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Saint-Jean-le-Blanc</text:p>
          </table:table-cell>
          <table:table-cell table:style-name="ce6" office:value-type="float" office:value="45286" calcext:value-type="float">
            <text:p>45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léan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aint-Pryvé-Saint-Mesmin</text:p>
          </table:table-cell>
          <table:table-cell table:style-name="ce5" office:value-type="float" office:value="45298" calcext:value-type="float">
            <text:p>4529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léans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Saran</text:p>
          </table:table-cell>
          <table:table-cell table:style-name="ce6" office:value-type="float" office:value="45302" calcext:value-type="float">
            <text:p>453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léan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emoy</text:p>
          </table:table-cell>
          <table:table-cell table:style-name="ce5" office:value-type="float" office:value="45308" calcext:value-type="float">
            <text:p>4530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Paris</text:p>
          </table:table-cell>
          <table:table-cell table:style-name="ce6" office:value-type="float" office:value="75056" calcext:value-type="float">
            <text:p>750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Boissise-la-Bertrand</text:p>
          </table:table-cell>
          <table:table-cell table:style-name="ce5" office:value-type="float" office:value="77039" calcext:value-type="float">
            <text:p>7703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Boissise-le-Roi</text:p>
          </table:table-cell>
          <table:table-cell table:style-name="ce6" office:value-type="float" office:value="77040" calcext:value-type="float">
            <text:p>770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Brou-sur-Chantereine</text:p>
          </table:table-cell>
          <table:table-cell table:style-name="ce5" office:value-type="float" office:value="77055" calcext:value-type="float">
            <text:p>770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Bussy-Saint-Georges</text:p>
          </table:table-cell>
          <table:table-cell table:style-name="ce6" office:value-type="float" office:value="77058" calcext:value-type="float">
            <text:p>770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Bussy-Saint-Martin</text:p>
          </table:table-cell>
          <table:table-cell table:style-name="ce5" office:value-type="float" office:value="77059" calcext:value-type="float">
            <text:p>7705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arnetin</text:p>
          </table:table-cell>
          <table:table-cell table:style-name="ce6" office:value-type="float" office:value="77062" calcext:value-type="float">
            <text:p>770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esson</text:p>
          </table:table-cell>
          <table:table-cell table:style-name="ce5" office:value-type="float" office:value="77067" calcext:value-type="float">
            <text:p>7706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alifert</text:p>
          </table:table-cell>
          <table:table-cell table:style-name="ce6" office:value-type="float" office:value="77075" calcext:value-type="float">
            <text:p>770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hamps-sur-Marne</text:p>
          </table:table-cell>
          <table:table-cell table:style-name="ce5" office:value-type="float" office:value="77083" calcext:value-type="float">
            <text:p>7708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anteloup-en-Brie</text:p>
          </table:table-cell>
          <table:table-cell table:style-name="ce6" office:value-type="float" office:value="77085" calcext:value-type="float">
            <text:p>770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helles</text:p>
          </table:table-cell>
          <table:table-cell table:style-name="ce5" office:value-type="float" office:value="77108" calcext:value-type="float">
            <text:p>7710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essy</text:p>
          </table:table-cell>
          <table:table-cell table:style-name="ce6" office:value-type="float" office:value="77111" calcext:value-type="float">
            <text:p>771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ollégien</text:p>
          </table:table-cell>
          <table:table-cell table:style-name="ce5" office:value-type="float" office:value="77121" calcext:value-type="float">
            <text:p>7712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ombs-la-Ville</text:p>
          </table:table-cell>
          <table:table-cell table:style-name="ce6" office:value-type="float" office:value="77122" calcext:value-type="float">
            <text:p>771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onches-sur-Gondoire</text:p>
          </table:table-cell>
          <table:table-cell table:style-name="ce5" office:value-type="float" office:value="77124" calcext:value-type="float">
            <text:p>7712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ourtry</text:p>
          </table:table-cell>
          <table:table-cell table:style-name="ce6" office:value-type="float" office:value="77139" calcext:value-type="float">
            <text:p>771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roissy-Beaubourg</text:p>
          </table:table-cell>
          <table:table-cell table:style-name="ce5" office:value-type="float" office:value="77146" calcext:value-type="float">
            <text:p>7714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Dammarie-les-Lys</text:p>
          </table:table-cell>
          <table:table-cell table:style-name="ce6" office:value-type="float" office:value="77152" calcext:value-type="float">
            <text:p>771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Dampmart</text:p>
          </table:table-cell>
          <table:table-cell table:style-name="ce5" office:value-type="float" office:value="77155" calcext:value-type="float">
            <text:p>771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Émerainville</text:p>
          </table:table-cell>
          <table:table-cell table:style-name="ce6" office:value-type="float" office:value="77169" calcext:value-type="float">
            <text:p>771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Ferrières-en-Brie</text:p>
          </table:table-cell>
          <table:table-cell table:style-name="ce5" office:value-type="float" office:value="77181" calcext:value-type="float">
            <text:p>7718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Gouvernes</text:p>
          </table:table-cell>
          <table:table-cell table:style-name="ce6" office:value-type="float" office:value="77209" calcext:value-type="float">
            <text:p>772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Guermantes</text:p>
          </table:table-cell>
          <table:table-cell table:style-name="ce5" office:value-type="float" office:value="77221" calcext:value-type="float">
            <text:p>7722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Lagny-sur-Marne</text:p>
          </table:table-cell>
          <table:table-cell table:style-name="ce6" office:value-type="float" office:value="77243" calcext:value-type="float">
            <text:p>772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Lésigny</text:p>
          </table:table-cell>
          <table:table-cell table:style-name="ce5" office:value-type="float" office:value="77249" calcext:value-type="float">
            <text:p>7724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Lieusaint</text:p>
          </table:table-cell>
          <table:table-cell table:style-name="ce6" office:value-type="float" office:value="77251" calcext:value-type="float">
            <text:p>772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Livry-sur-Seine</text:p>
          </table:table-cell>
          <table:table-cell table:style-name="ce5" office:value-type="float" office:value="77255" calcext:value-type="float">
            <text:p>772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Lognes</text:p>
          </table:table-cell>
          <table:table-cell table:style-name="ce6" office:value-type="float" office:value="77258" calcext:value-type="float">
            <text:p>772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Le Mée-sur-Seine</text:p>
          </table:table-cell>
          <table:table-cell table:style-name="ce5" office:value-type="float" office:value="77285" calcext:value-type="float">
            <text:p>7728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Melun</text:p>
          </table:table-cell>
          <table:table-cell table:style-name="ce6" office:value-type="float" office:value="77288" calcext:value-type="float">
            <text:p>772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Le Mesnil-Amelot</text:p>
          </table:table-cell>
          <table:table-cell table:style-name="ce5" office:value-type="float" office:value="77291" calcext:value-type="float">
            <text:p>7729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Mitry-Mory</text:p>
          </table:table-cell>
          <table:table-cell table:style-name="ce6" office:value-type="float" office:value="77294" calcext:value-type="float">
            <text:p>772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Moissy-Cramayel</text:p>
          </table:table-cell>
          <table:table-cell table:style-name="ce5" office:value-type="float" office:value="77296" calcext:value-type="float">
            <text:p>7729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Montévrain</text:p>
          </table:table-cell>
          <table:table-cell table:style-name="ce6" office:value-type="float" office:value="77307" calcext:value-type="float">
            <text:p>773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andy</text:p>
          </table:table-cell>
          <table:table-cell table:style-name="ce5" office:value-type="float" office:value="77326" calcext:value-type="float">
            <text:p>7732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Noisiel</text:p>
          </table:table-cell>
          <table:table-cell table:style-name="ce6" office:value-type="float" office:value="77337" calcext:value-type="float">
            <text:p>773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Ozoir-la-Ferrière</text:p>
          </table:table-cell>
          <table:table-cell table:style-name="ce5" office:value-type="float" office:value="77350" calcext:value-type="float">
            <text:p>773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Pomponne</text:p>
          </table:table-cell>
          <table:table-cell table:style-name="ce6" office:value-type="float" office:value="77372" calcext:value-type="float">
            <text:p>773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Pontault-Combault</text:p>
          </table:table-cell>
          <table:table-cell table:style-name="ce5" office:value-type="float" office:value="77373" calcext:value-type="float">
            <text:p>773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Pringy</text:p>
          </table:table-cell>
          <table:table-cell table:style-name="ce6" office:value-type="float" office:value="77378" calcext:value-type="float">
            <text:p>7737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La Rochette</text:p>
          </table:table-cell>
          <table:table-cell table:style-name="ce5" office:value-type="float" office:value="77389" calcext:value-type="float">
            <text:p>773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Roissy-en-Brie</text:p>
          </table:table-cell>
          <table:table-cell table:style-name="ce6" office:value-type="float" office:value="77390" calcext:value-type="float">
            <text:p>773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Rubelles</text:p>
          </table:table-cell>
          <table:table-cell table:style-name="ce5" office:value-type="float" office:value="77394" calcext:value-type="float">
            <text:p>7739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Saint-Fargeau-Ponthierry</text:p>
          </table:table-cell>
          <table:table-cell table:style-name="ce6" office:value-type="float" office:value="77407" calcext:value-type="float">
            <text:p>774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Saint-Thibault-des-Vignes</text:p>
          </table:table-cell>
          <table:table-cell table:style-name="ce5" office:value-type="float" office:value="77438" calcext:value-type="float">
            <text:p>7743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Savigny-le-Temple</text:p>
          </table:table-cell>
          <table:table-cell table:style-name="ce6" office:value-type="float" office:value="77445" calcext:value-type="float">
            <text:p>774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Serris</text:p>
          </table:table-cell>
          <table:table-cell table:style-name="ce5" office:value-type="float" office:value="77449" calcext:value-type="float">
            <text:p>7744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Servon</text:p>
          </table:table-cell>
          <table:table-cell table:style-name="ce6" office:value-type="float" office:value="77450" calcext:value-type="float">
            <text:p>774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Thorigny-sur-Marne</text:p>
          </table:table-cell>
          <table:table-cell table:style-name="ce5" office:value-type="float" office:value="77464" calcext:value-type="float">
            <text:p>7746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Torcy</text:p>
          </table:table-cell>
          <table:table-cell table:style-name="ce6" office:value-type="float" office:value="77468" calcext:value-type="float">
            <text:p>774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Vaires-sur-Marne</text:p>
          </table:table-cell>
          <table:table-cell table:style-name="ce5" office:value-type="float" office:value="77479" calcext:value-type="float">
            <text:p>7747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Vaux-le-Pénil</text:p>
          </table:table-cell>
          <table:table-cell table:style-name="ce6" office:value-type="float" office:value="77487" calcext:value-type="float">
            <text:p>774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Vert-Saint-Denis</text:p>
          </table:table-cell>
          <table:table-cell table:style-name="ce5" office:value-type="float" office:value="77495" calcext:value-type="float">
            <text:p>7749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Villeparisis</text:p>
          </table:table-cell>
          <table:table-cell table:style-name="ce6" office:value-type="float" office:value="77514" calcext:value-type="float">
            <text:p>775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Achères</text:p>
          </table:table-cell>
          <table:table-cell table:style-name="ce5" office:value-type="float" office:value="78005" calcext:value-type="float">
            <text:p>780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Andrésy</text:p>
          </table:table-cell>
          <table:table-cell table:style-name="ce6" office:value-type="float" office:value="78015" calcext:value-type="float">
            <text:p>780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Auffreville-Brasseuil</text:p>
          </table:table-cell>
          <table:table-cell table:style-name="ce5" office:value-type="float" office:value="78031" calcext:value-type="float">
            <text:p>7803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azoches-sur-Guyonne</text:p>
          </table:table-cell>
          <table:table-cell table:style-name="ce6" office:value-type="float" office:value="78050" calcext:value-type="float">
            <text:p>780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Bois-d'Arcy</text:p>
          </table:table-cell>
          <table:table-cell table:style-name="ce5" office:value-type="float" office:value="78073" calcext:value-type="float">
            <text:p>780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ougival</text:p>
          </table:table-cell>
          <table:table-cell table:style-name="ce6" office:value-type="float" office:value="78092" calcext:value-type="float">
            <text:p>780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Buc</text:p>
          </table:table-cell>
          <table:table-cell table:style-name="ce5" office:value-type="float" office:value="78117" calcext:value-type="float">
            <text:p>781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uchelay</text:p>
          </table:table-cell>
          <table:table-cell table:style-name="ce6" office:value-type="float" office:value="78118" calcext:value-type="float">
            <text:p>781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arrières-sous-Poissy</text:p>
          </table:table-cell>
          <table:table-cell table:style-name="ce5" office:value-type="float" office:value="78123" calcext:value-type="float">
            <text:p>7812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arrières-sur-Seine</text:p>
          </table:table-cell>
          <table:table-cell table:style-name="ce6" office:value-type="float" office:value="78124" calcext:value-type="float">
            <text:p>781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La Celle-Saint-Cloud</text:p>
          </table:table-cell>
          <table:table-cell table:style-name="ce5" office:value-type="float" office:value="78126" calcext:value-type="float">
            <text:p>7812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hambourcy</text:p>
          </table:table-cell>
          <table:table-cell table:style-name="ce6" office:value-type="float" office:value="78133" calcext:value-type="float">
            <text:p>781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hanteloup-les-Vignes</text:p>
          </table:table-cell>
          <table:table-cell table:style-name="ce5" office:value-type="float" office:value="78138" calcext:value-type="float">
            <text:p>7813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hapet</text:p>
          </table:table-cell>
          <table:table-cell table:style-name="ce6" office:value-type="float" office:value="78140" calcext:value-type="float">
            <text:p>781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hatou</text:p>
          </table:table-cell>
          <table:table-cell table:style-name="ce5" office:value-type="float" office:value="78146" calcext:value-type="float">
            <text:p>7814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Le Chesnay-Rocquencourt</text:p>
          </table:table-cell>
          <table:table-cell table:style-name="ce6" office:value-type="float" office:value="78158" calcext:value-type="float">
            <text:p>781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hevreuse</text:p>
          </table:table-cell>
          <table:table-cell table:style-name="ce5" office:value-type="float" office:value="78160" calcext:value-type="float">
            <text:p>781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Les Clayes-sous-Bois</text:p>
          </table:table-cell>
          <table:table-cell table:style-name="ce6" office:value-type="float" office:value="78165" calcext:value-type="float">
            <text:p>781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oignières</text:p>
          </table:table-cell>
          <table:table-cell table:style-name="ce5" office:value-type="float" office:value="78168" calcext:value-type="float">
            <text:p>7816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onflans-Sainte-Honorine</text:p>
          </table:table-cell>
          <table:table-cell table:style-name="ce6" office:value-type="float" office:value="78172" calcext:value-type="float">
            <text:p>781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roissy-sur-Seine</text:p>
          </table:table-cell>
          <table:table-cell table:style-name="ce5" office:value-type="float" office:value="78190" calcext:value-type="float">
            <text:p>7819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Élancourt</text:p>
          </table:table-cell>
          <table:table-cell table:style-name="ce6" office:value-type="float" office:value="78208" calcext:value-type="float">
            <text:p>782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L'Étang-la-Ville</text:p>
          </table:table-cell>
          <table:table-cell table:style-name="ce5" office:value-type="float" office:value="78224" calcext:value-type="float">
            <text:p>7822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Évecquemont</text:p>
          </table:table-cell>
          <table:table-cell table:style-name="ce6" office:value-type="float" office:value="78227" calcext:value-type="float">
            <text:p>782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Follainville-Dennemont</text:p>
          </table:table-cell>
          <table:table-cell table:style-name="ce5" office:value-type="float" office:value="78239" calcext:value-type="float">
            <text:p>7823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Fontenay-le-Fleury</text:p>
          </table:table-cell>
          <table:table-cell table:style-name="ce6" office:value-type="float" office:value="78242" calcext:value-type="float">
            <text:p>782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Gaillon-sur-Montcient</text:p>
          </table:table-cell>
          <table:table-cell table:style-name="ce5" office:value-type="float" office:value="78261" calcext:value-type="float">
            <text:p>7826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Gargenville</text:p>
          </table:table-cell>
          <table:table-cell table:style-name="ce6" office:value-type="float" office:value="78267" calcext:value-type="float">
            <text:p>782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Guyancourt</text:p>
          </table:table-cell>
          <table:table-cell table:style-name="ce5" office:value-type="float" office:value="78297" calcext:value-type="float">
            <text:p>7829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Hardricourt</text:p>
          </table:table-cell>
          <table:table-cell table:style-name="ce6" office:value-type="float" office:value="78299" calcext:value-type="float">
            <text:p>782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Houilles</text:p>
          </table:table-cell>
          <table:table-cell table:style-name="ce5" office:value-type="float" office:value="78311" calcext:value-type="float">
            <text:p>783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Issou</text:p>
          </table:table-cell>
          <table:table-cell table:style-name="ce6" office:value-type="float" office:value="78314" calcext:value-type="float">
            <text:p>783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Jouars-Pontchartrain</text:p>
          </table:table-cell>
          <table:table-cell table:style-name="ce5" office:value-type="float" office:value="78321" calcext:value-type="float">
            <text:p>7832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Jouy-en-Josas</text:p>
          </table:table-cell>
          <table:table-cell table:style-name="ce6" office:value-type="float" office:value="78322" calcext:value-type="float">
            <text:p>783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Juziers</text:p>
          </table:table-cell>
          <table:table-cell table:style-name="ce5" office:value-type="float" office:value="78327" calcext:value-type="float">
            <text:p>783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Limay</text:p>
          </table:table-cell>
          <table:table-cell table:style-name="ce6" office:value-type="float" office:value="78335" calcext:value-type="float">
            <text:p>783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Les Loges-en-Josas</text:p>
          </table:table-cell>
          <table:table-cell table:style-name="ce5" office:value-type="float" office:value="78343" calcext:value-type="float">
            <text:p>783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Louveciennes</text:p>
          </table:table-cell>
          <table:table-cell table:style-name="ce6" office:value-type="float" office:value="78350" calcext:value-type="float">
            <text:p>783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Magnanville</text:p>
          </table:table-cell>
          <table:table-cell table:style-name="ce5" office:value-type="float" office:value="78354" calcext:value-type="float">
            <text:p>7835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Magny-les-Hameaux</text:p>
          </table:table-cell>
          <table:table-cell table:style-name="ce6" office:value-type="float" office:value="78356" calcext:value-type="float">
            <text:p>783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Maisons-Laffitte</text:p>
          </table:table-cell>
          <table:table-cell table:style-name="ce5" office:value-type="float" office:value="78358" calcext:value-type="float">
            <text:p>7835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Mantes-la-Jolie</text:p>
          </table:table-cell>
          <table:table-cell table:style-name="ce6" office:value-type="float" office:value="78361" calcext:value-type="float">
            <text:p>7836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Mantes-la-Ville</text:p>
          </table:table-cell>
          <table:table-cell table:style-name="ce5" office:value-type="float" office:value="78362" calcext:value-type="float">
            <text:p>7836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Mareil-Marly</text:p>
          </table:table-cell>
          <table:table-cell table:style-name="ce6" office:value-type="float" office:value="78367" calcext:value-type="float">
            <text:p>783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Marly-le-Roi</text:p>
          </table:table-cell>
          <table:table-cell table:style-name="ce5" office:value-type="float" office:value="78372" calcext:value-type="float">
            <text:p>7837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Maurecourt</text:p>
          </table:table-cell>
          <table:table-cell table:style-name="ce6" office:value-type="float" office:value="78382" calcext:value-type="float">
            <text:p>783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Maurepas</text:p>
          </table:table-cell>
          <table:table-cell table:style-name="ce5" office:value-type="float" office:value="78383" calcext:value-type="float">
            <text:p>7838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Médan</text:p>
          </table:table-cell>
          <table:table-cell table:style-name="ce6" office:value-type="float" office:value="78384" calcext:value-type="float">
            <text:p>783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Le Mesnil-le-Roi</text:p>
          </table:table-cell>
          <table:table-cell table:style-name="ce5" office:value-type="float" office:value="78396" calcext:value-type="float">
            <text:p>7839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Le Mesnil-Saint-Denis</text:p>
          </table:table-cell>
          <table:table-cell table:style-name="ce6" office:value-type="float" office:value="78397" calcext:value-type="float">
            <text:p>783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Meulan-en-Yvelines</text:p>
          </table:table-cell>
          <table:table-cell table:style-name="ce5" office:value-type="float" office:value="78401" calcext:value-type="float">
            <text:p>784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Mézy-sur-Seine</text:p>
          </table:table-cell>
          <table:table-cell table:style-name="ce6" office:value-type="float" office:value="78403" calcext:value-type="float">
            <text:p>784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Montesson</text:p>
          </table:table-cell>
          <table:table-cell table:style-name="ce5" office:value-type="float" office:value="78418" calcext:value-type="float">
            <text:p>784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Montigny-le-Bretonneux</text:p>
          </table:table-cell>
          <table:table-cell table:style-name="ce6" office:value-type="float" office:value="78423" calcext:value-type="float">
            <text:p>784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Les Mureaux</text:p>
          </table:table-cell>
          <table:table-cell table:style-name="ce5" office:value-type="float" office:value="78440" calcext:value-type="float">
            <text:p>7844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Neauphle-le-Château</text:p>
          </table:table-cell>
          <table:table-cell table:style-name="ce6" office:value-type="float" office:value="78442" calcext:value-type="float">
            <text:p>784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Neauphle-le-Vieux</text:p>
          </table:table-cell>
          <table:table-cell table:style-name="ce5" office:value-type="float" office:value="78443" calcext:value-type="float">
            <text:p>784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Orgeval</text:p>
          </table:table-cell>
          <table:table-cell table:style-name="ce6" office:value-type="float" office:value="78466" calcext:value-type="float">
            <text:p>784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Le Pecq</text:p>
          </table:table-cell>
          <table:table-cell table:style-name="ce5" office:value-type="float" office:value="78481" calcext:value-type="float">
            <text:p>7848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Plaisir</text:p>
          </table:table-cell>
          <table:table-cell table:style-name="ce6" office:value-type="float" office:value="78490" calcext:value-type="float">
            <text:p>784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Poissy</text:p>
          </table:table-cell>
          <table:table-cell table:style-name="ce5" office:value-type="float" office:value="78498" calcext:value-type="float">
            <text:p>7849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Porcheville</text:p>
          </table:table-cell>
          <table:table-cell table:style-name="ce6" office:value-type="float" office:value="78501" calcext:value-type="float">
            <text:p>785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Le Port-Marly</text:p>
          </table:table-cell>
          <table:table-cell table:style-name="ce5" office:value-type="float" office:value="78502" calcext:value-type="float">
            <text:p>785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Saint-Cyr-l'École</text:p>
          </table:table-cell>
          <table:table-cell table:style-name="ce6" office:value-type="float" office:value="78545" calcext:value-type="float">
            <text:p>785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Saint-Germain-de-la-Grange</text:p>
          </table:table-cell>
          <table:table-cell table:style-name="ce5" office:value-type="float" office:value="78550" calcext:value-type="float">
            <text:p>785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Saint-Germain-en-Laye</text:p>
          </table:table-cell>
          <table:table-cell table:style-name="ce6" office:value-type="float" office:value="78551" calcext:value-type="float">
            <text:p>785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Saint-Rémy-lès-Chevreuse</text:p>
          </table:table-cell>
          <table:table-cell table:style-name="ce5" office:value-type="float" office:value="78575" calcext:value-type="float">
            <text:p>7857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Saint-Rémy-l'Honoré</text:p>
          </table:table-cell>
          <table:table-cell table:style-name="ce6" office:value-type="float" office:value="78576" calcext:value-type="float">
            <text:p>785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Sartrouville</text:p>
          </table:table-cell>
          <table:table-cell table:style-name="ce5" office:value-type="float" office:value="78586" calcext:value-type="float">
            <text:p>7858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Tessancourt-sur-Aubette</text:p>
          </table:table-cell>
          <table:table-cell table:style-name="ce6" office:value-type="float" office:value="78609" calcext:value-type="float">
            <text:p>786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Trappes</text:p>
          </table:table-cell>
          <table:table-cell table:style-name="ce5" office:value-type="float" office:value="78621" calcext:value-type="float">
            <text:p>7862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Le Tremblay-sur-Mauldre</text:p>
          </table:table-cell>
          <table:table-cell table:style-name="ce6" office:value-type="float" office:value="78623" calcext:value-type="float">
            <text:p>786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Triel-sur-Seine</text:p>
          </table:table-cell>
          <table:table-cell table:style-name="ce5" office:value-type="float" office:value="78624" calcext:value-type="float">
            <text:p>7862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Vaux-sur-Seine</text:p>
          </table:table-cell>
          <table:table-cell table:style-name="ce6" office:value-type="float" office:value="78638" calcext:value-type="float">
            <text:p>786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Vélizy-Villacoublay</text:p>
          </table:table-cell>
          <table:table-cell table:style-name="ce5" office:value-type="float" office:value="78640" calcext:value-type="float">
            <text:p>7864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Verneuil-sur-Seine</text:p>
          </table:table-cell>
          <table:table-cell table:style-name="ce6" office:value-type="float" office:value="78642" calcext:value-type="float">
            <text:p>786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Vernouillet</text:p>
          </table:table-cell>
          <table:table-cell table:style-name="ce5" office:value-type="float" office:value="78643" calcext:value-type="float">
            <text:p>786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La Verrière</text:p>
          </table:table-cell>
          <table:table-cell table:style-name="ce6" office:value-type="float" office:value="78644" calcext:value-type="float">
            <text:p>786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Versailles</text:p>
          </table:table-cell>
          <table:table-cell table:style-name="ce5" office:value-type="float" office:value="78646" calcext:value-type="float">
            <text:p>7864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Vert</text:p>
          </table:table-cell>
          <table:table-cell table:style-name="ce6" office:value-type="float" office:value="78647" calcext:value-type="float">
            <text:p>786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Le Vésinet</text:p>
          </table:table-cell>
          <table:table-cell table:style-name="ce5" office:value-type="float" office:value="78650" calcext:value-type="float">
            <text:p>786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Villennes-sur-Seine</text:p>
          </table:table-cell>
          <table:table-cell table:style-name="ce6" office:value-type="float" office:value="78672" calcext:value-type="float">
            <text:p>786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Villepreux</text:p>
          </table:table-cell>
          <table:table-cell table:style-name="ce5" office:value-type="float" office:value="78674" calcext:value-type="float">
            <text:p>7867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Villiers-Saint-Frédéric</text:p>
          </table:table-cell>
          <table:table-cell table:style-name="ce6" office:value-type="float" office:value="78683" calcext:value-type="float">
            <text:p>786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Viroflay</text:p>
          </table:table-cell>
          <table:table-cell table:style-name="ce5" office:value-type="float" office:value="78686" calcext:value-type="float">
            <text:p>7868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Voisins-le-Bretonneux</text:p>
          </table:table-cell>
          <table:table-cell table:style-name="ce6" office:value-type="float" office:value="78688" calcext:value-type="float">
            <text:p>786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Arpajon</text:p>
          </table:table-cell>
          <table:table-cell table:style-name="ce5" office:value-type="float" office:value="91021" calcext:value-type="float">
            <text:p>9102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Athis-Mons</text:p>
          </table:table-cell>
          <table:table-cell table:style-name="ce6" office:value-type="float" office:value="91027" calcext:value-type="float">
            <text:p>910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Ballainvilliers</text:p>
          </table:table-cell>
          <table:table-cell table:style-name="ce5" office:value-type="float" office:value="91044" calcext:value-type="float">
            <text:p>9104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Bièvres</text:p>
          </table:table-cell>
          <table:table-cell table:style-name="ce6" office:value-type="float" office:value="91064" calcext:value-type="float">
            <text:p>910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Bondoufle</text:p>
          </table:table-cell>
          <table:table-cell table:style-name="ce5" office:value-type="float" office:value="91086" calcext:value-type="float">
            <text:p>9108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Boussy-Saint-Antoine</text:p>
          </table:table-cell>
          <table:table-cell table:style-name="ce6" office:value-type="float" office:value="91097" calcext:value-type="float">
            <text:p>910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Brétigny-sur-Orge</text:p>
          </table:table-cell>
          <table:table-cell table:style-name="ce5" office:value-type="float" office:value="91103" calcext:value-type="float">
            <text:p>9110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Breuillet</text:p>
          </table:table-cell>
          <table:table-cell table:style-name="ce6" office:value-type="float" office:value="91105" calcext:value-type="float">
            <text:p>911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Breux-Jouy</text:p>
          </table:table-cell>
          <table:table-cell table:style-name="ce5" office:value-type="float" office:value="91106" calcext:value-type="float">
            <text:p>9110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Brunoy</text:p>
          </table:table-cell>
          <table:table-cell table:style-name="ce6" office:value-type="float" office:value="91114" calcext:value-type="float">
            <text:p>911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Bruyères-le-Châtel</text:p>
          </table:table-cell>
          <table:table-cell table:style-name="ce5" office:value-type="float" office:value="91115" calcext:value-type="float">
            <text:p>911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Bures-sur-Yvette</text:p>
          </table:table-cell>
          <table:table-cell table:style-name="ce6" office:value-type="float" office:value="91122" calcext:value-type="float">
            <text:p>911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hamplan</text:p>
          </table:table-cell>
          <table:table-cell table:style-name="ce5" office:value-type="float" office:value="91136" calcext:value-type="float">
            <text:p>9113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Chilly-Mazarin</text:p>
          </table:table-cell>
          <table:table-cell table:style-name="ce6" office:value-type="float" office:value="91161" calcext:value-type="float">
            <text:p>9116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orbeil-Essonnes</text:p>
          </table:table-cell>
          <table:table-cell table:style-name="ce5" office:value-type="float" office:value="91174" calcext:value-type="float">
            <text:p>9117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Le Coudray-Montceaux</text:p>
          </table:table-cell>
          <table:table-cell table:style-name="ce6" office:value-type="float" office:value="91179" calcext:value-type="float">
            <text:p>911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rosne</text:p>
          </table:table-cell>
          <table:table-cell table:style-name="ce5" office:value-type="float" office:value="91191" calcext:value-type="float">
            <text:p>9119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Draveil</text:p>
          </table:table-cell>
          <table:table-cell table:style-name="ce6" office:value-type="float" office:value="91201" calcext:value-type="float">
            <text:p>912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Écharcon</text:p>
          </table:table-cell>
          <table:table-cell table:style-name="ce5" office:value-type="float" office:value="91204" calcext:value-type="float">
            <text:p>912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Égly</text:p>
          </table:table-cell>
          <table:table-cell table:style-name="ce6" office:value-type="float" office:value="91207" calcext:value-type="float">
            <text:p>912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Épinay-sous-Sénart</text:p>
          </table:table-cell>
          <table:table-cell table:style-name="ce5" office:value-type="float" office:value="91215" calcext:value-type="float">
            <text:p>912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Épinay-sur-Orge</text:p>
          </table:table-cell>
          <table:table-cell table:style-name="ce6" office:value-type="float" office:value="91216" calcext:value-type="float">
            <text:p>912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Étiolles</text:p>
          </table:table-cell>
          <table:table-cell table:style-name="ce5" office:value-type="float" office:value="91225" calcext:value-type="float">
            <text:p>912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Évry-Courcouronnes</text:p>
          </table:table-cell>
          <table:table-cell table:style-name="ce6" office:value-type="float" office:value="91228" calcext:value-type="float">
            <text:p>912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Fleury-Mérogis</text:p>
          </table:table-cell>
          <table:table-cell table:style-name="ce5" office:value-type="float" office:value="91235" calcext:value-type="float">
            <text:p>9123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Fontenay-le-Vicomte</text:p>
          </table:table-cell>
          <table:table-cell table:style-name="ce6" office:value-type="float" office:value="91244" calcext:value-type="float">
            <text:p>912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Gif-sur-Yvette</text:p>
          </table:table-cell>
          <table:table-cell table:style-name="ce5" office:value-type="float" office:value="91272" calcext:value-type="float">
            <text:p>9127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Gometz-le-Châtel</text:p>
          </table:table-cell>
          <table:table-cell table:style-name="ce6" office:value-type="float" office:value="91275" calcext:value-type="float">
            <text:p>912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Grigny</text:p>
          </table:table-cell>
          <table:table-cell table:style-name="ce5" office:value-type="float" office:value="91286" calcext:value-type="float">
            <text:p>9128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Igny</text:p>
          </table:table-cell>
          <table:table-cell table:style-name="ce6" office:value-type="float" office:value="91312" calcext:value-type="float">
            <text:p>913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Juvisy-sur-Orge</text:p>
          </table:table-cell>
          <table:table-cell table:style-name="ce5" office:value-type="float" office:value="91326" calcext:value-type="float">
            <text:p>9132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Leuville-sur-Orge</text:p>
          </table:table-cell>
          <table:table-cell table:style-name="ce6" office:value-type="float" office:value="91333" calcext:value-type="float">
            <text:p>913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Linas</text:p>
          </table:table-cell>
          <table:table-cell table:style-name="ce5" office:value-type="float" office:value="91339" calcext:value-type="float">
            <text:p>9133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Lisses</text:p>
          </table:table-cell>
          <table:table-cell table:style-name="ce6" office:value-type="float" office:value="91340" calcext:value-type="float">
            <text:p>913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Longjumeau</text:p>
          </table:table-cell>
          <table:table-cell table:style-name="ce5" office:value-type="float" office:value="91345" calcext:value-type="float">
            <text:p>913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Longpont-sur-Orge</text:p>
          </table:table-cell>
          <table:table-cell table:style-name="ce6" office:value-type="float" office:value="91347" calcext:value-type="float">
            <text:p>913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Marcoussis</text:p>
          </table:table-cell>
          <table:table-cell table:style-name="ce5" office:value-type="float" office:value="91363" calcext:value-type="float">
            <text:p>9136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Massy</text:p>
          </table:table-cell>
          <table:table-cell table:style-name="ce6" office:value-type="float" office:value="91377" calcext:value-type="float">
            <text:p>913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Mennecy</text:p>
          </table:table-cell>
          <table:table-cell table:style-name="ce5" office:value-type="float" office:value="91386" calcext:value-type="float">
            <text:p>9138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Montgeron</text:p>
          </table:table-cell>
          <table:table-cell table:style-name="ce6" office:value-type="float" office:value="91421" calcext:value-type="float">
            <text:p>914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Montlhéry</text:p>
          </table:table-cell>
          <table:table-cell table:style-name="ce5" office:value-type="float" office:value="91425" calcext:value-type="float">
            <text:p>914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Morangis</text:p>
          </table:table-cell>
          <table:table-cell table:style-name="ce6" office:value-type="float" office:value="91432" calcext:value-type="float">
            <text:p>914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Morsang-sur-Orge</text:p>
          </table:table-cell>
          <table:table-cell table:style-name="ce5" office:value-type="float" office:value="91434" calcext:value-type="float">
            <text:p>9143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Morsang-sur-Seine</text:p>
          </table:table-cell>
          <table:table-cell table:style-name="ce6" office:value-type="float" office:value="91435" calcext:value-type="float">
            <text:p>914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La Norville</text:p>
          </table:table-cell>
          <table:table-cell table:style-name="ce5" office:value-type="float" office:value="91457" calcext:value-type="float">
            <text:p>9145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Nozay</text:p>
          </table:table-cell>
          <table:table-cell table:style-name="ce6" office:value-type="float" office:value="91458" calcext:value-type="float">
            <text:p>914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Ollainville</text:p>
          </table:table-cell>
          <table:table-cell table:style-name="ce5" office:value-type="float" office:value="91461" calcext:value-type="float">
            <text:p>9146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Ormoy</text:p>
          </table:table-cell>
          <table:table-cell table:style-name="ce6" office:value-type="float" office:value="91468" calcext:value-type="float">
            <text:p>914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Orsay</text:p>
          </table:table-cell>
          <table:table-cell table:style-name="ce5" office:value-type="float" office:value="91471" calcext:value-type="float">
            <text:p>914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Palaiseau</text:p>
          </table:table-cell>
          <table:table-cell table:style-name="ce6" office:value-type="float" office:value="91477" calcext:value-type="float">
            <text:p>914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Paray-Vieille-Poste</text:p>
          </table:table-cell>
          <table:table-cell table:style-name="ce5" office:value-type="float" office:value="91479" calcext:value-type="float">
            <text:p>9147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Le Plessis-Pâté</text:p>
          </table:table-cell>
          <table:table-cell table:style-name="ce6" office:value-type="float" office:value="91494" calcext:value-type="float">
            <text:p>914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Quincy-sous-Sénart</text:p>
          </table:table-cell>
          <table:table-cell table:style-name="ce5" office:value-type="float" office:value="91514" calcext:value-type="float">
            <text:p>9151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Ris-Orangis</text:p>
          </table:table-cell>
          <table:table-cell table:style-name="ce6" office:value-type="float" office:value="91521" calcext:value-type="float">
            <text:p>915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Saclay</text:p>
          </table:table-cell>
          <table:table-cell table:style-name="ce5" office:value-type="float" office:value="91534" calcext:value-type="float">
            <text:p>9153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Saint-Aubin</text:p>
          </table:table-cell>
          <table:table-cell table:style-name="ce6" office:value-type="float" office:value="91538" calcext:value-type="float">
            <text:p>915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Sainte-Geneviève-des-Bois</text:p>
          </table:table-cell>
          <table:table-cell table:style-name="ce5" office:value-type="float" office:value="91549" calcext:value-type="float">
            <text:p>9154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Saint-Germain-lès-Arpajon</text:p>
          </table:table-cell>
          <table:table-cell table:style-name="ce6" office:value-type="float" office:value="91552" calcext:value-type="float">
            <text:p>915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Saint-Germain-lès-Corbeil</text:p>
          </table:table-cell>
          <table:table-cell table:style-name="ce5" office:value-type="float" office:value="91553" calcext:value-type="float">
            <text:p>9155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Saint-Michel-sur-Orge</text:p>
          </table:table-cell>
          <table:table-cell table:style-name="ce6" office:value-type="float" office:value="91570" calcext:value-type="float">
            <text:p>915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Saint-Pierre-du-Perray</text:p>
          </table:table-cell>
          <table:table-cell table:style-name="ce5" office:value-type="float" office:value="91573" calcext:value-type="float">
            <text:p>915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Saintry-sur-Seine</text:p>
          </table:table-cell>
          <table:table-cell table:style-name="ce6" office:value-type="float" office:value="91577" calcext:value-type="float">
            <text:p>915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Saint-Yon</text:p>
          </table:table-cell>
          <table:table-cell table:style-name="ce5" office:value-type="float" office:value="91581" calcext:value-type="float">
            <text:p>9158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Saulx-les-Chartreux</text:p>
          </table:table-cell>
          <table:table-cell table:style-name="ce6" office:value-type="float" office:value="91587" calcext:value-type="float">
            <text:p>915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Savigny-sur-Orge</text:p>
          </table:table-cell>
          <table:table-cell table:style-name="ce5" office:value-type="float" office:value="91589" calcext:value-type="float">
            <text:p>915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Soisy-sur-Seine</text:p>
          </table:table-cell>
          <table:table-cell table:style-name="ce6" office:value-type="float" office:value="91600" calcext:value-type="float">
            <text:p>916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Varennes-Jarcy</text:p>
          </table:table-cell>
          <table:table-cell table:style-name="ce5" office:value-type="float" office:value="91631" calcext:value-type="float">
            <text:p>9163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Vauhallan</text:p>
          </table:table-cell>
          <table:table-cell table:style-name="ce6" office:value-type="float" office:value="91635" calcext:value-type="float">
            <text:p>916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Verrières-le-Buisson</text:p>
          </table:table-cell>
          <table:table-cell table:style-name="ce5" office:value-type="float" office:value="91645" calcext:value-type="float">
            <text:p>916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Vigneux-sur-Seine</text:p>
          </table:table-cell>
          <table:table-cell table:style-name="ce6" office:value-type="float" office:value="91657" calcext:value-type="float">
            <text:p>9165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Villabé</text:p>
          </table:table-cell>
          <table:table-cell table:style-name="ce5" office:value-type="float" office:value="91659" calcext:value-type="float">
            <text:p>9165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Villebon-sur-Yvette</text:p>
          </table:table-cell>
          <table:table-cell table:style-name="ce6" office:value-type="float" office:value="91661" calcext:value-type="float">
            <text:p>9166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La Ville-du-Bois</text:p>
          </table:table-cell>
          <table:table-cell table:style-name="ce5" office:value-type="float" office:value="91665" calcext:value-type="float">
            <text:p>9166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Villejust</text:p>
          </table:table-cell>
          <table:table-cell table:style-name="ce6" office:value-type="float" office:value="91666" calcext:value-type="float">
            <text:p>916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Villemoisson-sur-Orge</text:p>
          </table:table-cell>
          <table:table-cell table:style-name="ce5" office:value-type="float" office:value="91667" calcext:value-type="float">
            <text:p>9166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Villiers-le-Bâcle</text:p>
          </table:table-cell>
          <table:table-cell table:style-name="ce6" office:value-type="float" office:value="91679" calcext:value-type="float">
            <text:p>916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Villiers-sur-Orge</text:p>
          </table:table-cell>
          <table:table-cell table:style-name="ce5" office:value-type="float" office:value="91685" calcext:value-type="float">
            <text:p>9168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Viry-Châtillon</text:p>
          </table:table-cell>
          <table:table-cell table:style-name="ce6" office:value-type="float" office:value="91687" calcext:value-type="float">
            <text:p>916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Wissous</text:p>
          </table:table-cell>
          <table:table-cell table:style-name="ce5" office:value-type="float" office:value="91689" calcext:value-type="float">
            <text:p>916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Yerres</text:p>
          </table:table-cell>
          <table:table-cell table:style-name="ce6" office:value-type="float" office:value="91691" calcext:value-type="float">
            <text:p>916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Les Ulis</text:p>
          </table:table-cell>
          <table:table-cell table:style-name="ce5" office:value-type="float" office:value="91692" calcext:value-type="float">
            <text:p>9169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Antony</text:p>
          </table:table-cell>
          <table:table-cell table:style-name="ce6" office:value-type="float" office:value="92002" calcext:value-type="float">
            <text:p>920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Asnières-sur-Seine</text:p>
          </table:table-cell>
          <table:table-cell table:style-name="ce5" office:value-type="float" office:value="92004" calcext:value-type="float">
            <text:p>920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Bagneux</text:p>
          </table:table-cell>
          <table:table-cell table:style-name="ce6" office:value-type="float" office:value="92007" calcext:value-type="float">
            <text:p>920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Bois-Colombes</text:p>
          </table:table-cell>
          <table:table-cell table:style-name="ce5" office:value-type="float" office:value="92009" calcext:value-type="float">
            <text:p>9200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Boulogne-Billancourt</text:p>
          </table:table-cell>
          <table:table-cell table:style-name="ce6" office:value-type="float" office:value="92012" calcext:value-type="float">
            <text:p>920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Bourg-la-Reine</text:p>
          </table:table-cell>
          <table:table-cell table:style-name="ce5" office:value-type="float" office:value="92014" calcext:value-type="float">
            <text:p>9201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Châtenay-Malabry</text:p>
          </table:table-cell>
          <table:table-cell table:style-name="ce6" office:value-type="float" office:value="92019" calcext:value-type="float">
            <text:p>920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hâtillon</text:p>
          </table:table-cell>
          <table:table-cell table:style-name="ce5" office:value-type="float" office:value="92020" calcext:value-type="float">
            <text:p>9202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Chaville</text:p>
          </table:table-cell>
          <table:table-cell table:style-name="ce6" office:value-type="float" office:value="92022" calcext:value-type="float">
            <text:p>920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lamart</text:p>
          </table:table-cell>
          <table:table-cell table:style-name="ce5" office:value-type="float" office:value="92023" calcext:value-type="float">
            <text:p>9202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Clichy</text:p>
          </table:table-cell>
          <table:table-cell table:style-name="ce6" office:value-type="float" office:value="92024" calcext:value-type="float">
            <text:p>920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olombes</text:p>
          </table:table-cell>
          <table:table-cell table:style-name="ce5" office:value-type="float" office:value="92025" calcext:value-type="float">
            <text:p>920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Courbevoie</text:p>
          </table:table-cell>
          <table:table-cell table:style-name="ce6" office:value-type="float" office:value="92026" calcext:value-type="float">
            <text:p>920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Fontenay-aux-Roses</text:p>
          </table:table-cell>
          <table:table-cell table:style-name="ce5" office:value-type="float" office:value="92032" calcext:value-type="float">
            <text:p>9203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Garches</text:p>
          </table:table-cell>
          <table:table-cell table:style-name="ce6" office:value-type="float" office:value="92033" calcext:value-type="float">
            <text:p>920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La Garenne-Colombes</text:p>
          </table:table-cell>
          <table:table-cell table:style-name="ce5" office:value-type="float" office:value="92035" calcext:value-type="float">
            <text:p>9203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Gennevilliers</text:p>
          </table:table-cell>
          <table:table-cell table:style-name="ce6" office:value-type="float" office:value="92036" calcext:value-type="float">
            <text:p>920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Issy-les-Moulineaux</text:p>
          </table:table-cell>
          <table:table-cell table:style-name="ce5" office:value-type="float" office:value="92040" calcext:value-type="float">
            <text:p>9204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Levallois-Perret</text:p>
          </table:table-cell>
          <table:table-cell table:style-name="ce6" office:value-type="float" office:value="92044" calcext:value-type="float">
            <text:p>920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Malakoff</text:p>
          </table:table-cell>
          <table:table-cell table:style-name="ce5" office:value-type="float" office:value="92046" calcext:value-type="float">
            <text:p>9204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Marnes-la-Coquette</text:p>
          </table:table-cell>
          <table:table-cell table:style-name="ce6" office:value-type="float" office:value="92047" calcext:value-type="float">
            <text:p>920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Meudon</text:p>
          </table:table-cell>
          <table:table-cell table:style-name="ce5" office:value-type="float" office:value="92048" calcext:value-type="float">
            <text:p>9204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Montrouge</text:p>
          </table:table-cell>
          <table:table-cell table:style-name="ce6" office:value-type="float" office:value="92049" calcext:value-type="float">
            <text:p>920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Nanterre</text:p>
          </table:table-cell>
          <table:table-cell table:style-name="ce5" office:value-type="float" office:value="92050" calcext:value-type="float">
            <text:p>920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Neuilly-sur-Seine</text:p>
          </table:table-cell>
          <table:table-cell table:style-name="ce6" office:value-type="float" office:value="92051" calcext:value-type="float">
            <text:p>920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Le Plessis-Robinson</text:p>
          </table:table-cell>
          <table:table-cell table:style-name="ce5" office:value-type="float" office:value="92060" calcext:value-type="float">
            <text:p>920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Puteaux</text:p>
          </table:table-cell>
          <table:table-cell table:style-name="ce6" office:value-type="float" office:value="92062" calcext:value-type="float">
            <text:p>920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Rueil-Malmaison</text:p>
          </table:table-cell>
          <table:table-cell table:style-name="ce5" office:value-type="float" office:value="92063" calcext:value-type="float">
            <text:p>9206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Saint-Cloud</text:p>
          </table:table-cell>
          <table:table-cell table:style-name="ce6" office:value-type="float" office:value="92064" calcext:value-type="float">
            <text:p>920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Sceaux</text:p>
          </table:table-cell>
          <table:table-cell table:style-name="ce5" office:value-type="float" office:value="92071" calcext:value-type="float">
            <text:p>920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Sèvres</text:p>
          </table:table-cell>
          <table:table-cell table:style-name="ce6" office:value-type="float" office:value="92072" calcext:value-type="float">
            <text:p>920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Suresnes</text:p>
          </table:table-cell>
          <table:table-cell table:style-name="ce5" office:value-type="float" office:value="92073" calcext:value-type="float">
            <text:p>920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Vanves</text:p>
          </table:table-cell>
          <table:table-cell table:style-name="ce6" office:value-type="float" office:value="92075" calcext:value-type="float">
            <text:p>920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Vaucresson</text:p>
          </table:table-cell>
          <table:table-cell table:style-name="ce5" office:value-type="float" office:value="92076" calcext:value-type="float">
            <text:p>9207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Ville-d'Avray</text:p>
          </table:table-cell>
          <table:table-cell table:style-name="ce6" office:value-type="float" office:value="92077" calcext:value-type="float">
            <text:p>920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Villeneuve-la-Garenne</text:p>
          </table:table-cell>
          <table:table-cell table:style-name="ce5" office:value-type="float" office:value="92078" calcext:value-type="float">
            <text:p>920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Aubervilliers</text:p>
          </table:table-cell>
          <table:table-cell table:style-name="ce6" office:value-type="float" office:value="93001" calcext:value-type="float">
            <text:p>930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Aulnay-sous-Bois</text:p>
          </table:table-cell>
          <table:table-cell table:style-name="ce5" office:value-type="float" office:value="93005" calcext:value-type="float">
            <text:p>930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Bagnolet</text:p>
          </table:table-cell>
          <table:table-cell table:style-name="ce6" office:value-type="float" office:value="93006" calcext:value-type="float">
            <text:p>930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Le Blanc-Mesnil</text:p>
          </table:table-cell>
          <table:table-cell table:style-name="ce5" office:value-type="float" office:value="93007" calcext:value-type="float">
            <text:p>9300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Bobigny</text:p>
          </table:table-cell>
          <table:table-cell table:style-name="ce6" office:value-type="float" office:value="93008" calcext:value-type="float">
            <text:p>930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ondy</text:p>
          </table:table-cell>
          <table:table-cell table:style-name="ce5" office:value-type="float" office:value="93010" calcext:value-type="float">
            <text:p>930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Le Bourget</text:p>
          </table:table-cell>
          <table:table-cell table:style-name="ce6" office:value-type="float" office:value="93013" calcext:value-type="float">
            <text:p>930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lichy-sous-Bois</text:p>
          </table:table-cell>
          <table:table-cell table:style-name="ce5" office:value-type="float" office:value="93014" calcext:value-type="float">
            <text:p>9301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Coubron</text:p>
          </table:table-cell>
          <table:table-cell table:style-name="ce6" office:value-type="float" office:value="93015" calcext:value-type="float">
            <text:p>930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La Courneuve</text:p>
          </table:table-cell>
          <table:table-cell table:style-name="ce5" office:value-type="float" office:value="93027" calcext:value-type="float">
            <text:p>930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Drancy</text:p>
          </table:table-cell>
          <table:table-cell table:style-name="ce6" office:value-type="float" office:value="93029" calcext:value-type="float">
            <text:p>930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Dugny</text:p>
          </table:table-cell>
          <table:table-cell table:style-name="ce5" office:value-type="float" office:value="93030" calcext:value-type="float">
            <text:p>9303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Épinay-sur-Seine</text:p>
          </table:table-cell>
          <table:table-cell table:style-name="ce6" office:value-type="float" office:value="93031" calcext:value-type="float">
            <text:p>930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Gagny</text:p>
          </table:table-cell>
          <table:table-cell table:style-name="ce5" office:value-type="float" office:value="93032" calcext:value-type="float">
            <text:p>9303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Gournay-sur-Marne</text:p>
          </table:table-cell>
          <table:table-cell table:style-name="ce6" office:value-type="float" office:value="93033" calcext:value-type="float">
            <text:p>930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L'Île-Saint-Denis</text:p>
          </table:table-cell>
          <table:table-cell table:style-name="ce5" office:value-type="float" office:value="93039" calcext:value-type="float">
            <text:p>9303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Les Lilas</text:p>
          </table:table-cell>
          <table:table-cell table:style-name="ce6" office:value-type="float" office:value="93045" calcext:value-type="float">
            <text:p>930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Livry-Gargan</text:p>
          </table:table-cell>
          <table:table-cell table:style-name="ce5" office:value-type="float" office:value="93046" calcext:value-type="float">
            <text:p>9304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Montfermeil</text:p>
          </table:table-cell>
          <table:table-cell table:style-name="ce6" office:value-type="float" office:value="93047" calcext:value-type="float">
            <text:p>930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Montreuil</text:p>
          </table:table-cell>
          <table:table-cell table:style-name="ce5" office:value-type="float" office:value="93048" calcext:value-type="float">
            <text:p>9304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Neuilly-Plaisance</text:p>
          </table:table-cell>
          <table:table-cell table:style-name="ce6" office:value-type="float" office:value="93049" calcext:value-type="float">
            <text:p>930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Neuilly-sur-Marne</text:p>
          </table:table-cell>
          <table:table-cell table:style-name="ce5" office:value-type="float" office:value="93050" calcext:value-type="float">
            <text:p>930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Noisy-le-Grand</text:p>
          </table:table-cell>
          <table:table-cell table:style-name="ce6" office:value-type="float" office:value="93051" calcext:value-type="float">
            <text:p>930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Noisy-le-Sec</text:p>
          </table:table-cell>
          <table:table-cell table:style-name="ce5" office:value-type="float" office:value="93053" calcext:value-type="float">
            <text:p>9305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Pantin</text:p>
          </table:table-cell>
          <table:table-cell table:style-name="ce6" office:value-type="float" office:value="93055" calcext:value-type="float">
            <text:p>930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Les Pavillons-sous-Bois</text:p>
          </table:table-cell>
          <table:table-cell table:style-name="ce5" office:value-type="float" office:value="93057" calcext:value-type="float">
            <text:p>9305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Pierrefitte-sur-Seine</text:p>
          </table:table-cell>
          <table:table-cell table:style-name="ce6" office:value-type="float" office:value="93059" calcext:value-type="float">
            <text:p>930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Le Pré-Saint-Gervais</text:p>
          </table:table-cell>
          <table:table-cell table:style-name="ce5" office:value-type="float" office:value="93061" calcext:value-type="float">
            <text:p>9306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Le Raincy</text:p>
          </table:table-cell>
          <table:table-cell table:style-name="ce6" office:value-type="float" office:value="93062" calcext:value-type="float">
            <text:p>930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Romainville</text:p>
          </table:table-cell>
          <table:table-cell table:style-name="ce5" office:value-type="float" office:value="93063" calcext:value-type="float">
            <text:p>9306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Rosny-sous-Bois</text:p>
          </table:table-cell>
          <table:table-cell table:style-name="ce6" office:value-type="float" office:value="93064" calcext:value-type="float">
            <text:p>930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Saint-Denis</text:p>
          </table:table-cell>
          <table:table-cell table:style-name="ce5" office:value-type="float" office:value="93066" calcext:value-type="float">
            <text:p>9306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Saint-Ouen-sur-Seine</text:p>
          </table:table-cell>
          <table:table-cell table:style-name="ce6" office:value-type="float" office:value="93070" calcext:value-type="float">
            <text:p>930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Sevran</text:p>
          </table:table-cell>
          <table:table-cell table:style-name="ce5" office:value-type="float" office:value="93071" calcext:value-type="float">
            <text:p>930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Stains</text:p>
          </table:table-cell>
          <table:table-cell table:style-name="ce6" office:value-type="float" office:value="93072" calcext:value-type="float">
            <text:p>930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Tremblay-en-France</text:p>
          </table:table-cell>
          <table:table-cell table:style-name="ce5" office:value-type="float" office:value="93073" calcext:value-type="float">
            <text:p>930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Vaujours</text:p>
          </table:table-cell>
          <table:table-cell table:style-name="ce6" office:value-type="float" office:value="93074" calcext:value-type="float">
            <text:p>930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Villemomble</text:p>
          </table:table-cell>
          <table:table-cell table:style-name="ce5" office:value-type="float" office:value="93077" calcext:value-type="float">
            <text:p>9307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Villepinte</text:p>
          </table:table-cell>
          <table:table-cell table:style-name="ce6" office:value-type="float" office:value="93078" calcext:value-type="float">
            <text:p>9307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Villetaneuse</text:p>
          </table:table-cell>
          <table:table-cell table:style-name="ce5" office:value-type="float" office:value="93079" calcext:value-type="float">
            <text:p>9307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Ablon-sur-Seine</text:p>
          </table:table-cell>
          <table:table-cell table:style-name="ce6" office:value-type="float" office:value="94001" calcext:value-type="float">
            <text:p>940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Alfortville</text:p>
          </table:table-cell>
          <table:table-cell table:style-name="ce5" office:value-type="float" office:value="94002" calcext:value-type="float">
            <text:p>940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Arcueil</text:p>
          </table:table-cell>
          <table:table-cell table:style-name="ce6" office:value-type="float" office:value="94003" calcext:value-type="float">
            <text:p>940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Boissy-Saint-Léger</text:p>
          </table:table-cell>
          <table:table-cell table:style-name="ce5" office:value-type="float" office:value="94004" calcext:value-type="float">
            <text:p>940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Bonneuil-sur-Marne</text:p>
          </table:table-cell>
          <table:table-cell table:style-name="ce6" office:value-type="float" office:value="94011" calcext:value-type="float">
            <text:p>940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Bry-sur-Marne</text:p>
          </table:table-cell>
          <table:table-cell table:style-name="ce5" office:value-type="float" office:value="94015" calcext:value-type="float">
            <text:p>940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Cachan</text:p>
          </table:table-cell>
          <table:table-cell table:style-name="ce6" office:value-type="float" office:value="94016" calcext:value-type="float">
            <text:p>940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hampigny-sur-Marne</text:p>
          </table:table-cell>
          <table:table-cell table:style-name="ce5" office:value-type="float" office:value="94017" calcext:value-type="float">
            <text:p>940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Charenton-le-Pont</text:p>
          </table:table-cell>
          <table:table-cell table:style-name="ce6" office:value-type="float" office:value="94018" calcext:value-type="float">
            <text:p>940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hennevières-sur-Marne</text:p>
          </table:table-cell>
          <table:table-cell table:style-name="ce5" office:value-type="float" office:value="94019" calcext:value-type="float">
            <text:p>940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Chevilly-Larue</text:p>
          </table:table-cell>
          <table:table-cell table:style-name="ce6" office:value-type="float" office:value="94021" calcext:value-type="float">
            <text:p>940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hoisy-le-Roi</text:p>
          </table:table-cell>
          <table:table-cell table:style-name="ce5" office:value-type="float" office:value="94022" calcext:value-type="float">
            <text:p>940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Créteil</text:p>
          </table:table-cell>
          <table:table-cell table:style-name="ce6" office:value-type="float" office:value="94028" calcext:value-type="float">
            <text:p>940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Fontenay-sous-Bois</text:p>
          </table:table-cell>
          <table:table-cell table:style-name="ce5" office:value-type="float" office:value="94033" calcext:value-type="float">
            <text:p>9403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Fresnes</text:p>
          </table:table-cell>
          <table:table-cell table:style-name="ce6" office:value-type="float" office:value="94034" calcext:value-type="float">
            <text:p>940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Gentilly</text:p>
          </table:table-cell>
          <table:table-cell table:style-name="ce5" office:value-type="float" office:value="94037" calcext:value-type="float">
            <text:p>9403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L'Haÿ-les-Roses</text:p>
          </table:table-cell>
          <table:table-cell table:style-name="ce6" office:value-type="float" office:value="94038" calcext:value-type="float">
            <text:p>940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Ivry-sur-Seine</text:p>
          </table:table-cell>
          <table:table-cell table:style-name="ce5" office:value-type="float" office:value="94041" calcext:value-type="float">
            <text:p>9404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Joinville-le-Pont</text:p>
          </table:table-cell>
          <table:table-cell table:style-name="ce6" office:value-type="float" office:value="94042" calcext:value-type="float">
            <text:p>940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Le Kremlin-Bicêtre</text:p>
          </table:table-cell>
          <table:table-cell table:style-name="ce5" office:value-type="float" office:value="94043" calcext:value-type="float">
            <text:p>9404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Limeil-Brévannes</text:p>
          </table:table-cell>
          <table:table-cell table:style-name="ce6" office:value-type="float" office:value="94044" calcext:value-type="float">
            <text:p>940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Maisons-Alfort</text:p>
          </table:table-cell>
          <table:table-cell table:style-name="ce5" office:value-type="float" office:value="94046" calcext:value-type="float">
            <text:p>9404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Mandres-les-Roses</text:p>
          </table:table-cell>
          <table:table-cell table:style-name="ce6" office:value-type="float" office:value="94047" calcext:value-type="float">
            <text:p>940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Marolles-en-Brie</text:p>
          </table:table-cell>
          <table:table-cell table:style-name="ce5" office:value-type="float" office:value="94048" calcext:value-type="float">
            <text:p>9404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Nogent-sur-Marne</text:p>
          </table:table-cell>
          <table:table-cell table:style-name="ce6" office:value-type="float" office:value="94052" calcext:value-type="float">
            <text:p>940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Noiseau</text:p>
          </table:table-cell>
          <table:table-cell table:style-name="ce5" office:value-type="float" office:value="94053" calcext:value-type="float">
            <text:p>9405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Orly</text:p>
          </table:table-cell>
          <table:table-cell table:style-name="ce6" office:value-type="float" office:value="94054" calcext:value-type="float">
            <text:p>940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Ormesson-sur-Marne</text:p>
          </table:table-cell>
          <table:table-cell table:style-name="ce5" office:value-type="float" office:value="94055" calcext:value-type="float">
            <text:p>940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Périgny</text:p>
          </table:table-cell>
          <table:table-cell table:style-name="ce6" office:value-type="float" office:value="94056" calcext:value-type="float">
            <text:p>940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Le Perreux-sur-Marne</text:p>
          </table:table-cell>
          <table:table-cell table:style-name="ce5" office:value-type="float" office:value="94058" calcext:value-type="float">
            <text:p>9405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Le Plessis-Trévise</text:p>
          </table:table-cell>
          <table:table-cell table:style-name="ce6" office:value-type="float" office:value="94059" calcext:value-type="float">
            <text:p>940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La Queue-en-Brie</text:p>
          </table:table-cell>
          <table:table-cell table:style-name="ce5" office:value-type="float" office:value="94060" calcext:value-type="float">
            <text:p>940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Rungis</text:p>
          </table:table-cell>
          <table:table-cell table:style-name="ce6" office:value-type="float" office:value="94065" calcext:value-type="float">
            <text:p>940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Saint-Mandé</text:p>
          </table:table-cell>
          <table:table-cell table:style-name="ce5" office:value-type="float" office:value="94067" calcext:value-type="float">
            <text:p>9406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Saint-Maur-des-Fossés</text:p>
          </table:table-cell>
          <table:table-cell table:style-name="ce6" office:value-type="float" office:value="94068" calcext:value-type="float">
            <text:p>940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Saint-Maurice</text:p>
          </table:table-cell>
          <table:table-cell table:style-name="ce5" office:value-type="float" office:value="94069" calcext:value-type="float">
            <text:p>9406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Santeny</text:p>
          </table:table-cell>
          <table:table-cell table:style-name="ce6" office:value-type="float" office:value="94070" calcext:value-type="float">
            <text:p>940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Sucy-en-Brie</text:p>
          </table:table-cell>
          <table:table-cell table:style-name="ce5" office:value-type="float" office:value="94071" calcext:value-type="float">
            <text:p>9407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Thiais</text:p>
          </table:table-cell>
          <table:table-cell table:style-name="ce6" office:value-type="float" office:value="94073" calcext:value-type="float">
            <text:p>940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Valenton</text:p>
          </table:table-cell>
          <table:table-cell table:style-name="ce5" office:value-type="float" office:value="94074" calcext:value-type="float">
            <text:p>9407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Villecresnes</text:p>
          </table:table-cell>
          <table:table-cell table:style-name="ce6" office:value-type="float" office:value="94075" calcext:value-type="float">
            <text:p>940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Villejuif</text:p>
          </table:table-cell>
          <table:table-cell table:style-name="ce5" office:value-type="float" office:value="94076" calcext:value-type="float">
            <text:p>9407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Villeneuve-le-Roi</text:p>
          </table:table-cell>
          <table:table-cell table:style-name="ce6" office:value-type="float" office:value="94077" calcext:value-type="float">
            <text:p>940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Villeneuve-Saint-Georges</text:p>
          </table:table-cell>
          <table:table-cell table:style-name="ce5" office:value-type="float" office:value="94078" calcext:value-type="float">
            <text:p>940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Villiers-sur-Marne</text:p>
          </table:table-cell>
          <table:table-cell table:style-name="ce6" office:value-type="float" office:value="94079" calcext:value-type="float">
            <text:p>940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Vincennes</text:p>
          </table:table-cell>
          <table:table-cell table:style-name="ce5" office:value-type="float" office:value="94080" calcext:value-type="float">
            <text:p>9408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Vitry-sur-Seine</text:p>
          </table:table-cell>
          <table:table-cell table:style-name="ce6" office:value-type="float" office:value="94081" calcext:value-type="float">
            <text:p>940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Andilly</text:p>
          </table:table-cell>
          <table:table-cell table:style-name="ce5" office:value-type="float" office:value="95014" calcext:value-type="float">
            <text:p>9501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Argenteuil</text:p>
          </table:table-cell>
          <table:table-cell table:style-name="ce6" office:value-type="float" office:value="95018" calcext:value-type="float">
            <text:p>950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Arnouville</text:p>
          </table:table-cell>
          <table:table-cell table:style-name="ce5" office:value-type="float" office:value="95019" calcext:value-type="float">
            <text:p>950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Auvers-sur-Oise</text:p>
          </table:table-cell>
          <table:table-cell table:style-name="ce6" office:value-type="float" office:value="95039" calcext:value-type="float">
            <text:p>950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Beauchamp</text:p>
          </table:table-cell>
          <table:table-cell table:style-name="ce5" office:value-type="float" office:value="95051" calcext:value-type="float">
            <text:p>9505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Bessancourt</text:p>
          </table:table-cell>
          <table:table-cell table:style-name="ce6" office:value-type="float" office:value="95060" calcext:value-type="float">
            <text:p>9506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Bezons</text:p>
          </table:table-cell>
          <table:table-cell table:style-name="ce5" office:value-type="float" office:value="95063" calcext:value-type="float">
            <text:p>9506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Bonneuil-en-France</text:p>
          </table:table-cell>
          <table:table-cell table:style-name="ce6" office:value-type="float" office:value="95088" calcext:value-type="float">
            <text:p>950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Bouffémont</text:p>
          </table:table-cell>
          <table:table-cell table:style-name="ce5" office:value-type="float" office:value="95091" calcext:value-type="float">
            <text:p>9509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Butry-sur-Oise</text:p>
          </table:table-cell>
          <table:table-cell table:style-name="ce6" office:value-type="float" office:value="95120" calcext:value-type="float">
            <text:p>951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ergy</text:p>
          </table:table-cell>
          <table:table-cell table:style-name="ce5" office:value-type="float" office:value="95127" calcext:value-type="float">
            <text:p>951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Champagne-sur-Oise</text:p>
          </table:table-cell>
          <table:table-cell table:style-name="ce6" office:value-type="float" office:value="95134" calcext:value-type="float">
            <text:p>951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ormeilles-en-Parisis</text:p>
          </table:table-cell>
          <table:table-cell table:style-name="ce5" office:value-type="float" office:value="95176" calcext:value-type="float">
            <text:p>9517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Courdimanche</text:p>
          </table:table-cell>
          <table:table-cell table:style-name="ce6" office:value-type="float" office:value="95183" calcext:value-type="float">
            <text:p>951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Deuil-la-Barre</text:p>
          </table:table-cell>
          <table:table-cell table:style-name="ce5" office:value-type="float" office:value="95197" calcext:value-type="float">
            <text:p>9519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Domont</text:p>
          </table:table-cell>
          <table:table-cell table:style-name="ce6" office:value-type="float" office:value="95199" calcext:value-type="float">
            <text:p>951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Eaubonne</text:p>
          </table:table-cell>
          <table:table-cell table:style-name="ce5" office:value-type="float" office:value="95203" calcext:value-type="float">
            <text:p>9520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Écouen</text:p>
          </table:table-cell>
          <table:table-cell table:style-name="ce6" office:value-type="float" office:value="95205" calcext:value-type="float">
            <text:p>952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Enghien-les-Bains</text:p>
          </table:table-cell>
          <table:table-cell table:style-name="ce5" office:value-type="float" office:value="95210" calcext:value-type="float">
            <text:p>952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Ennery</text:p>
          </table:table-cell>
          <table:table-cell table:style-name="ce6" office:value-type="float" office:value="95211" calcext:value-type="float">
            <text:p>952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Épiais-lès-Louvres</text:p>
          </table:table-cell>
          <table:table-cell table:style-name="ce5" office:value-type="float" office:value="95212" calcext:value-type="float">
            <text:p>9521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Éragny</text:p>
          </table:table-cell>
          <table:table-cell table:style-name="ce6" office:value-type="float" office:value="95218" calcext:value-type="float">
            <text:p>952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Ermont</text:p>
          </table:table-cell>
          <table:table-cell table:style-name="ce5" office:value-type="float" office:value="95219" calcext:value-type="float">
            <text:p>952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Ézanville</text:p>
          </table:table-cell>
          <table:table-cell table:style-name="ce6" office:value-type="float" office:value="95229" calcext:value-type="float">
            <text:p>952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Franconville</text:p>
          </table:table-cell>
          <table:table-cell table:style-name="ce5" office:value-type="float" office:value="95252" calcext:value-type="float">
            <text:p>952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Frépillon</text:p>
          </table:table-cell>
          <table:table-cell table:style-name="ce6" office:value-type="float" office:value="95256" calcext:value-type="float">
            <text:p>952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La Frette-sur-Seine</text:p>
          </table:table-cell>
          <table:table-cell table:style-name="ce5" office:value-type="float" office:value="95257" calcext:value-type="float">
            <text:p>9525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Garges-lès-Gonesse</text:p>
          </table:table-cell>
          <table:table-cell table:style-name="ce6" office:value-type="float" office:value="95268" calcext:value-type="float">
            <text:p>952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Gonesse</text:p>
          </table:table-cell>
          <table:table-cell table:style-name="ce5" office:value-type="float" office:value="95277" calcext:value-type="float">
            <text:p>9527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Goussainville</text:p>
          </table:table-cell>
          <table:table-cell table:style-name="ce6" office:value-type="float" office:value="95280" calcext:value-type="float">
            <text:p>952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Groslay</text:p>
          </table:table-cell>
          <table:table-cell table:style-name="ce5" office:value-type="float" office:value="95288" calcext:value-type="float">
            <text:p>9528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Herblay-sur-Seine</text:p>
          </table:table-cell>
          <table:table-cell table:style-name="ce6" office:value-type="float" office:value="95306" calcext:value-type="float">
            <text:p>953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L'Isle-Adam</text:p>
          </table:table-cell>
          <table:table-cell table:style-name="ce5" office:value-type="float" office:value="95313" calcext:value-type="float">
            <text:p>953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Jouy-le-Moutier</text:p>
          </table:table-cell>
          <table:table-cell table:style-name="ce6" office:value-type="float" office:value="95323" calcext:value-type="float">
            <text:p>953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Margency</text:p>
          </table:table-cell>
          <table:table-cell table:style-name="ce5" office:value-type="float" office:value="95369" calcext:value-type="float">
            <text:p>9536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Mériel</text:p>
          </table:table-cell>
          <table:table-cell table:style-name="ce6" office:value-type="float" office:value="95392" calcext:value-type="float">
            <text:p>953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Méry-sur-Oise</text:p>
          </table:table-cell>
          <table:table-cell table:style-name="ce5" office:value-type="float" office:value="95394" calcext:value-type="float">
            <text:p>9539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Montigny-lès-Cormeilles</text:p>
          </table:table-cell>
          <table:table-cell table:style-name="ce6" office:value-type="float" office:value="95424" calcext:value-type="float">
            <text:p>954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Montlignon</text:p>
          </table:table-cell>
          <table:table-cell table:style-name="ce5" office:value-type="float" office:value="95426" calcext:value-type="float">
            <text:p>9542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Montmagny</text:p>
          </table:table-cell>
          <table:table-cell table:style-name="ce6" office:value-type="float" office:value="95427" calcext:value-type="float">
            <text:p>954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Montmorency</text:p>
          </table:table-cell>
          <table:table-cell table:style-name="ce5" office:value-type="float" office:value="95428" calcext:value-type="float">
            <text:p>954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Nesles-la-Vallée</text:p>
          </table:table-cell>
          <table:table-cell table:style-name="ce6" office:value-type="float" office:value="95446" calcext:value-type="float">
            <text:p>9544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Neuville-sur-Oise</text:p>
          </table:table-cell>
          <table:table-cell table:style-name="ce5" office:value-type="float" office:value="95450" calcext:value-type="float">
            <text:p>954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Osny</text:p>
          </table:table-cell>
          <table:table-cell table:style-name="ce6" office:value-type="float" office:value="95476" calcext:value-type="float">
            <text:p>954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Parmain</text:p>
          </table:table-cell>
          <table:table-cell table:style-name="ce5" office:value-type="float" office:value="95480" calcext:value-type="float">
            <text:p>9548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Pierrelaye</text:p>
          </table:table-cell>
          <table:table-cell table:style-name="ce6" office:value-type="float" office:value="95488" calcext:value-type="float">
            <text:p>954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Piscop</text:p>
          </table:table-cell>
          <table:table-cell table:style-name="ce5" office:value-type="float" office:value="95489" calcext:value-type="float">
            <text:p>954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Le Plessis-Bouchard</text:p>
          </table:table-cell>
          <table:table-cell table:style-name="ce6" office:value-type="float" office:value="95491" calcext:value-type="float">
            <text:p>954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Pontoise</text:p>
          </table:table-cell>
          <table:table-cell table:style-name="ce5" office:value-type="float" office:value="95500" calcext:value-type="float">
            <text:p>95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Puiseux-Pontoise</text:p>
          </table:table-cell>
          <table:table-cell table:style-name="ce6" office:value-type="float" office:value="95510" calcext:value-type="float">
            <text:p>955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Roissy-en-France</text:p>
          </table:table-cell>
          <table:table-cell table:style-name="ce5" office:value-type="float" office:value="95527" calcext:value-type="float">
            <text:p>955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Saint-Brice-sous-Forêt</text:p>
          </table:table-cell>
          <table:table-cell table:style-name="ce6" office:value-type="float" office:value="95539" calcext:value-type="float">
            <text:p>955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aint-Gratien</text:p>
          </table:table-cell>
          <table:table-cell table:style-name="ce5" office:value-type="float" office:value="95555" calcext:value-type="float">
            <text:p>955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Saint-Leu-la-Forêt</text:p>
          </table:table-cell>
          <table:table-cell table:style-name="ce6" office:value-type="float" office:value="95563" calcext:value-type="float">
            <text:p>955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aint-Ouen-l'Aumône</text:p>
          </table:table-cell>
          <table:table-cell table:style-name="ce5" office:value-type="float" office:value="95572" calcext:value-type="float">
            <text:p>9557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Saint-Prix</text:p>
          </table:table-cell>
          <table:table-cell table:style-name="ce6" office:value-type="float" office:value="95574" calcext:value-type="float">
            <text:p>955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annois</text:p>
          </table:table-cell>
          <table:table-cell table:style-name="ce5" office:value-type="float" office:value="95582" calcext:value-type="float">
            <text:p>9558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Sarcelles</text:p>
          </table:table-cell>
          <table:table-cell table:style-name="ce6" office:value-type="float" office:value="95585" calcext:value-type="float">
            <text:p>955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oisy-sous-Montmorency</text:p>
          </table:table-cell>
          <table:table-cell table:style-name="ce5" office:value-type="float" office:value="95598" calcext:value-type="float">
            <text:p>9559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Taverny</text:p>
          </table:table-cell>
          <table:table-cell table:style-name="ce6" office:value-type="float" office:value="95607" calcext:value-type="float">
            <text:p>956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Le Thillay</text:p>
          </table:table-cell>
          <table:table-cell table:style-name="ce5" office:value-type="float" office:value="95612" calcext:value-type="float">
            <text:p>9561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Valmondois</text:p>
          </table:table-cell>
          <table:table-cell table:style-name="ce6" office:value-type="float" office:value="95628" calcext:value-type="float">
            <text:p>956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Vaudherland</text:p>
          </table:table-cell>
          <table:table-cell table:style-name="ce5" office:value-type="float" office:value="95633" calcext:value-type="float">
            <text:p>9563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Vauréal</text:p>
          </table:table-cell>
          <table:table-cell table:style-name="ce6" office:value-type="float" office:value="95637" calcext:value-type="float">
            <text:p>956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Villiers-Adam</text:p>
          </table:table-cell>
          <table:table-cell table:style-name="ce5" office:value-type="float" office:value="95678" calcext:value-type="float">
            <text:p>956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ri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Villiers-le-Bel</text:p>
          </table:table-cell>
          <table:table-cell table:style-name="ce6" office:value-type="float" office:value="95680" calcext:value-type="float">
            <text:p>956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inte-à-Pitre-Les Abymes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Les Abymes</text:p>
          </table:table-cell>
          <table:table-cell table:style-name="ce5" office:value-type="float" office:value="97101" calcext:value-type="float">
            <text:p>971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ointe-à-Pitre-Les Abymes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string" calcext:value-type="string">
            <text:p>Baie-Mahault</text:p>
          </table:table-cell>
          <table:table-cell table:style-name="ce6" office:value-type="float" office:value="97103" calcext:value-type="float">
            <text:p>971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inte-à-Pitre-Les Abymes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Le Gosier</text:p>
          </table:table-cell>
          <table:table-cell table:style-name="ce5" office:value-type="float" office:value="97113" calcext:value-type="float">
            <text:p>971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ointe-à-Pitre-Les Abymes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string" calcext:value-type="string">
            <text:p>Lamentin</text:p>
          </table:table-cell>
          <table:table-cell table:style-name="ce6" office:value-type="float" office:value="97115" calcext:value-type="float">
            <text:p>971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inte-à-Pitre-Les Abymes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Morne-à-l'Eau</text:p>
          </table:table-cell>
          <table:table-cell table:style-name="ce5" office:value-type="float" office:value="97116" calcext:value-type="float">
            <text:p>9711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ointe-à-Pitre-Les Abymes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string" calcext:value-type="string">
            <text:p>Le Moule</text:p>
          </table:table-cell>
          <table:table-cell table:style-name="ce6" office:value-type="float" office:value="97117" calcext:value-type="float">
            <text:p>971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inte-à-Pitre-Les Abymes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Petit-Bourg</text:p>
          </table:table-cell>
          <table:table-cell table:style-name="ce5" office:value-type="float" office:value="97118" calcext:value-type="float">
            <text:p>971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ointe-à-Pitre-Les Abymes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string" calcext:value-type="string">
            <text:p>Petit-Canal</text:p>
          </table:table-cell>
          <table:table-cell table:style-name="ce6" office:value-type="float" office:value="97119" calcext:value-type="float">
            <text:p>971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inte-à-Pitre-Les Abymes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Pointe-à-Pitre</text:p>
          </table:table-cell>
          <table:table-cell table:style-name="ce5" office:value-type="float" office:value="97120" calcext:value-type="float">
            <text:p>9712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ointe-à-Pitre-Les Abymes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string" calcext:value-type="string">
            <text:p>Saint-François</text:p>
          </table:table-cell>
          <table:table-cell table:style-name="ce6" office:value-type="float" office:value="97125" calcext:value-type="float">
            <text:p>971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inte-à-Pitre-Les Abymes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Sainte-Anne</text:p>
          </table:table-cell>
          <table:table-cell table:style-name="ce5" office:value-type="float" office:value="97128" calcext:value-type="float">
            <text:p>971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nne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Betton</text:p>
          </table:table-cell>
          <table:table-cell table:style-name="ce6" office:value-type="float" office:value="35024" calcext:value-type="float">
            <text:p>350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n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uz</text:p>
          </table:table-cell>
          <table:table-cell table:style-name="ce5" office:value-type="float" office:value="35047" calcext:value-type="float">
            <text:p>3504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nne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esson-Sévigné</text:p>
          </table:table-cell>
          <table:table-cell table:style-name="ce6" office:value-type="float" office:value="35051" calcext:value-type="float">
            <text:p>350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n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hantepie</text:p>
          </table:table-cell>
          <table:table-cell table:style-name="ce5" office:value-type="float" office:value="35055" calcext:value-type="float">
            <text:p>350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nne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La Chapelle-des-Fougeretz</text:p>
          </table:table-cell>
          <table:table-cell table:style-name="ce6" office:value-type="float" office:value="35059" calcext:value-type="float">
            <text:p>350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n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hartres-de-Bretagne</text:p>
          </table:table-cell>
          <table:table-cell table:style-name="ce5" office:value-type="float" office:value="35066" calcext:value-type="float">
            <text:p>3506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nne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elesse</text:p>
          </table:table-cell>
          <table:table-cell table:style-name="ce6" office:value-type="float" office:value="35173" calcext:value-type="float">
            <text:p>351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n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ontgermont</text:p>
          </table:table-cell>
          <table:table-cell table:style-name="ce5" office:value-type="float" office:value="35189" calcext:value-type="float">
            <text:p>3518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nne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Noyal-Châtillon-sur-Seiche</text:p>
          </table:table-cell>
          <table:table-cell table:style-name="ce6" office:value-type="float" office:value="35206" calcext:value-type="float">
            <text:p>352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n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acé</text:p>
          </table:table-cell>
          <table:table-cell table:style-name="ce5" office:value-type="float" office:value="35210" calcext:value-type="float">
            <text:p>352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nne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Rennes</text:p>
          </table:table-cell>
          <table:table-cell table:style-name="ce6" office:value-type="float" office:value="35238" calcext:value-type="float">
            <text:p>352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n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aint-Grégoire</text:p>
          </table:table-cell>
          <table:table-cell table:style-name="ce5" office:value-type="float" office:value="35278" calcext:value-type="float">
            <text:p>352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nne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Saint-Jacques-de-la-Lande</text:p>
          </table:table-cell>
          <table:table-cell table:style-name="ce6" office:value-type="float" office:value="35281" calcext:value-type="float">
            <text:p>352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n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horigné-Fouillard</text:p>
          </table:table-cell>
          <table:table-cell table:style-name="ce5" office:value-type="float" office:value="35334" calcext:value-type="float">
            <text:p>3533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nne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Vezin-le-Coquet</text:p>
          </table:table-cell>
          <table:table-cell table:style-name="ce6" office:value-type="float" office:value="35353" calcext:value-type="float">
            <text:p>3535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nn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ont-Péan</text:p>
          </table:table-cell>
          <table:table-cell table:style-name="ce5" office:value-type="float" office:value="35363" calcext:value-type="float">
            <text:p>3536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Cyprien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Alénya</text:p>
          </table:table-cell>
          <table:table-cell table:style-name="ce6" office:value-type="float" office:value="66002" calcext:value-type="float">
            <text:p>660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Cyprien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Argelès-sur-Mer</text:p>
          </table:table-cell>
          <table:table-cell table:style-name="ce5" office:value-type="float" office:value="66008" calcext:value-type="float">
            <text:p>6600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Cyprien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Collioure</text:p>
          </table:table-cell>
          <table:table-cell table:style-name="ce6" office:value-type="float" office:value="66053" calcext:value-type="float">
            <text:p>6605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Cyprien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orneilla-del-Vercol</text:p>
          </table:table-cell>
          <table:table-cell table:style-name="ce5" office:value-type="float" office:value="66059" calcext:value-type="float">
            <text:p>6605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Cyprien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Elne</text:p>
          </table:table-cell>
          <table:table-cell table:style-name="ce6" office:value-type="float" office:value="66065" calcext:value-type="float">
            <text:p>660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Cyprien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Laroque-des-Albères</text:p>
          </table:table-cell>
          <table:table-cell table:style-name="ce5" office:value-type="float" office:value="66093" calcext:value-type="float">
            <text:p>6609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Cyprien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Latour-Bas-Elne</text:p>
          </table:table-cell>
          <table:table-cell table:style-name="ce6" office:value-type="float" office:value="66094" calcext:value-type="float">
            <text:p>660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Cyprien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Palau-del-Vidre</text:p>
          </table:table-cell>
          <table:table-cell table:style-name="ce5" office:value-type="float" office:value="66133" calcext:value-type="float">
            <text:p>6613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Cyprien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Port-Vendres</text:p>
          </table:table-cell>
          <table:table-cell table:style-name="ce6" office:value-type="float" office:value="66148" calcext:value-type="float">
            <text:p>661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Cyprien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Saint-André</text:p>
          </table:table-cell>
          <table:table-cell table:style-name="ce5" office:value-type="float" office:value="66168" calcext:value-type="float">
            <text:p>6616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Cyprien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Saint-Cyprien</text:p>
          </table:table-cell>
          <table:table-cell table:style-name="ce6" office:value-type="float" office:value="66171" calcext:value-type="float">
            <text:p>6617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Cyprien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Sorède</text:p>
          </table:table-cell>
          <table:table-cell table:style-name="ce5" office:value-type="float" office:value="66196" calcext:value-type="float">
            <text:p>6619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Cyprien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Théza</text:p>
          </table:table-cell>
          <table:table-cell table:style-name="ce6" office:value-type="float" office:value="66208" calcext:value-type="float">
            <text:p>662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Cyprien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Villelongue-dels-Monts</text:p>
          </table:table-cell>
          <table:table-cell table:style-name="ce5" office:value-type="float" office:value="66225" calcext:value-type="float">
            <text:p>662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Denis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string" calcext:value-type="string">
            <text:p>Saint-Denis</text:p>
          </table:table-cell>
          <table:table-cell table:style-name="ce6" office:value-type="float" office:value="97411" calcext:value-type="float">
            <text:p>974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Denis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string" calcext:value-type="string">
            <text:p>Sainte-Marie</text:p>
          </table:table-cell>
          <table:table-cell table:style-name="ce5" office:value-type="float" office:value="97418" calcext:value-type="float">
            <text:p>974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Louis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string" calcext:value-type="string">
            <text:p>Saint-Louis</text:p>
          </table:table-cell>
          <table:table-cell table:style-name="ce6" office:value-type="float" office:value="97414" calcext:value-type="float">
            <text:p>974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Nazair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Batz-sur-Mer</text:p>
          </table:table-cell>
          <table:table-cell table:style-name="ce5" office:value-type="float" office:value="44010" calcext:value-type="float">
            <text:p>440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Nazair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Le Croisic</text:p>
          </table:table-cell>
          <table:table-cell table:style-name="ce6" office:value-type="float" office:value="44049" calcext:value-type="float">
            <text:p>440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Nazair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Donges</text:p>
          </table:table-cell>
          <table:table-cell table:style-name="ce5" office:value-type="float" office:value="44052" calcext:value-type="float">
            <text:p>440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Nazair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La Baule-Escoublac</text:p>
          </table:table-cell>
          <table:table-cell table:style-name="ce6" office:value-type="float" office:value="44055" calcext:value-type="float">
            <text:p>440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Nazair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Guérande</text:p>
          </table:table-cell>
          <table:table-cell table:style-name="ce5" office:value-type="float" office:value="44069" calcext:value-type="float">
            <text:p>4406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Nazair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Montoir-de-Bretagne</text:p>
          </table:table-cell>
          <table:table-cell table:style-name="ce6" office:value-type="float" office:value="44103" calcext:value-type="float">
            <text:p>441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Nazair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La Plaine-sur-Mer</text:p>
          </table:table-cell>
          <table:table-cell table:style-name="ce5" office:value-type="float" office:value="44126" calcext:value-type="float">
            <text:p>4412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Nazair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Pornichet</text:p>
          </table:table-cell>
          <table:table-cell table:style-name="ce6" office:value-type="float" office:value="44132" calcext:value-type="float">
            <text:p>441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Nazair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Le Pouliguen</text:p>
          </table:table-cell>
          <table:table-cell table:style-name="ce5" office:value-type="float" office:value="44135" calcext:value-type="float">
            <text:p>4413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Nazair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Préfailles</text:p>
          </table:table-cell>
          <table:table-cell table:style-name="ce6" office:value-type="float" office:value="44136" calcext:value-type="float">
            <text:p>441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Nazair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aint-André-des-Eaux</text:p>
          </table:table-cell>
          <table:table-cell table:style-name="ce5" office:value-type="float" office:value="44151" calcext:value-type="float">
            <text:p>4415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Nazair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Saint-Brevin-les-Pins</text:p>
          </table:table-cell>
          <table:table-cell table:style-name="ce6" office:value-type="float" office:value="44154" calcext:value-type="float">
            <text:p>441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Nazair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aint-Joachim</text:p>
          </table:table-cell>
          <table:table-cell table:style-name="ce5" office:value-type="float" office:value="44168" calcext:value-type="float">
            <text:p>4416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Nazair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Saint-Malo-de-Guersac</text:p>
          </table:table-cell>
          <table:table-cell table:style-name="ce6" office:value-type="float" office:value="44176" calcext:value-type="float">
            <text:p>441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Nazair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aint-Michel-Chef-Chef</text:p>
          </table:table-cell>
          <table:table-cell table:style-name="ce5" office:value-type="float" office:value="44182" calcext:value-type="float">
            <text:p>4418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Nazair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Saint-Nazaire</text:p>
          </table:table-cell>
          <table:table-cell table:style-name="ce6" office:value-type="float" office:value="44184" calcext:value-type="float">
            <text:p>441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Nazair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rignac</text:p>
          </table:table-cell>
          <table:table-cell table:style-name="ce5" office:value-type="float" office:value="44210" calcext:value-type="float">
            <text:p>442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Paul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string" calcext:value-type="string">
            <text:p>Le Port</text:p>
          </table:table-cell>
          <table:table-cell table:style-name="ce6" office:value-type="float" office:value="97407" calcext:value-type="float">
            <text:p>974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Paul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string" calcext:value-type="string">
            <text:p>La Possession</text:p>
          </table:table-cell>
          <table:table-cell table:style-name="ce5" office:value-type="float" office:value="97408" calcext:value-type="float">
            <text:p>9740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Paul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string" calcext:value-type="string">
            <text:p>Saint-Paul</text:p>
          </table:table-cell>
          <table:table-cell table:style-name="ce6" office:value-type="float" office:value="97415" calcext:value-type="float">
            <text:p>974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Pierre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string" calcext:value-type="string">
            <text:p>Entre-Deux</text:p>
          </table:table-cell>
          <table:table-cell table:style-name="ce5" office:value-type="float" office:value="97403" calcext:value-type="float">
            <text:p>9740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int-Pierre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string" calcext:value-type="string">
            <text:p>Saint-Pierre</text:p>
          </table:table-cell>
          <table:table-cell table:style-name="ce6" office:value-type="float" office:value="97416" calcext:value-type="float">
            <text:p>974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nt-Pierre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string" calcext:value-type="string">
            <text:p>Le Tampon</text:p>
          </table:table-cell>
          <table:table-cell table:style-name="ce5" office:value-type="float" office:value="97422" calcext:value-type="float">
            <text:p>974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lon-de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La Barben</text:p>
          </table:table-cell>
          <table:table-cell table:style-name="ce6" office:value-type="float" office:value="13009" calcext:value-type="float">
            <text:p>130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lon-de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rans</text:p>
          </table:table-cell>
          <table:table-cell table:style-name="ce5" office:value-type="float" office:value="13044" calcext:value-type="float">
            <text:p>1304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lon-de-Prove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élissanne</text:p>
          </table:table-cell>
          <table:table-cell table:style-name="ce6" office:value-type="float" office:value="13069" calcext:value-type="float">
            <text:p>130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lon-de-Provenc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alon-de-Provence</text:p>
          </table:table-cell>
          <table:table-cell table:style-name="ce5" office:value-type="float" office:value="13103" calcext:value-type="float">
            <text:p>1310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ète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Balaruc-les-Bains</text:p>
          </table:table-cell>
          <table:table-cell table:style-name="ce6" office:value-type="float" office:value="34023" calcext:value-type="float">
            <text:p>340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èt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Balaruc-le-Vieux</text:p>
          </table:table-cell>
          <table:table-cell table:style-name="ce5" office:value-type="float" office:value="34024" calcext:value-type="float">
            <text:p>3402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ète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Frontignan</text:p>
          </table:table-cell>
          <table:table-cell table:style-name="ce6" office:value-type="float" office:value="34108" calcext:value-type="float">
            <text:p>341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èt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Gigean</text:p>
          </table:table-cell>
          <table:table-cell table:style-name="ce5" office:value-type="float" office:value="34113" calcext:value-type="float">
            <text:p>341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ète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ontbazin</text:p>
          </table:table-cell>
          <table:table-cell table:style-name="ce6" office:value-type="float" office:value="34165" calcext:value-type="float">
            <text:p>341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èt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Poussan</text:p>
          </table:table-cell>
          <table:table-cell table:style-name="ce5" office:value-type="float" office:value="34213" calcext:value-type="float">
            <text:p>342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ète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Sète</text:p>
          </table:table-cell>
          <table:table-cell table:style-name="ce6" office:value-type="float" office:value="34301" calcext:value-type="float">
            <text:p>343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asbourg (partie française)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Achenheim</text:p>
          </table:table-cell>
          <table:table-cell table:style-name="ce5" office:value-type="float" office:value="67001" calcext:value-type="float">
            <text:p>670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asbourg (partie française)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Bischheim</text:p>
          </table:table-cell>
          <table:table-cell table:style-name="ce6" office:value-type="float" office:value="67043" calcext:value-type="float">
            <text:p>670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asbourg (partie française)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Eckbolsheim</text:p>
          </table:table-cell>
          <table:table-cell table:style-name="ce5" office:value-type="float" office:value="67118" calcext:value-type="float">
            <text:p>671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asbourg (partie française)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Eschau</text:p>
          </table:table-cell>
          <table:table-cell table:style-name="ce6" office:value-type="float" office:value="67131" calcext:value-type="float">
            <text:p>671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asbourg (partie française)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Fegersheim</text:p>
          </table:table-cell>
          <table:table-cell table:style-name="ce5" office:value-type="float" office:value="67137" calcext:value-type="float">
            <text:p>6713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asbourg (partie française)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Hœnheim</text:p>
          </table:table-cell>
          <table:table-cell table:style-name="ce6" office:value-type="float" office:value="67204" calcext:value-type="float">
            <text:p>672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asbourg (partie française)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Illkirch-Graffenstaden</text:p>
          </table:table-cell>
          <table:table-cell table:style-name="ce5" office:value-type="float" office:value="67218" calcext:value-type="float">
            <text:p>672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asbourg (partie française)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Lampertheim</text:p>
          </table:table-cell>
          <table:table-cell table:style-name="ce6" office:value-type="float" office:value="67256" calcext:value-type="float">
            <text:p>672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asbourg (partie française)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Lingolsheim</text:p>
          </table:table-cell>
          <table:table-cell table:style-name="ce5" office:value-type="float" office:value="67267" calcext:value-type="float">
            <text:p>6726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asbourg (partie française)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Lipsheim</text:p>
          </table:table-cell>
          <table:table-cell table:style-name="ce6" office:value-type="float" office:value="67268" calcext:value-type="float">
            <text:p>672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asbourg (partie française)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Mittelhausbergen</text:p>
          </table:table-cell>
          <table:table-cell table:style-name="ce5" office:value-type="float" office:value="67296" calcext:value-type="float">
            <text:p>6729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asbourg (partie française)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Mundolsheim</text:p>
          </table:table-cell>
          <table:table-cell table:style-name="ce6" office:value-type="float" office:value="67309" calcext:value-type="float">
            <text:p>673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asbourg (partie française)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Niederhausbergen</text:p>
          </table:table-cell>
          <table:table-cell table:style-name="ce5" office:value-type="float" office:value="67326" calcext:value-type="float">
            <text:p>6732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asbourg (partie française)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Oberhausbergen</text:p>
          </table:table-cell>
          <table:table-cell table:style-name="ce6" office:value-type="float" office:value="67343" calcext:value-type="float">
            <text:p>673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asbourg (partie française)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Oberschaeffolsheim</text:p>
          </table:table-cell>
          <table:table-cell table:style-name="ce5" office:value-type="float" office:value="67350" calcext:value-type="float">
            <text:p>673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asbourg (partie française)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Ostwald</text:p>
          </table:table-cell>
          <table:table-cell table:style-name="ce6" office:value-type="float" office:value="67365" calcext:value-type="float">
            <text:p>673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asbourg (partie française)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Plobsheim</text:p>
          </table:table-cell>
          <table:table-cell table:style-name="ce5" office:value-type="float" office:value="67378" calcext:value-type="float">
            <text:p>673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asbourg (partie française)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Reichstett</text:p>
          </table:table-cell>
          <table:table-cell table:style-name="ce6" office:value-type="float" office:value="67389" calcext:value-type="float">
            <text:p>673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asbourg (partie française)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chiltigheim</text:p>
          </table:table-cell>
          <table:table-cell table:style-name="ce5" office:value-type="float" office:value="67447" calcext:value-type="float">
            <text:p>6744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asbourg (partie française)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Souffelweyersheim</text:p>
          </table:table-cell>
          <table:table-cell table:style-name="ce6" office:value-type="float" office:value="67471" calcext:value-type="float">
            <text:p>6747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asbourg (partie française)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trasbourg</text:p>
          </table:table-cell>
          <table:table-cell table:style-name="ce5" office:value-type="float" office:value="67482" calcext:value-type="float">
            <text:p>6748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asbourg (partie française)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Vendenheim</text:p>
          </table:table-cell>
          <table:table-cell table:style-name="ce6" office:value-type="float" office:value="67506" calcext:value-type="float">
            <text:p>675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asbourg (partie française)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Wolfisheim</text:p>
          </table:table-cell>
          <table:table-cell table:style-name="ce5" office:value-type="float" office:value="67551" calcext:value-type="float">
            <text:p>6755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honon-les-Bain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Allinges</text:p>
          </table:table-cell>
          <table:table-cell table:style-name="ce6" office:value-type="float" office:value="74005" calcext:value-type="float">
            <text:p>740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onon-les-Bain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Anthy-sur-Léman</text:p>
          </table:table-cell>
          <table:table-cell table:style-name="ce5" office:value-type="float" office:value="74013" calcext:value-type="float">
            <text:p>740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honon-les-Bain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Armoy</text:p>
          </table:table-cell>
          <table:table-cell table:style-name="ce6" office:value-type="float" office:value="74020" calcext:value-type="float">
            <text:p>740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onon-les-Bain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Évian-les-Bains</text:p>
          </table:table-cell>
          <table:table-cell table:style-name="ce5" office:value-type="float" office:value="74119" calcext:value-type="float">
            <text:p>7411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honon-les-Bain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Excenevex</text:p>
          </table:table-cell>
          <table:table-cell table:style-name="ce6" office:value-type="float" office:value="74121" calcext:value-type="float">
            <text:p>741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onon-les-Bain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Lugrin</text:p>
          </table:table-cell>
          <table:table-cell table:style-name="ce5" office:value-type="float" office:value="74154" calcext:value-type="float">
            <text:p>7415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honon-les-Bain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Margencel</text:p>
          </table:table-cell>
          <table:table-cell table:style-name="ce6" office:value-type="float" office:value="74163" calcext:value-type="float">
            <text:p>741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onon-les-Bain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Marin</text:p>
          </table:table-cell>
          <table:table-cell table:style-name="ce5" office:value-type="float" office:value="74166" calcext:value-type="float">
            <text:p>7416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honon-les-Bain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Maxilly-sur-Léman</text:p>
          </table:table-cell>
          <table:table-cell table:style-name="ce6" office:value-type="float" office:value="74172" calcext:value-type="float">
            <text:p>741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onon-les-Bain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Neuvecelle</text:p>
          </table:table-cell>
          <table:table-cell table:style-name="ce5" office:value-type="float" office:value="74200" calcext:value-type="float">
            <text:p>742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honon-les-Bain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Publier</text:p>
          </table:table-cell>
          <table:table-cell table:style-name="ce6" office:value-type="float" office:value="74218" calcext:value-type="float">
            <text:p>742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onon-les-Bain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ciez</text:p>
          </table:table-cell>
          <table:table-cell table:style-name="ce5" office:value-type="float" office:value="74263" calcext:value-type="float">
            <text:p>7426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honon-les-Bain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Thonon-les-Bains</text:p>
          </table:table-cell>
          <table:table-cell table:style-name="ce6" office:value-type="float" office:value="74281" calcext:value-type="float">
            <text:p>742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eyreste</text:p>
          </table:table-cell>
          <table:table-cell table:style-name="ce5" office:value-type="float" office:value="13023" calcext:value-type="float">
            <text:p>1302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La Ciotat</text:p>
          </table:table-cell>
          <table:table-cell table:style-name="ce6" office:value-type="float" office:value="13028" calcext:value-type="float">
            <text:p>130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Bandol</text:p>
          </table:table-cell>
          <table:table-cell table:style-name="ce5" office:value-type="float" office:value="83009" calcext:value-type="float">
            <text:p>8300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Le Beausset</text:p>
          </table:table-cell>
          <table:table-cell table:style-name="ce6" office:value-type="float" office:value="83016" calcext:value-type="float">
            <text:p>830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Belgentier</text:p>
          </table:table-cell>
          <table:table-cell table:style-name="ce5" office:value-type="float" office:value="83017" calcext:value-type="float">
            <text:p>830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La Cadière-d'Azur</text:p>
          </table:table-cell>
          <table:table-cell table:style-name="ce6" office:value-type="float" office:value="83027" calcext:value-type="float">
            <text:p>830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arqueiranne</text:p>
          </table:table-cell>
          <table:table-cell table:style-name="ce5" office:value-type="float" office:value="83034" calcext:value-type="float">
            <text:p>8303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Le Castellet</text:p>
          </table:table-cell>
          <table:table-cell table:style-name="ce6" office:value-type="float" office:value="83035" calcext:value-type="float">
            <text:p>830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La Crau</text:p>
          </table:table-cell>
          <table:table-cell table:style-name="ce5" office:value-type="float" office:value="83047" calcext:value-type="float">
            <text:p>8304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Cuers</text:p>
          </table:table-cell>
          <table:table-cell table:style-name="ce6" office:value-type="float" office:value="83049" calcext:value-type="float">
            <text:p>830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Évenos</text:p>
          </table:table-cell>
          <table:table-cell table:style-name="ce5" office:value-type="float" office:value="83053" calcext:value-type="float">
            <text:p>8305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La Farlède</text:p>
          </table:table-cell>
          <table:table-cell table:style-name="ce6" office:value-type="float" office:value="83054" calcext:value-type="float">
            <text:p>830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La Garde</text:p>
          </table:table-cell>
          <table:table-cell table:style-name="ce5" office:value-type="float" office:value="83062" calcext:value-type="float">
            <text:p>8306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Hyères</text:p>
          </table:table-cell>
          <table:table-cell table:style-name="ce6" office:value-type="float" office:value="83069" calcext:value-type="float">
            <text:p>830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Ollioules</text:p>
          </table:table-cell>
          <table:table-cell table:style-name="ce5" office:value-type="float" office:value="83090" calcext:value-type="float">
            <text:p>8309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Le Pradet</text:p>
          </table:table-cell>
          <table:table-cell table:style-name="ce6" office:value-type="float" office:value="83098" calcext:value-type="float">
            <text:p>830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Le Revest-les-Eaux</text:p>
          </table:table-cell>
          <table:table-cell table:style-name="ce5" office:value-type="float" office:value="83103" calcext:value-type="float">
            <text:p>8310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aint-Cyr-sur-Mer</text:p>
          </table:table-cell>
          <table:table-cell table:style-name="ce6" office:value-type="float" office:value="83112" calcext:value-type="float">
            <text:p>831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Sanary-sur-Mer</text:p>
          </table:table-cell>
          <table:table-cell table:style-name="ce5" office:value-type="float" office:value="83123" calcext:value-type="float">
            <text:p>8312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La Seyne-sur-Mer</text:p>
          </table:table-cell>
          <table:table-cell table:style-name="ce6" office:value-type="float" office:value="83126" calcext:value-type="float">
            <text:p>831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Six-Fours-les-Plages</text:p>
          </table:table-cell>
          <table:table-cell table:style-name="ce5" office:value-type="float" office:value="83129" calcext:value-type="float">
            <text:p>8312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olliès-Pont</text:p>
          </table:table-cell>
          <table:table-cell table:style-name="ce6" office:value-type="float" office:value="83130" calcext:value-type="float">
            <text:p>831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Solliès-Toucas</text:p>
          </table:table-cell>
          <table:table-cell table:style-name="ce5" office:value-type="float" office:value="83131" calcext:value-type="float">
            <text:p>8313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olliès-Ville</text:p>
          </table:table-cell>
          <table:table-cell table:style-name="ce6" office:value-type="float" office:value="83132" calcext:value-type="float">
            <text:p>831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Toulon</text:p>
          </table:table-cell>
          <table:table-cell table:style-name="ce5" office:value-type="float" office:value="83137" calcext:value-type="float">
            <text:p>8313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n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La Valette-du-Var</text:p>
          </table:table-cell>
          <table:table-cell table:style-name="ce6" office:value-type="float" office:value="83144" calcext:value-type="float">
            <text:p>831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Saint-Mandrier-sur-Mer</text:p>
          </table:table-cell>
          <table:table-cell table:style-name="ce5" office:value-type="float" office:value="83153" calcext:value-type="float">
            <text:p>8315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Aucamville</text:p>
          </table:table-cell>
          <table:table-cell table:style-name="ce6" office:value-type="float" office:value="31022" calcext:value-type="float">
            <text:p>310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ussonne</text:p>
          </table:table-cell>
          <table:table-cell table:style-name="ce5" office:value-type="float" office:value="31032" calcext:value-type="float">
            <text:p>3103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Auzeville-Tolosane</text:p>
          </table:table-cell>
          <table:table-cell table:style-name="ce6" office:value-type="float" office:value="31035" calcext:value-type="float">
            <text:p>310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Balma</text:p>
          </table:table-cell>
          <table:table-cell table:style-name="ce5" office:value-type="float" office:value="31044" calcext:value-type="float">
            <text:p>3104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Beaupuy</text:p>
          </table:table-cell>
          <table:table-cell table:style-name="ce6" office:value-type="float" office:value="31053" calcext:value-type="float">
            <text:p>3105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Beauzelle</text:p>
          </table:table-cell>
          <table:table-cell table:style-name="ce5" office:value-type="float" office:value="31056" calcext:value-type="float">
            <text:p>3105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Belberaud</text:p>
          </table:table-cell>
          <table:table-cell table:style-name="ce6" office:value-type="float" office:value="31057" calcext:value-type="float">
            <text:p>3105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Blagnac</text:p>
          </table:table-cell>
          <table:table-cell table:style-name="ce5" office:value-type="float" office:value="31069" calcext:value-type="float">
            <text:p>3106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Bouloc</text:p>
          </table:table-cell>
          <table:table-cell table:style-name="ce6" office:value-type="float" office:value="31079" calcext:value-type="float">
            <text:p>310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Brax</text:p>
          </table:table-cell>
          <table:table-cell table:style-name="ce5" office:value-type="float" office:value="31088" calcext:value-type="float">
            <text:p>3108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Bruguières</text:p>
          </table:table-cell>
          <table:table-cell table:style-name="ce6" office:value-type="float" office:value="31091" calcext:value-type="float">
            <text:p>310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astanet-Tolosan</text:p>
          </table:table-cell>
          <table:table-cell table:style-name="ce5" office:value-type="float" office:value="31113" calcext:value-type="float">
            <text:p>3111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Castelginest</text:p>
          </table:table-cell>
          <table:table-cell table:style-name="ce6" office:value-type="float" office:value="31116" calcext:value-type="float">
            <text:p>311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astelmaurou</text:p>
          </table:table-cell>
          <table:table-cell table:style-name="ce5" office:value-type="float" office:value="31117" calcext:value-type="float">
            <text:p>311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Castelnau-d'Estrétefonds</text:p>
          </table:table-cell>
          <table:table-cell table:style-name="ce6" office:value-type="float" office:value="31118" calcext:value-type="float">
            <text:p>311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épet</text:p>
          </table:table-cell>
          <table:table-cell table:style-name="ce5" office:value-type="float" office:value="31136" calcext:value-type="float">
            <text:p>3113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Colomiers</text:p>
          </table:table-cell>
          <table:table-cell table:style-name="ce6" office:value-type="float" office:value="31149" calcext:value-type="float">
            <text:p>311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rnebarrieu</text:p>
          </table:table-cell>
          <table:table-cell table:style-name="ce5" office:value-type="float" office:value="31150" calcext:value-type="float">
            <text:p>311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Cugnaux</text:p>
          </table:table-cell>
          <table:table-cell table:style-name="ce6" office:value-type="float" office:value="31157" calcext:value-type="float">
            <text:p>3115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aux</text:p>
          </table:table-cell>
          <table:table-cell table:style-name="ce5" office:value-type="float" office:value="31160" calcext:value-type="float">
            <text:p>311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Deyme</text:p>
          </table:table-cell>
          <table:table-cell table:style-name="ce6" office:value-type="float" office:value="31161" calcext:value-type="float">
            <text:p>3116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Eaunes</text:p>
          </table:table-cell>
          <table:table-cell table:style-name="ce5" office:value-type="float" office:value="31165" calcext:value-type="float">
            <text:p>3116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Escalquens</text:p>
          </table:table-cell>
          <table:table-cell table:style-name="ce6" office:value-type="float" office:value="31169" calcext:value-type="float">
            <text:p>311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Fenouillet</text:p>
          </table:table-cell>
          <table:table-cell table:style-name="ce5" office:value-type="float" office:value="31182" calcext:value-type="float">
            <text:p>3118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Fonbeauzard</text:p>
          </table:table-cell>
          <table:table-cell table:style-name="ce6" office:value-type="float" office:value="31186" calcext:value-type="float">
            <text:p>311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Fonsorbes</text:p>
          </table:table-cell>
          <table:table-cell table:style-name="ce5" office:value-type="float" office:value="31187" calcext:value-type="float">
            <text:p>3118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Fontenilles</text:p>
          </table:table-cell>
          <table:table-cell table:style-name="ce6" office:value-type="float" office:value="31188" calcext:value-type="float">
            <text:p>311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Frouzins</text:p>
          </table:table-cell>
          <table:table-cell table:style-name="ce5" office:value-type="float" office:value="31203" calcext:value-type="float">
            <text:p>3120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Gagnac-sur-Garonne</text:p>
          </table:table-cell>
          <table:table-cell table:style-name="ce6" office:value-type="float" office:value="31205" calcext:value-type="float">
            <text:p>312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Gratentour</text:p>
          </table:table-cell>
          <table:table-cell table:style-name="ce5" office:value-type="float" office:value="31230" calcext:value-type="float">
            <text:p>3123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Labarthe-sur-Lèze</text:p>
          </table:table-cell>
          <table:table-cell table:style-name="ce6" office:value-type="float" office:value="31248" calcext:value-type="float">
            <text:p>312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Labastide-Saint-Sernin</text:p>
          </table:table-cell>
          <table:table-cell table:style-name="ce5" office:value-type="float" office:value="31252" calcext:value-type="float">
            <text:p>312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Labège</text:p>
          </table:table-cell>
          <table:table-cell table:style-name="ce6" office:value-type="float" office:value="31254" calcext:value-type="float">
            <text:p>312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Lacroix-Falgarde</text:p>
          </table:table-cell>
          <table:table-cell table:style-name="ce5" office:value-type="float" office:value="31259" calcext:value-type="float">
            <text:p>3125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Lapeyrouse-Fossat</text:p>
          </table:table-cell>
          <table:table-cell table:style-name="ce6" office:value-type="float" office:value="31273" calcext:value-type="float">
            <text:p>312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Launaguet</text:p>
          </table:table-cell>
          <table:table-cell table:style-name="ce5" office:value-type="float" office:value="31282" calcext:value-type="float">
            <text:p>3128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Léguevin</text:p>
          </table:table-cell>
          <table:table-cell table:style-name="ce6" office:value-type="float" office:value="31291" calcext:value-type="float">
            <text:p>312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Lespinasse</text:p>
          </table:table-cell>
          <table:table-cell table:style-name="ce5" office:value-type="float" office:value="31293" calcext:value-type="float">
            <text:p>3129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ervilla</text:p>
          </table:table-cell>
          <table:table-cell table:style-name="ce6" office:value-type="float" office:value="31340" calcext:value-type="float">
            <text:p>313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ondonville</text:p>
          </table:table-cell>
          <table:table-cell table:style-name="ce5" office:value-type="float" office:value="31351" calcext:value-type="float">
            <text:p>3135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ondouzil</text:p>
          </table:table-cell>
          <table:table-cell table:style-name="ce6" office:value-type="float" office:value="31352" calcext:value-type="float">
            <text:p>313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ontberon</text:p>
          </table:table-cell>
          <table:table-cell table:style-name="ce5" office:value-type="float" office:value="31364" calcext:value-type="float">
            <text:p>3136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ontrabé</text:p>
          </table:table-cell>
          <table:table-cell table:style-name="ce6" office:value-type="float" office:value="31389" calcext:value-type="float">
            <text:p>313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uret</text:p>
          </table:table-cell>
          <table:table-cell table:style-name="ce5" office:value-type="float" office:value="31395" calcext:value-type="float">
            <text:p>3139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Péchabou</text:p>
          </table:table-cell>
          <table:table-cell table:style-name="ce6" office:value-type="float" office:value="31409" calcext:value-type="float">
            <text:p>314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echbonnieu</text:p>
          </table:table-cell>
          <table:table-cell table:style-name="ce5" office:value-type="float" office:value="31410" calcext:value-type="float">
            <text:p>314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Pechbusque</text:p>
          </table:table-cell>
          <table:table-cell table:style-name="ce6" office:value-type="float" office:value="31411" calcext:value-type="float">
            <text:p>314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ibrac</text:p>
          </table:table-cell>
          <table:table-cell table:style-name="ce5" office:value-type="float" office:value="31417" calcext:value-type="float">
            <text:p>314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Pinsaguel</text:p>
          </table:table-cell>
          <table:table-cell table:style-name="ce6" office:value-type="float" office:value="31420" calcext:value-type="float">
            <text:p>314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ins-Justaret</text:p>
          </table:table-cell>
          <table:table-cell table:style-name="ce5" office:value-type="float" office:value="31421" calcext:value-type="float">
            <text:p>3142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Plaisance-du-Touch</text:p>
          </table:table-cell>
          <table:table-cell table:style-name="ce6" office:value-type="float" office:value="31424" calcext:value-type="float">
            <text:p>314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ompertuzat</text:p>
          </table:table-cell>
          <table:table-cell table:style-name="ce5" office:value-type="float" office:value="31429" calcext:value-type="float">
            <text:p>3142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Portet-sur-Garonne</text:p>
          </table:table-cell>
          <table:table-cell table:style-name="ce6" office:value-type="float" office:value="31433" calcext:value-type="float">
            <text:p>314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Quint-Fonsegrives</text:p>
          </table:table-cell>
          <table:table-cell table:style-name="ce5" office:value-type="float" office:value="31445" calcext:value-type="float">
            <text:p>314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Ramonville-Saint-Agne</text:p>
          </table:table-cell>
          <table:table-cell table:style-name="ce6" office:value-type="float" office:value="31446" calcext:value-type="float">
            <text:p>3144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oques</text:p>
          </table:table-cell>
          <table:table-cell table:style-name="ce5" office:value-type="float" office:value="31458" calcext:value-type="float">
            <text:p>3145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Roquettes</text:p>
          </table:table-cell>
          <table:table-cell table:style-name="ce6" office:value-type="float" office:value="31460" calcext:value-type="float">
            <text:p>3146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ouffiac-Tolosan</text:p>
          </table:table-cell>
          <table:table-cell table:style-name="ce5" office:value-type="float" office:value="31462" calcext:value-type="float">
            <text:p>3146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Saint-Alban</text:p>
          </table:table-cell>
          <table:table-cell table:style-name="ce6" office:value-type="float" office:value="31467" calcext:value-type="float">
            <text:p>314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aint-Geniès-Bellevue</text:p>
          </table:table-cell>
          <table:table-cell table:style-name="ce5" office:value-type="float" office:value="31484" calcext:value-type="float">
            <text:p>3148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Saint-Jean</text:p>
          </table:table-cell>
          <table:table-cell table:style-name="ce6" office:value-type="float" office:value="31488" calcext:value-type="float">
            <text:p>314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aint-Jory</text:p>
          </table:table-cell>
          <table:table-cell table:style-name="ce5" office:value-type="float" office:value="31490" calcext:value-type="float">
            <text:p>3149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Saint-Loup-Cammas</text:p>
          </table:table-cell>
          <table:table-cell table:style-name="ce6" office:value-type="float" office:value="31497" calcext:value-type="float">
            <text:p>314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aint-Orens-de-Gameville</text:p>
          </table:table-cell>
          <table:table-cell table:style-name="ce5" office:value-type="float" office:value="31506" calcext:value-type="float">
            <text:p>3150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Saint-Rustice</text:p>
          </table:table-cell>
          <table:table-cell table:style-name="ce6" office:value-type="float" office:value="31515" calcext:value-type="float">
            <text:p>315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aint-Sauveur</text:p>
          </table:table-cell>
          <table:table-cell table:style-name="ce5" office:value-type="float" office:value="31516" calcext:value-type="float">
            <text:p>3151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La Salvetat-Saint-Gilles</text:p>
          </table:table-cell>
          <table:table-cell table:style-name="ce6" office:value-type="float" office:value="31526" calcext:value-type="float">
            <text:p>315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aubens</text:p>
          </table:table-cell>
          <table:table-cell table:style-name="ce5" office:value-type="float" office:value="31533" calcext:value-type="float">
            <text:p>3153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Seilh</text:p>
          </table:table-cell>
          <table:table-cell table:style-name="ce6" office:value-type="float" office:value="31541" calcext:value-type="float">
            <text:p>3154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eysses</text:p>
          </table:table-cell>
          <table:table-cell table:style-name="ce5" office:value-type="float" office:value="31547" calcext:value-type="float">
            <text:p>3154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Toulouse</text:p>
          </table:table-cell>
          <table:table-cell table:style-name="ce6" office:value-type="float" office:value="31555" calcext:value-type="float">
            <text:p>315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ournefeuille</text:p>
          </table:table-cell>
          <table:table-cell table:style-name="ce5" office:value-type="float" office:value="31557" calcext:value-type="float">
            <text:p>3155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L'Union</text:p>
          </table:table-cell>
          <table:table-cell table:style-name="ce6" office:value-type="float" office:value="31561" calcext:value-type="float">
            <text:p>3156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Vacquiers</text:p>
          </table:table-cell>
          <table:table-cell table:style-name="ce5" office:value-type="float" office:value="31563" calcext:value-type="float">
            <text:p>3156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Vieille-Toulouse</text:p>
          </table:table-cell>
          <table:table-cell table:style-name="ce6" office:value-type="float" office:value="31575" calcext:value-type="float">
            <text:p>315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Vigoulet-Auzil</text:p>
          </table:table-cell>
          <table:table-cell table:style-name="ce5" office:value-type="float" office:value="31578" calcext:value-type="float">
            <text:p>3157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Villate</text:p>
          </table:table-cell>
          <table:table-cell table:style-name="ce6" office:value-type="float" office:value="31580" calcext:value-type="float">
            <text:p>315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Villeneuve-lès-Bouloc</text:p>
          </table:table-cell>
          <table:table-cell table:style-name="ce5" office:value-type="float" office:value="31587" calcext:value-type="float">
            <text:p>3158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ulous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Villeneuve-Tolosane</text:p>
          </table:table-cell>
          <table:table-cell table:style-name="ce6" office:value-type="float" office:value="31588" calcext:value-type="float">
            <text:p>315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Grisolles</text:p>
          </table:table-cell>
          <table:table-cell table:style-name="ce5" office:value-type="float" office:value="82075" calcext:value-type="float">
            <text:p>8207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oulouse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Pompignan</text:p>
          </table:table-cell>
          <table:table-cell table:style-name="ce7" office:value-type="float" office:value="82142" calcext:value-type="float">
            <text:p>82142</text:p>
          </table:table-cell>
          <table:table-cell table:number-columns-repeated="1020"/>
        </table:table-row>
        <table:table-row table:style-name="ro2" table:number-rows-repeated="10471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sanspro" svg:font-family="Sourcesanspr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40" meta:object-count="0"/>
    <meta:generator>LibreOfficeDev/6.0.5.2$Linux_X86_64 LibreOffice_project/</meta:generator>
  </office:meta>
</office:document-meta>
</file>